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58cm"/>
    </style:style>
    <style:style style:name="co2" style:family="table-column">
      <style:table-column-properties fo:break-before="auto" style:column-width="10.342cm"/>
    </style:style>
    <style:style style:name="co3" style:family="table-column">
      <style:table-column-properties fo:break-before="auto" style:column-width="8.098cm"/>
    </style:style>
    <style:style style:name="co4" style:family="table-column">
      <style:table-column-properties fo:break-before="auto" style:column-width="11.98cm"/>
    </style:style>
    <style:style style:name="co5" style:family="table-column">
      <style:table-column-properties fo:break-before="auto" style:column-width="6.059cm"/>
    </style:style>
    <style:style style:name="co6" style:family="table-column">
      <style:table-column-properties fo:break-before="auto" style:column-width="36.16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411cm"/>
    </style:style>
    <style:style style:name="co9" style:family="table-column">
      <style:table-column-properties fo:break-before="auto" style:column-width="6.705cm"/>
    </style:style>
    <style:style style:name="co10" style:family="table-column">
      <style:table-column-properties fo:break-before="auto" style:column-width="4.657cm"/>
    </style:style>
    <style:style style:name="co11" style:family="table-column">
      <style:table-column-properties fo:break-before="auto" style:column-width="14.855cm"/>
    </style:style>
    <style:style style:name="co12" style:family="table-column">
      <style:table-column-properties fo:break-before="auto" style:column-width="9.033cm"/>
    </style:style>
    <style:style style:name="co13" style:family="table-column">
      <style:table-column-properties fo:break-before="auto" style:column-width="5.329cm"/>
    </style:style>
    <style:style style:name="co14" style:family="table-column">
      <style:table-column-properties fo:break-before="auto" style:column-width="2.087cm"/>
    </style:style>
    <style:style style:name="co15" style:family="table-column">
      <style:table-column-properties fo:break-before="auto" style:column-width="3.351cm"/>
    </style:style>
    <style:style style:name="co16" style:family="table-column">
      <style:table-column-properties fo:break-before="auto" style:column-width="10.197cm"/>
    </style:style>
    <style:style style:name="co17" style:family="table-column">
      <style:table-column-properties fo:break-before="auto" style:column-width="9.103cm"/>
    </style:style>
    <style:style style:name="co18" style:family="table-column">
      <style:table-column-properties fo:break-before="auto" style:column-width="5.082cm"/>
    </style:style>
    <style:style style:name="co19" style:family="table-column">
      <style:table-column-properties fo:break-before="auto" style:column-width="3.81cm"/>
    </style:style>
    <style:style style:name="co20" style:family="table-column">
      <style:table-column-properties fo:break-before="auto" style:column-width="2.364cm"/>
    </style:style>
    <style:style style:name="co21" style:family="table-column">
      <style:table-column-properties fo:break-before="auto" style:column-width="11.714cm"/>
    </style:style>
    <style:style style:name="co22" style:family="table-column">
      <style:table-column-properties fo:break-before="auto" style:column-width="9.456cm"/>
    </style:style>
    <style:style style:name="co23" style:family="table-column">
      <style:table-column-properties fo:break-before="auto" style:column-width="3.598cm"/>
    </style:style>
    <style:style style:name="co24" style:family="table-column">
      <style:table-column-properties fo:break-before="auto" style:column-width="2.928cm"/>
    </style:style>
    <style:style style:name="co25" style:family="table-column">
      <style:table-column-properties fo:break-before="auto" style:column-width="8.574cm"/>
    </style:style>
    <style:style style:name="co26" style:family="table-column">
      <style:table-column-properties fo:break-before="auto" style:column-width="6.951cm"/>
    </style:style>
    <style:style style:name="co27" style:family="table-column">
      <style:table-column-properties fo:break-before="auto" style:column-width="3.4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71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49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986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ta2" style:family="table" style:master-page-name="PageStyle_5f_DIA_20_1">
      <style:table-properties table:display="false" style:writing-mode="lr-tb"/>
    </style:style>
    <style:style style:name="ta3" style:family="table" style:master-page-name="PageStyle_5f_DIA_20_2">
      <style:table-properties table:display="false" style:writing-mode="lr-tb"/>
    </style:style>
    <style:style style:name="ta4" style:family="table" style:master-page-name="PageStyle_5f_DIA_20_3">
      <style:table-properties table:display="false" style:writing-mode="lr-tb"/>
    </style:style>
    <style:style style:name="ta5" style:family="table" style:master-page-name="PageStyle_5f_DIA_20_4">
      <style:table-properties table:display="false" style:writing-mode="lr-tb"/>
    </style:style>
    <style:style style:name="ce10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7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8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9" style:family="table-cell" style:parent-style-name="Default">
      <style:text-properties style:font-name="Bitstream Vera Sans" fo:font-size="10pt" style:font-size-asian="10pt" style:font-size-complex="10pt"/>
    </style:style>
    <style:style style:name="ce50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font-name="Bitstream Vera Sans" fo:font-size="10pt" style:font-size-asian="10pt" style:font-size-complex="10pt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style:font-name="Bitstream Vera Sans" fo:font-size="10pt" style:font-size-asian="10pt" style:font-size-complex="10pt"/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font-name="Bitstream Vera Sans" fo:font-size="10pt" style:font-size-asian="10pt" style:font-size-complex="10pt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Bitstream Vera Sans" fo:font-size="10pt" style:font-size-asian="10pt" style:font-size-complex="10pt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66" style:family="table-cell" style:parent-style-name="Default" style:data-style-name="N164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Default" style:data-style-name="N164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Bitstream Vera Sans" fo:font-size="10pt" style:font-size-asian="10pt" style:font-size-complex="10pt"/>
    </style:style>
    <style:style style:name="ce27" style:family="table-cell" style:parent-style-name="Default" style:data-style-name="N164">
      <style:text-properties style:font-name="Bitstream Vera Sans" fo:font-size="10pt" style:font-size-asian="10pt" style:font-size-complex="10pt"/>
    </style:style>
    <style:style style:name="ce28" style:family="table-cell" style:parent-style-name="Default" style:data-style-name="N164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 style:data-style-name="N164">
      <style:table-cell-properties style:diagonal-bl-tr="none" style:diagonal-tl-br="none" fo:border="0.74pt solid #000000" style:rotation-align="none"/>
      <style:text-properties style:font-name="Bitstream Vera Sans" fo:font-size="10pt" style:font-size-asian="10pt" style:font-size-complex="10pt"/>
    </style:style>
    <style:style style:name="ce72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" style:family="table-cell" style:parent-style-name="Default">
      <style:table-cell-properties style:rotation-align="none"/>
      <style:text-properties fo:color="#202124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202124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Bitstream Vera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font-name="Bitstream Vera Sans" fo:font-size="10pt" style:font-size-asian="10pt" style:font-size-complex="10pt"/>
    </style:style>
    <style:style style:name="ce3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font-name="Bitstream Vera Sans" fo:font-size="10pt" style:font-size-asian="10pt" style:font-size-complex="10pt"/>
    </style:style>
    <style:style style:name="ce3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3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0.74pt solid #000000" style:rotation-align="none"/>
      <style:text-properties fo:color="#202124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Bitstream Vera Sans" fo:font-size="10pt" style:font-size-asian="10pt" style:font-size-complex="10pt"/>
    </style:style>
    <style:style style:name="ce4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font-name="Bitstream Vera Sans" fo:font-size="10pt" style:font-size-asian="10pt" style:font-size-complex="10pt"/>
    </style:style>
    <style:style style:name="ce43" style:family="table-cell" style:parent-style-name="Default">
      <style:table-cell-properties style:diagonal-bl-tr="none" style:diagonal-tl-br="none" fo:border="none" style:rotation-align="none"/>
      <style:text-properties style:font-name="Bitstream Vera Sans" fo:font-size="10pt" style:font-size-asian="10pt" style:font-size-complex="10pt"/>
    </style:style>
    <style:style style:name="ce17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7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7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1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8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9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21" style:family="table-cell" style:parent-style-name="Default">
      <style:table-cell-properties style:diagonal-bl-tr="none" style:diagonal-tl-br="none" fo:border="0.74pt solid #000000" style:rotation-align="none"/>
    </style:style>
    <style:style style:name="ce12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73" style:family="table-cell" style:parent-style-name="Default">
      <style:table-cell-properties style:diagonal-bl-tr="none" style:diagonal-tl-br="none" fo:border="none" style:rotation-align="none"/>
    </style:style>
    <style:style style:name="ce19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5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15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16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1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Default">
      <style:table-cell-properties style:rotation-align="none"/>
      <style:text-properties fo:color="#2021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2021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order="0.74pt solid #000000" style:rotation-align="none"/>
      <style:text-properties fo:color="#2021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1" style:family="table-cell" style:parent-style-name="Default">
      <style:table-cell-properties fo:border-bottom="none" style:diagonal-bl-tr="none" style:diagonal-tl-br="none" fo:background-color="transparent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202" style:family="table-cell" style:parent-style-name="Default">
      <style:table-cell-properties fo:border-bottom="none" fo:background-color="#f4b18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34" style:family="table-cell" style:parent-style-name="Default">
      <style:table-cell-properties fo:background-color="#f4b18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4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5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06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07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08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09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6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7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2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3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6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>
      <style:table-cell-properties fo:border-bottom="1.76pt solid #000000" style:diagonal-bl-tr="none" style:diagonal-tl-br="none" fo:background-color="transparent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8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29" style:family="table-cell" style:parent-style-name="Default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1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32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4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9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0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2" table:default-cell-style-name="ce27"/>
        <table:table-column table:style-name="co3" table:default-cell-style-name="ce9"/>
        <table:table-column table:style-name="co4" table:default-cell-style-name="ce9"/>
        <table:table-column table:style-name="co3" table:number-columns-repeated="2" table:default-cell-style-name="ce9"/>
        <table:table-column table:style-name="co5" table:default-cell-style-name="ce9"/>
        <table:table-column table:style-name="co6" table:default-cell-style-name="ce9"/>
        <table:table-column table:style-name="co3" table:number-columns-repeated="53" table:default-cell-style-name="ce9"/>
        <table:table-row table:style-name="ro1">
          <table:table-cell table:style-name="ce10" office:value-type="string" calcext:value-type="string">
            <text:p>BAIRRO</text:p>
          </table:table-cell>
          <table:table-cell table:style-name="ce50" office:value-type="string" calcext:value-type="string">
            <text:p>NOME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Y</text:p>
          </table:table-cell>
          <table:table-cell table:style-name="ce50" office:value-type="string" calcext:value-type="string">
            <text:p>TIPO</text:p>
          </table:table-cell>
          <table:table-cell table:style-name="ce72" office:value-type="string" calcext:value-type="string">
            <text:p>ENDEREÇO</text:p>
          </table:table-cell>
          <table:table-cell table:style-name="ce83" office:value-type="string" calcext:value-type="string">
            <text:p>COD DO LOCAL </text:p>
          </table:table-cell>
          <table:table-cell table:style-name="ce83" office:value-type="string" calcext:value-type="string">
            <text:p>PRIORIDADE</text:p>
          </table:table-cell>
          <table:table-cell table:style-name="ce83" office:value-type="string" calcext:value-type="string">
            <text:p>ESTADO DO EQUIPAMENTO</text:p>
          </table:table-cell>
          <table:table-cell office:value-type="string" calcext:value-type="string">
            <text:p>Video_0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1" office:value-type="string" calcext:value-type="string">
            <text:p>EMEB 1 OCTAVIO EDGARD DE OLIVEIRA</text:p>
          </table:table-cell>
          <table:table-cell table:style-name="ce9" office:value-type="float" office:value="-46.6108746898651" calcext:value-type="float">
            <text:p>-46,6108746898651</text:p>
          </table:table-cell>
          <table:table-cell table:style-name="ce9" office:value-type="float" office:value="-23.7710929309472" calcext:value-type="float">
            <text:p>-23,7710929309472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R. João Saldanha 424</text:p>
          </table:table-cell>
          <table:table-cell table:style-name="ce11" office:value-type="string" calcext:value-type="string">
            <text:p>ED-31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1 OCTAVIO EDGAR DE OLIVEIRA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ANTONIO DOS SANTOS FARIAS</text:p>
          </table:table-cell>
          <table:table-cell table:style-name="ce9" office:value-type="float" office:value="-46.5990486727103" calcext:value-type="float">
            <text:p>-46,5990486727103</text:p>
          </table:table-cell>
          <table:table-cell table:style-name="ce9" office:value-type="float" office:value="-23.7756857853178" calcext:value-type="float">
            <text:p>-23,7756857853178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Irati, 11</text:p>
          </table:table-cell>
          <table:table-cell table:style-name="ce11" office:value-type="string" calcext:value-type="string">
            <text:p>ED-3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2 ANTONIO DOS SANTOS FARIA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CLEIA MARIA TEURES DE SOUZA </text:p>
          </table:table-cell>
          <table:table-cell table:style-name="ce9" office:value-type="float" office:value="-46.5993021019963" calcext:value-type="float">
            <text:p>-46,5993021019963</text:p>
          </table:table-cell>
          <table:table-cell table:style-name="ce9" office:value-type="float" office:value="-23.7755477078095" calcext:value-type="float">
            <text:p>-23,7755477078095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Irati, 2</text:p>
          </table:table-cell>
          <table:table-cell table:style-name="ce11" office:value-type="string" calcext:value-type="string">
            <text:p>ED-3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3 CLEIA MARIA TEURES DE SOUZA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MANOEL DE BARROS</text:p>
          </table:table-cell>
          <table:table-cell table:style-name="ce9" office:value-type="float" office:value="-46.5969231076642" calcext:value-type="float">
            <text:p>-46,5969231076642</text:p>
          </table:table-cell>
          <table:table-cell table:style-name="ce9" office:value-type="float" office:value="-23.7767914062486" calcext:value-type="float">
            <text:p>-23,7767914062486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ua Canada, 1</text:p>
          </table:table-cell>
          <table:table-cell table:style-name="ce11" office:value-type="string" calcext:value-type="string">
            <text:p>ED-34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4 MANOEL DE BARROS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PROFESSOR WALDEMAR CANCIANI</text:p>
          </table:table-cell>
          <table:table-cell table:style-name="ce9" office:value-type="float" office:value="-46.5906047568016" calcext:value-type="float">
            <text:p>-46,5906047568016</text:p>
          </table:table-cell>
          <table:table-cell table:style-name="ce9" office:value-type="float" office:value="-23.7695963627091" calcext:value-type="float">
            <text:p>-23,7695963627091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José Martins Fernandes, 86</text:p>
          </table:table-cell>
          <table:table-cell table:style-name="ce11" office:value-type="string" calcext:value-type="string">
            <text:p>ED-3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5 PROFESSOR WALDEMAR CANCIANI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PAULO MORANDO</text:p>
          </table:table-cell>
          <table:table-cell table:style-name="ce9" office:value-type="float" office:value="-46.5900637349163" calcext:value-type="float">
            <text:p>-46,5900637349163</text:p>
          </table:table-cell>
          <table:table-cell table:style-name="ce9" office:value-type="float" office:value="-23.7719046339639" calcext:value-type="float">
            <text:p>-23,7719046339639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José Martins Fernandes, 333</text:p>
          </table:table-cell>
          <table:table-cell table:style-name="ce11" office:value-type="string" calcext:value-type="string">
            <text:p>ED-3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6 PAULO MORANDO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DEPUTADO ODEMIR FURLAN</text:p>
          </table:table-cell>
          <table:table-cell table:style-name="ce9" office:value-type="float" office:value="-46.5777391062489" calcext:value-type="float">
            <text:p>-46,5777391062489</text:p>
          </table:table-cell>
          <table:table-cell table:style-name="ce9" office:value-type="float" office:value="-23.7710287061524" calcext:value-type="float">
            <text:p>-23,7710287061524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Jandir Carvalho Lanes, 263</text:p>
          </table:table-cell>
          <table:table-cell table:style-name="ce11" office:value-type="string" calcext:value-type="string">
            <text:p>ED-3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7 DEPUTADO ODEMIR FURLAN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MARCELO ROBERTO DIAS</text:p>
          </table:table-cell>
          <table:table-cell table:style-name="ce9" office:value-type="float" office:value="-46.5770142339001" calcext:value-type="float">
            <text:p>-46,5770142339001</text:p>
          </table:table-cell>
          <table:table-cell table:style-name="ce9" office:value-type="float" office:value="-23.7572920875032" calcext:value-type="float">
            <text:p>-23,7572920875032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ua Augusto Venturini, 206</text:p>
          </table:table-cell>
          <table:table-cell table:style-name="ce11" office:value-type="string" calcext:value-type="string">
            <text:p>ED-3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EMEB 8 MARCELO ROBERTO DIAS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3" office:value-type="string" calcext:value-type="string">
            <text:p>EMEB ISIDRO BATISTINI</text:p>
          </table:table-cell>
          <table:table-cell table:style-name="ce9" office:value-type="float" office:value="-46.5775974979567" calcext:value-type="float">
            <text:p>-46,5775974979567</text:p>
          </table:table-cell>
          <table:table-cell table:style-name="ce9" office:value-type="float" office:value="-23.7560309279262" calcext:value-type="float">
            <text:p>-23,7560309279262</text:p>
          </table:table-cell>
          <table:table-cell table:style-name="ce11" office:value-type="string" calcext:value-type="string">
            <text:p>EDUCAÇÃO</text:p>
          </table:table-cell>
          <table:table-cell table:style-name="ce13" office:value-type="string" calcext:value-type="string">
            <text:p>Estr. Galvão Bueno, 5085</text:p>
          </table:table-cell>
          <table:table-cell table:style-name="ce11" office:value-type="string" calcext:value-type="string">
            <text:p>ED-39</text:p>
          </table:table-cell>
          <table:table-cell table:style-name="ce34"/>
          <table:table-cell table:style-name="ce12"/>
          <table:table-cell office:value-type="string" calcext:value-type="string">
            <text:p>videos/batistini/equipamentos/EMEB 9 ISIDRO BATISTINI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1" office:value-type="string" calcext:value-type="string">
            <text:p>UBS REPRESA</text:p>
          </table:table-cell>
          <table:table-cell table:style-name="ce9" office:value-type="float" office:value="-46.5993298783936" calcext:value-type="float">
            <text:p>-46,5993298783936</text:p>
          </table:table-cell>
          <table:table-cell table:style-name="ce9" office:value-type="float" office:value="-23.7754119676621" calcext:value-type="float">
            <text:p>-23,7754119676621</text:p>
          </table:table-cell>
          <table:table-cell table:style-name="ce12" office:value-type="string" calcext:value-type="string">
            <text:p>SAÚDE</text:p>
          </table:table-cell>
          <table:table-cell table:style-name="ce11" office:value-type="string" calcext:value-type="string">
            <text:p>R. Irati, 10</text:p>
          </table:table-cell>
          <table:table-cell table:style-name="ce11" office:value-type="string" calcext:value-type="string">
            <text:p>SAU-12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UBS 1 REPRESA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UBS BATISTINI</text:p>
          </table:table-cell>
          <table:table-cell table:style-name="ce9" office:value-type="float" office:value="-46.581988686025" calcext:value-type="float">
            <text:p>-46,581988686025</text:p>
          </table:table-cell>
          <table:table-cell table:style-name="ce9" office:value-type="float" office:value="-23.7540716126893" calcext:value-type="float">
            <text:p>-23,7540716126893</text:p>
          </table:table-cell>
          <table:table-cell table:style-name="ce12" office:value-type="string" calcext:value-type="string">
            <text:p>SAÚDE</text:p>
          </table:table-cell>
          <table:table-cell table:style-name="ce12" office:value-type="string" calcext:value-type="string">
            <text:p>R. Manuel Carneiro, 120</text:p>
          </table:table-cell>
          <table:table-cell table:style-name="ce11" office:value-type="string" calcext:value-type="string">
            <text:p>SAU-1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UBS 2 BATISTINI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4" office:value-type="string" calcext:value-type="string">
            <text:p>COLETA SELETIVA BATISTINI</text:p>
          </table:table-cell>
          <table:table-cell table:style-name="ce26" office:value-type="float" office:value="-46.60221" calcext:value-type="float">
            <text:p>-46,6022100000000</text:p>
          </table:table-cell>
          <table:table-cell table:style-name="ce26" office:value-type="float" office:value="-23.7718" calcext:value-type="float">
            <text:p>-23,7718000000000</text:p>
          </table:table-cell>
          <table:table-cell table:style-name="ce14" office:value-type="string" calcext:value-type="string">
            <text:p>COLETA SELETIVA</text:p>
          </table:table-cell>
          <table:table-cell table:style-name="ce14" office:value-type="string" calcext:value-type="string">
            <text:p>Rua Ponta Grossa, 617</text:p>
          </table:table-cell>
          <table:table-cell table:style-name="ce14" office:value-type="string" calcext:value-type="string">
            <text:p>COLS-01</text:p>
          </table:table-cell>
          <table:table-cell table:style-name="ce33" office:value-type="float" office:value="2" calcext:value-type="float">
            <text:p>2</text:p>
          </table:table-cell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atistini/equipamentos/COLETA SELETIVA BATISTINI.MOV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BATISTINI</text:p>
          </table:table-cell>
          <table:table-cell table:style-name="ce15" office:value-type="string" calcext:value-type="string">
            <text:p>Praça João Maia dos Santos </text:p>
          </table:table-cell>
          <table:table-cell office:value-type="float" office:value="-46.6161843871649" calcext:value-type="float">
            <text:p>-46,6161843871649</text:p>
          </table:table-cell>
          <table:table-cell office:value-type="float" office:value="-23.7759769168055" calcext:value-type="float">
            <text:p>-23,7759769168055</text:p>
          </table:table-cell>
          <table:table-cell table:style-name="ce15" office:value-type="string" calcext:value-type="string">
            <text:p>REQUALIFICAÇÃO DE ÁREAS URBANAS </text:p>
          </table:table-cell>
          <table:table-cell table:style-name="ce16" office:value-type="string" calcext:value-type="string">
            <text:p>Rua Acrisiatas, Rua Romanós, Rua Apóstolos</text:p>
          </table:table-cell>
          <table:table-cell table:style-name="ce11" office:value-type="string" calcext:value-type="string">
            <text:p>AUR-05</text:p>
          </table:table-cell>
          <table:table-cell table:style-name="ce33"/>
          <table:table-cell table:style-name="ce12" office:value-type="string" calcext:value-type="string">
            <text:p>REQUALIFICAÇÃO</text:p>
          </table:table-cell>
          <table:table-cell office:value-type="string" calcext:value-type="string">
            <text:p>videos/batistini/equipamentos/PRAÇA JOÃO MAIA DOS SANTOS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Praça José Carlos Tavechio</text:p>
          </table:table-cell>
          <table:table-cell office:value-type="float" office:value="-46.5773938437624" calcext:value-type="float">
            <text:p>-46,5773938437624</text:p>
          </table:table-cell>
          <table:table-cell office:value-type="float" office:value="-23.7480863867742" calcext:value-type="float">
            <text:p>-23,7480863867742</text:p>
          </table:table-cell>
          <table:table-cell table:style-name="ce15" office:value-type="string" calcext:value-type="string">
            <text:p>REQUALIFICAÇÃO DE ÁREAS URBANAS </text:p>
          </table:table-cell>
          <table:table-cell table:style-name="ce12" office:value-type="string" calcext:value-type="string">
            <text:p>Rua Opala- Passagem Água Marinhas</text:p>
          </table:table-cell>
          <table:table-cell table:style-name="ce11" office:value-type="string" calcext:value-type="string">
            <text:p>AUR-06</text:p>
          </table:table-cell>
          <table:table-cell table:style-name="ce34"/>
          <table:table-cell table:style-name="ce12" office:value-type="string" calcext:value-type="string">
            <text:p>REQUALIFICAÇÃO</text:p>
          </table:table-cell>
          <table:table-cell office:value-type="string" calcext:value-type="string">
            <text:p>videos/batistini/equipamentos/PRAÇA JOSÉ CARLOS TAVECHIO.MOV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Praça São Judas Tadeu</text:p>
          </table:table-cell>
          <table:table-cell office:value-type="float" office:value="-46.5811517573158" calcext:value-type="float">
            <text:p>-46,5811517573158</text:p>
          </table:table-cell>
          <table:table-cell office:value-type="float" office:value="-23.7578819096328" calcext:value-type="float">
            <text:p>-23,7578819096328</text:p>
          </table:table-cell>
          <table:table-cell table:style-name="ce15" office:value-type="string" calcext:value-type="string">
            <text:p>REQUALIFICAÇÃO DE ÁREAS URBANAS </text:p>
          </table:table-cell>
          <table:table-cell table:style-name="ce12" office:value-type="string" calcext:value-type="string">
            <text:p>Estr. Galvão Bueno, 5505</text:p>
          </table:table-cell>
          <table:table-cell table:style-name="ce11" office:value-type="string" calcext:value-type="string">
            <text:p>AUR-07</text:p>
          </table:table-cell>
          <table:table-cell table:style-name="ce34"/>
          <table:table-cell table:style-name="ce42" office:value-type="string" calcext:value-type="string">
            <text:p>JÁ REALIZADA</text:p>
          </table:table-cell>
          <table:table-cell office:value-type="string" calcext:value-type="string">
            <text:p>videos/batistini/equipamentos/PRAÇA SÃO JUDAS TADEU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OTUJURU</text:p>
          </table:table-cell>
          <table:table-cell table:style-name="ce11" office:value-type="string" calcext:value-type="string">
            <text:p>EMEB LORENZO ENRICO FELICE LORENCETTI</text:p>
          </table:table-cell>
          <table:table-cell table:style-name="ce9" office:value-type="float" office:value="-46.5360881823647" calcext:value-type="float">
            <text:p>-46,5360881823647</text:p>
          </table:table-cell>
          <table:table-cell table:style-name="ce9" office:value-type="float" office:value="-23.7602600617931" calcext:value-type="float">
            <text:p>-23,7602600617931</text:p>
          </table:table-cell>
          <table:table-cell table:style-name="ce11" office:value-type="string" calcext:value-type="string">
            <text:p>EDUCAÇÃO</text:p>
          </table:table-cell>
          <table:table-cell table:style-name="ce31" office:value-type="string" calcext:value-type="string">
            <text:p>Estr. do Vergueiro, 201</text:p>
          </table:table-cell>
          <table:table-cell table:style-name="ce12" office:value-type="string" calcext:value-type="string">
            <text:p>ED-11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otujuru/equipamentos/EMEB 1 LORENZO ENRICO FELICE LORENCETTI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OTUJURU</text:p>
          </table:table-cell>
          <table:table-cell table:style-name="ce12" office:value-type="string" calcext:value-type="string">
            <text:p>EMEB NATALINA CUZZIOL FERRO</text:p>
          </table:table-cell>
          <table:table-cell table:style-name="ce9" office:value-type="float" office:value="-46.5492955659576" calcext:value-type="float">
            <text:p>-46,5492955659576</text:p>
          </table:table-cell>
          <table:table-cell table:style-name="ce9" office:value-type="float" office:value="-23.7487770296164" calcext:value-type="float">
            <text:p>-23,7487770296164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SALIM MAHFOUD 946</text:p>
          </table:table-cell>
          <table:table-cell table:style-name="ce12" office:value-type="string" calcext:value-type="string">
            <text:p>ED-1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otujuru/equipamentos/EMEB 2 NATALIZA CUZZIOL FERRO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OTUJURU</text:p>
          </table:table-cell>
          <table:table-cell table:style-name="ce12" office:value-type="string" calcext:value-type="string">
            <text:p>EMEB TEREZA DELTA </text:p>
          </table:table-cell>
          <table:table-cell table:style-name="ce9" office:value-type="float" office:value="-46.5495417992955" calcext:value-type="float">
            <text:p>-46,5495417992955</text:p>
          </table:table-cell>
          <table:table-cell table:style-name="ce9" office:value-type="float" office:value="-23.7463724908746" calcext:value-type="float">
            <text:p>-23,7463724908746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José D Angelo 595</text:p>
          </table:table-cell>
          <table:table-cell table:style-name="ce12" office:value-type="string" calcext:value-type="string">
            <text:p>ED-1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botujuru/equipamentos/EMEB 3 TEREZA DELTA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OTUJURU</text:p>
          </table:table-cell>
          <table:table-cell table:style-name="ce16" office:value-type="string" calcext:value-type="string">
            <text:p>Praça José Carmem Beltran Martins </text:p>
          </table:table-cell>
          <table:table-cell office:value-type="float" office:value="-46.5562886027782" calcext:value-type="float">
            <text:p>-46,5562886027782</text:p>
          </table:table-cell>
          <table:table-cell office:value-type="float" office:value="-23.7519305781925" calcext:value-type="float">
            <text:p>-23,7519305781925</text:p>
          </table:table-cell>
          <table:table-cell table:style-name="ce16" office:value-type="string" calcext:value-type="string">
            <text:p>REQUALIFICAÇÃO DE ÁREAS URBANAS </text:p>
          </table:table-cell>
          <table:table-cell table:style-name="ce32" office:value-type="string" calcext:value-type="string">
            <text:p><text:s/>Rua José Carlos do Nascimento</text:p>
          </table:table-cell>
          <table:table-cell table:style-name="ce12" office:value-type="string" calcext:value-type="string">
            <text:p>AUR-00</text:p>
          </table:table-cell>
          <table:table-cell table:style-name="ce33"/>
          <table:table-cell table:style-name="ce12" office:value-type="string" calcext:value-type="string">
            <text:p>REQUALIFICAÇÃO</text:p>
          </table:table-cell>
          <table:table-cell office:value-type="string" calcext:value-type="string">
            <text:p>videos/botujuru/equipamentos/PRAÇA JOSÉ CARMEM BELTRAN MARTINS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1" office:value-type="string" calcext:value-type="string">
            <text:p>EMEB 1 JOSÉ ARNAUD DA SILVA</text:p>
          </table:table-cell>
          <table:table-cell table:style-name="ce9" office:value-type="float" office:value="-46.5973061251337" calcext:value-type="float">
            <text:p>-46,5973061251337</text:p>
          </table:table-cell>
          <table:table-cell table:style-name="ce9" office:value-type="float" office:value="-23.7599461690349" calcext:value-type="float">
            <text:p>-23,7599461690349</text:p>
          </table:table-cell>
          <table:table-cell table:style-name="ce11" office:value-type="string" calcext:value-type="string">
            <text:p>EDUCAÇÃO</text:p>
          </table:table-cell>
          <table:table-cell table:style-name="ce33" office:value-type="string" calcext:value-type="string">
            <text:p>Rua das Paineiras, 1</text:p>
          </table:table-cell>
          <table:table-cell table:style-name="ce11" office:value-type="string" calcext:value-type="string">
            <text:p>ED-01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1 JOSÉ ARNAUD DA SILVA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2 BOSCO PRERADOVIC</text:p>
          </table:table-cell>
          <table:table-cell table:style-name="ce9" office:value-type="float" office:value="-46.6037189653389" calcext:value-type="float">
            <text:p>-46,6037189653389</text:p>
          </table:table-cell>
          <table:table-cell table:style-name="ce9" office:value-type="float" office:value="-23.7548499176725" calcext:value-type="float">
            <text:p>-23,7548499176725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R. Braz Cubas, 121 - Las Palmas,</text:p>
          </table:table-cell>
          <table:table-cell table:style-name="ce12" office:value-type="string" calcext:value-type="string">
            <text:p>ED-0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2 BOSCO PRERADOVIC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3 FERNANDO PESSOA</text:p>
          </table:table-cell>
          <table:table-cell table:style-name="ce9" office:value-type="float" office:value="-46.601733855672" calcext:value-type="float">
            <text:p>-46,601733855672</text:p>
          </table:table-cell>
          <table:table-cell table:style-name="ce9" office:value-type="float" office:value="-23.7521704892073" calcext:value-type="float">
            <text:p>-23,7521704892073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Estrada do Poney Club, 1553</text:p>
          </table:table-cell>
          <table:table-cell table:style-name="ce12" office:value-type="string" calcext:value-type="string">
            <text:p>ED-0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3 FERNANDO PESSOA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4 JOSÉ AUGUSTO OLIVEIRA SANTOS</text:p>
          </table:table-cell>
          <table:table-cell table:style-name="ce9" office:value-type="float" office:value="-46.6008505661897" calcext:value-type="float">
            <text:p>-46,6008505661897</text:p>
          </table:table-cell>
          <table:table-cell table:style-name="ce9" office:value-type="float" office:value="-23.7513398369899" calcext:value-type="float">
            <text:p>-23,7513398369899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Estrada do Poney Club, 1418</text:p>
          </table:table-cell>
          <table:table-cell table:style-name="ce12" office:value-type="string" calcext:value-type="string">
            <text:p>ED-04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4 JOSÉ AUGUSTO OLIVEIRA SANTOS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5 FRANCISCO DIASSIS GOMES TEIXEIRA</text:p>
          </table:table-cell>
          <table:table-cell table:style-name="ce9" office:value-type="float" office:value="-46.5964181163576" calcext:value-type="float">
            <text:p>-46,5964181163576</text:p>
          </table:table-cell>
          <table:table-cell table:style-name="ce9" office:value-type="float" office:value="-23.7450555294922" calcext:value-type="float">
            <text:p>-23,7450555294922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<text:s/>Estr. da Cama Patente, 520</text:p>
          </table:table-cell>
          <table:table-cell table:style-name="ce12" office:value-type="string" calcext:value-type="string">
            <text:p>ED-0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5 FRANCISCO DE ASSIS GOMES TEIXEIRA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6 KAROLINA ZOFIA LEWANDOWSKA</text:p>
          </table:table-cell>
          <table:table-cell table:style-name="ce9" office:value-type="float" office:value="-46.5961103044294" calcext:value-type="float">
            <text:p>-46,5961103044294</text:p>
          </table:table-cell>
          <table:table-cell table:style-name="ce9" office:value-type="float" office:value="-23.7447516820935" calcext:value-type="float">
            <text:p>-23,7447516820935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Estr. da Cama Patente, 510</text:p>
          </table:table-cell>
          <table:table-cell table:style-name="ce12" office:value-type="string" calcext:value-type="string">
            <text:p>ED-0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6 KAROLINA ZOFIA LEWANDOWSKA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7 CÍCERO PORFÍRIO DOS SANTOS </text:p>
          </table:table-cell>
          <table:table-cell table:style-name="ce9" office:value-type="float" office:value="-46.590839879214" calcext:value-type="float">
            <text:p>-46,590839879214</text:p>
          </table:table-cell>
          <table:table-cell table:style-name="ce9" office:value-type="float" office:value="-23.7348547195593" calcext:value-type="float">
            <text:p>-23,7348547195593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R. Paraguaçú, 351</text:p>
          </table:table-cell>
          <table:table-cell table:style-name="ce12" office:value-type="string" calcext:value-type="string">
            <text:p>ED-0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7 CÍCERO PORFÍRIO DOS SANTOS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8 ANTÓNIO PEREIRA COUTINHO</text:p>
          </table:table-cell>
          <table:table-cell table:style-name="ce9" office:value-type="float" office:value="-46.6044069273695" calcext:value-type="float">
            <text:p>-46,6044069273695</text:p>
          </table:table-cell>
          <table:table-cell table:style-name="ce9" office:value-type="float" office:value="-23.7405389770625" calcext:value-type="float">
            <text:p>-23,7405389770625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Rua Ademar Saraiva Leão, 343</text:p>
          </table:table-cell>
          <table:table-cell table:style-name="ce12" office:value-type="string" calcext:value-type="string">
            <text:p>ED-0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8 ANTONIO PEREIRA COUTINHO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9 ARLINDO MIGUEL TEIXEIRA</text:p>
          </table:table-cell>
          <table:table-cell table:style-name="ce9" office:value-type="float" office:value="-46.6123976560693" calcext:value-type="float">
            <text:p>-46,6123976560693</text:p>
          </table:table-cell>
          <table:table-cell table:style-name="ce9" office:value-type="float" office:value="-23.7449889605433" calcext:value-type="float">
            <text:p>-23,7449889605433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Estr. dos Alvarengas, 7500</text:p>
          </table:table-cell>
          <table:table-cell table:style-name="ce12" office:value-type="string" calcext:value-type="string">
            <text:p>ED-0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9 ARLINDO MIGUEL TEIXEIRA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3" office:value-type="string" calcext:value-type="string">
            <text:p>EMEB 10 FRANCISCO BELTRAN BATISTINI PAQUITO</text:p>
          </table:table-cell>
          <table:table-cell table:style-name="ce9" office:value-type="float" office:value="-46.6248847432521" calcext:value-type="float">
            <text:p>-46,6248847432521</text:p>
          </table:table-cell>
          <table:table-cell table:style-name="ce9" office:value-type="float" office:value="-23.7528227270717" calcext:value-type="float">
            <text:p>-23,7528227270717</text:p>
          </table:table-cell>
          <table:table-cell table:style-name="ce11" office:value-type="string" calcext:value-type="string">
            <text:p>EDUCAÇÃO</text:p>
          </table:table-cell>
          <table:table-cell table:style-name="ce35" office:value-type="string" calcext:value-type="string">
            <text:p>Estrada dos Alvarengas, 7552</text:p>
          </table:table-cell>
          <table:table-cell table:style-name="ce12" office:value-type="string" calcext:value-type="string">
            <text:p>ED-1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EMEB 10 FRANCISCO BELTRAM BATISTINI PAQUITO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1" office:value-type="string" calcext:value-type="string">
            <text:p>UBS 1 ORQUÍDEAS</text:p>
          </table:table-cell>
          <table:table-cell table:style-name="ce9" office:value-type="float" office:value="-46.6009680552582" calcext:value-type="float">
            <text:p>-46,6009680552582</text:p>
          </table:table-cell>
          <table:table-cell table:style-name="ce9" office:value-type="float" office:value="-23.7513205592615" calcext:value-type="float">
            <text:p>-23,7513205592615</text:p>
          </table:table-cell>
          <table:table-cell table:style-name="ce11" office:value-type="string" calcext:value-type="string">
            <text:p>SAÚDE</text:p>
          </table:table-cell>
          <table:table-cell table:style-name="ce33" office:value-type="string" calcext:value-type="string">
            <text:p>Estrada do Poney Club, 1400</text:p>
          </table:table-cell>
          <table:table-cell table:style-name="ce12" office:value-type="string" calcext:value-type="string">
            <text:p>SAU-01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UBS 1 ORQUÍDEAS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UBS 2 JARDIM DAS OLIVEIRAS</text:p>
          </table:table-cell>
          <table:table-cell table:style-name="ce9" office:value-type="float" office:value="-46.5938486559637" calcext:value-type="float">
            <text:p>-46,5938486559637</text:p>
          </table:table-cell>
          <table:table-cell table:style-name="ce9" office:value-type="float" office:value="-23.7523694275364" calcext:value-type="float">
            <text:p>-23,7523694275364</text:p>
          </table:table-cell>
          <table:table-cell table:style-name="ce11" office:value-type="string" calcext:value-type="string">
            <text:p>SAÚDE</text:p>
          </table:table-cell>
          <table:table-cell table:style-name="ce34" office:value-type="string" calcext:value-type="string">
            <text:p>Estr. da Cama Patente, 1702</text:p>
          </table:table-cell>
          <table:table-cell table:style-name="ce12" office:value-type="string" calcext:value-type="string">
            <text:p>SAU-0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alvarenga/equipamentos/UBS 2 JARDIM DAS OLIVEIRAS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UBS 3 UNIÃO</text:p>
          </table:table-cell>
          <table:table-cell table:style-name="ce9" office:value-type="float" office:value="-46.6056785770234" calcext:value-type="float">
            <text:p>-46,6056785770234</text:p>
          </table:table-cell>
          <table:table-cell table:style-name="ce9" office:value-type="float" office:value="-23.744246204294" calcext:value-type="float">
            <text:p>-23,744246204294</text:p>
          </table:table-cell>
          <table:table-cell table:style-name="ce11" office:value-type="string" calcext:value-type="string">
            <text:p>SAÚDE</text:p>
          </table:table-cell>
          <table:table-cell table:style-name="ce34" office:value-type="string" calcext:value-type="string">
            <text:p>R. dos Industriários, 17</text:p>
          </table:table-cell>
          <table:table-cell table:style-name="ce12" office:value-type="string" calcext:value-type="string">
            <text:p>SAU-03</text:p>
          </table:table-cell>
          <table:table-cell table:style-name="ce34"/>
          <table:table-cell table:style-name="ce42" office:value-type="string" calcext:value-type="string">
            <text:p>REFORMA</text:p>
          </table:table-cell>
          <table:table-cell office:value-type="string" calcext:value-type="string">
            <text:p>videos/dos_alvarenga/equipamentos/UBS 3 UNIÃ0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CAPS-UPA-SAMU-BUCAL ALVARENGA</text:p>
          </table:table-cell>
          <table:table-cell table:style-name="ce9" office:value-type="float" office:value="-46.5981969163359" calcext:value-type="float">
            <text:p>-46,5981969163359</text:p>
          </table:table-cell>
          <table:table-cell table:style-name="ce9" office:value-type="float" office:value="-23.7412986413704" calcext:value-type="float">
            <text:p>-23,7412986413704</text:p>
          </table:table-cell>
          <table:table-cell table:style-name="ce11" office:value-type="string" calcext:value-type="string">
            <text:p>SAÚDE</text:p>
          </table:table-cell>
          <table:table-cell table:style-name="ce34" office:value-type="string" calcext:value-type="string">
            <text:p>Estr. dos Alvarenga 5809</text:p>
          </table:table-cell>
          <table:table-cell table:style-name="ce12" office:value-type="string" calcext:value-type="string">
            <text:p>SAU-04</text:p>
          </table:table-cell>
          <table:table-cell table:style-name="ce35"/>
          <table:table-cell table:style-name="ce42" office:value-type="string" calcext:value-type="string">
            <text:p>REFORMA</text:p>
          </table:table-cell>
          <table:table-cell office:value-type="string" calcext:value-type="string">
            <text:p>videos/dos_alvarenga/equipamentos/CAPS-UPA-SAMU-BUCAL ALVARENGA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7" office:value-type="string" calcext:value-type="string">
            <text:p>Alvarenga</text:p>
          </table:table-cell>
          <table:table-cell table:style-name="ce28" office:value-type="float" office:value="-46.6008194186" calcext:value-type="float">
            <text:p>-46,6008194186000</text:p>
          </table:table-cell>
          <table:table-cell table:style-name="ce28" office:value-type="float" office:value="-23.7423731842" calcext:value-type="float">
            <text:p>-23,7423731842000</text:p>
          </table:table-cell>
          <table:table-cell table:style-name="ce17" office:value-type="string" calcext:value-type="string">
            <text:p>BASE DE VIGILÂNCIA</text:p>
          </table:table-cell>
          <table:table-cell table:style-name="ce36" office:value-type="string" calcext:value-type="string">
            <text:p>Estrada dos Alvarengas 5815</text:p>
          </table:table-cell>
          <table:table-cell table:style-name="ce12" office:value-type="string" calcext:value-type="string">
            <text:p>BAV-01</text:p>
          </table:table-cell>
          <table:table-cell table:style-name="ce33"/>
          <table:table-cell table:style-name="ce12" office:value-type="string" calcext:value-type="string">
            <text:p>NOVO</text:p>
          </table:table-cell>
          <table:table-cell office:value-type="string" calcext:value-type="string">
            <text:p>videos/dos_alvarenga/equipamentos/EQUIPAMENTO BASES DE VIGILÂNCIA - PROJETO NOVO - ALVARENGA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DOS FINCO</text:p>
          </table:table-cell>
          <table:table-cell table:style-name="ce11" office:value-type="string" calcext:value-type="string">
            <text:p>EMEB MARIA JOSÉ RODRIGUES</text:p>
          </table:table-cell>
          <table:table-cell table:style-name="ce9" office:value-type="float" office:value="-46.5482504553056" calcext:value-type="float">
            <text:p>-46,5482504553056</text:p>
          </table:table-cell>
          <table:table-cell table:style-name="ce9" office:value-type="float" office:value="-23.7947518068186" calcext:value-type="float">
            <text:p>-23,7947518068186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Estr. Henrique Rosa, 753 </text:p>
          </table:table-cell>
          <table:table-cell table:style-name="ce11" office:value-type="string" calcext:value-type="string">
            <text:p>ED-40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finco/equipamentos/EMEB 1 MARIA JOSÉ RODRIGUES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DOS FINCO</text:p>
          </table:table-cell>
          <table:table-cell table:style-name="ce12" office:value-type="string" calcext:value-type="string">
            <text:p>EMEB PROFESSOR PAULO FREIRE</text:p>
          </table:table-cell>
          <table:table-cell table:style-name="ce9" office:value-type="float" office:value="-46.5473746146321" calcext:value-type="float">
            <text:p>-46,5473746146321</text:p>
          </table:table-cell>
          <table:table-cell table:style-name="ce9" office:value-type="float" office:value="-23.7962054395092" calcext:value-type="float">
            <text:p>-23,7962054395092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<text:s/>Estr. Henrique Rosa, 411</text:p>
          </table:table-cell>
          <table:table-cell table:style-name="ce11" office:value-type="string" calcext:value-type="string">
            <text:p>ED-41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finco/equipamentos/EMEB 2 PROFESSOR PAULO FREIRE.MOV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DOS FINCO</text:p>
          </table:table-cell>
          <table:table-cell table:style-name="ce18" office:value-type="string" calcext:value-type="string">
            <text:p>EMEB PROFESSORA SONIA REGINA HERNANDEZ DE LIMA</text:p>
          </table:table-cell>
          <table:table-cell table:style-name="ce9" office:value-type="float" office:value="-46.5374841283533" calcext:value-type="float">
            <text:p>-46,5374841283533</text:p>
          </table:table-cell>
          <table:table-cell table:style-name="ce9" office:value-type="float" office:value="-23.7922045499981" calcext:value-type="float">
            <text:p>-23,7922045499981</text:p>
          </table:table-cell>
          <table:table-cell table:style-name="ce18" office:value-type="string" calcext:value-type="string">
            <text:p>EDUCAÇÃO</text:p>
          </table:table-cell>
          <table:table-cell table:style-name="ce37" office:value-type="string" calcext:value-type="string">
            <text:p>R. Antônio Demarchi-Gaia (Jd Brooklin), 4 </text:p>
          </table:table-cell>
          <table:table-cell table:style-name="ce11" office:value-type="string" calcext:value-type="string">
            <text:p>ED-4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finco/equipamentos/EMEB 3 PROFESSORA SONIA REGINA HERNANDEZ DE LIMA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DOS FINCO</text:p>
          </table:table-cell>
          <table:table-cell table:style-name="ce13" office:value-type="string" calcext:value-type="string">
            <text:p>EMEB HELENA ZANFELICI DA SILVA</text:p>
          </table:table-cell>
          <table:table-cell table:style-name="ce9" office:value-type="float" office:value="-46.5377532555233" calcext:value-type="float">
            <text:p>-46,5377532555233</text:p>
          </table:table-cell>
          <table:table-cell table:style-name="ce9" office:value-type="float" office:value="-23.7867204604688" calcext:value-type="float">
            <text:p>-23,7867204604688</text:p>
          </table:table-cell>
          <table:table-cell table:style-name="ce13" office:value-type="string" calcext:value-type="string">
            <text:p>EDUCAÇÃO</text:p>
          </table:table-cell>
          <table:table-cell table:style-name="ce13" office:value-type="string" calcext:value-type="string">
            <text:p>R. José Farhat, 80</text:p>
          </table:table-cell>
          <table:table-cell table:style-name="ce11" office:value-type="string" calcext:value-type="string">
            <text:p>ED-4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finco/equipamentos/EMEB 4 HELENA ZANFELICE DA SILVA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DOS FINCO</text:p>
          </table:table-cell>
          <table:table-cell table:style-name="ce11" office:value-type="string" calcext:value-type="string">
            <text:p>UBS FINCO</text:p>
          </table:table-cell>
          <table:table-cell table:style-name="ce9" office:value-type="float" office:value="-46.5349931280946" calcext:value-type="float">
            <text:p>-46,5349931280946</text:p>
          </table:table-cell>
          <table:table-cell table:style-name="ce9" office:value-type="float" office:value="-23.7890055209494" calcext:value-type="float">
            <text:p>-23,7890055209494</text:p>
          </table:table-cell>
          <table:table-cell table:style-name="ce11" office:value-type="string" calcext:value-type="string">
            <text:p>SAÚDE</text:p>
          </table:table-cell>
          <table:table-cell table:style-name="ce11" office:value-type="string" calcext:value-type="string">
            <text:p>R. Fortunato Benevenuto Finco, 151</text:p>
          </table:table-cell>
          <table:table-cell table:style-name="ce11" office:value-type="string" calcext:value-type="string">
            <text:p>SAU-14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dos_finco/equipamentos/UBS 1 FINCO.MOV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DOS FINCO</text:p>
          </table:table-cell>
          <table:table-cell table:style-name="ce12" office:value-type="string" calcext:value-type="string">
            <text:p>Praça André Zaia</text:p>
          </table:table-cell>
          <table:table-cell office:value-type="float" office:value="-46.5480585888029" calcext:value-type="float">
            <text:p>-46,5480585888029</text:p>
          </table:table-cell>
          <table:table-cell office:value-type="float" office:value="-23.7951239738597" calcext:value-type="float">
            <text:p>-23,7951239738597</text:p>
          </table:table-cell>
          <table:table-cell table:style-name="ce12" office:value-type="string" calcext:value-type="string">
            <text:p>REQUALIFICAÇÃO DE ÁREAS URBANAS </text:p>
          </table:table-cell>
          <table:table-cell table:style-name="ce18" office:value-type="string" calcext:value-type="string">
            <text:p>esquina da Estrada Henrique Rosa com a Rua Tupiniquins.</text:p>
          </table:table-cell>
          <table:table-cell table:style-name="ce11" office:value-type="string" calcext:value-type="string">
            <text:p>AUR-08</text:p>
          </table:table-cell>
          <table:table-cell table:style-name="ce33"/>
          <table:table-cell table:style-name="ce42" office:value-type="string" calcext:value-type="string">
            <text:p>REFORMA</text:p>
          </table:table-cell>
          <table:table-cell office:value-type="string" calcext:value-type="string">
            <text:p>videos/dos_finco/equipamentos/PRAÇA ANDRÉ ZAI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1" office:value-type="string" calcext:value-type="string">
            <text:p>EMEB VALTER CARMONA</text:p>
          </table:table-cell>
          <table:table-cell table:style-name="ce9" office:value-type="float" office:value="-46.5481522236346" calcext:value-type="float">
            <text:p>-46,5481522236346</text:p>
          </table:table-cell>
          <table:table-cell table:style-name="ce9" office:value-type="float" office:value="-23.7259146067379" calcext:value-type="float">
            <text:p>-23,7259146067379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Av. Jose Artur da Frota Moreira 42</text:p>
          </table:table-cell>
          <table:table-cell table:style-name="ce13" office:value-type="string" calcext:value-type="string">
            <text:p>ED-16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DI CAVALCANTI</text:p>
          </table:table-cell>
          <table:table-cell table:style-name="ce29" office:value-type="float" office:value="-46.5461224" calcext:value-type="float">
            <text:p>-46,5461224000000</text:p>
          </table:table-cell>
          <table:table-cell table:style-name="ce29" office:value-type="float" office:value="-23.7269174" calcext:value-type="float">
            <text:p>-23,7269174000000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Av. Fernando Ferrari 420</text:p>
          </table:table-cell>
          <table:table-cell table:style-name="ce13" office:value-type="string" calcext:value-type="string">
            <text:p>ED-1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DI CAVALCANTI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MARCOS JOSÉ RIBEIRO</text:p>
          </table:table-cell>
          <table:table-cell table:style-name="ce9" office:value-type="float" office:value="-46.5433513760574" calcext:value-type="float">
            <text:p>-46,5433513760574</text:p>
          </table:table-cell>
          <table:table-cell table:style-name="ce9" office:value-type="float" office:value="-23.7247073744407" calcext:value-type="float">
            <text:p>-23,7247073744407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Francisco Tosi 225</text:p>
          </table:table-cell>
          <table:table-cell table:style-name="ce13" office:value-type="string" calcext:value-type="string">
            <text:p>ED-1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MARCOS JOSÉ RIBEIRO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ANTÔNIO JOSE MANTUAN</text:p>
          </table:table-cell>
          <table:table-cell table:style-name="ce9" office:value-type="float" office:value="-46.5426567481512" calcext:value-type="float">
            <text:p>-46,5426567481512</text:p>
          </table:table-cell>
          <table:table-cell table:style-name="ce9" office:value-type="float" office:value="-23.7248587915934" calcext:value-type="float">
            <text:p>-23,7248587915934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Av Albert Schweitzer 416</text:p>
          </table:table-cell>
          <table:table-cell table:style-name="ce13" office:value-type="string" calcext:value-type="string">
            <text:p>ED-1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ANTONIO JOSÉ <text:s/>MANTUAM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HYGINO BAPTISTA DE LIMA</text:p>
          </table:table-cell>
          <table:table-cell table:style-name="ce9" office:value-type="float" office:value="-46.5388088356878" calcext:value-type="float">
            <text:p>-46,5388088356878</text:p>
          </table:table-cell>
          <table:table-cell table:style-name="ce9" office:value-type="float" office:value="-23.7229375345214" calcext:value-type="float">
            <text:p>-23,7229375345214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<text:s/>R. Ábramo Luchesi, 6</text:p>
          </table:table-cell>
          <table:table-cell table:style-name="ce13" office:value-type="string" calcext:value-type="string">
            <text:p>ED-2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HYGINO BATISTA DE LIM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MANOEL TORRES DE OLIVEIRA</text:p>
          </table:table-cell>
          <table:table-cell table:style-name="ce9" office:value-type="float" office:value="-46.5371705785975" calcext:value-type="float">
            <text:p>-46,5371705785975</text:p>
          </table:table-cell>
          <table:table-cell table:style-name="ce9" office:value-type="float" office:value="-23.7270987794805" calcext:value-type="float">
            <text:p>-23,7270987794805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Paulista, 25</text:p>
          </table:table-cell>
          <table:table-cell table:style-name="ce13" office:value-type="string" calcext:value-type="string">
            <text:p>ED-21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MANOEL TORRES DE OLIVEIR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PROFESSOR ANDRÊ FERREIRA</text:p>
          </table:table-cell>
          <table:table-cell table:style-name="ce9" office:value-type="float" office:value="-46.5382172315188" calcext:value-type="float">
            <text:p>-46,5382172315188</text:p>
          </table:table-cell>
          <table:table-cell table:style-name="ce9" office:value-type="float" office:value="-23.7285242032948" calcext:value-type="float">
            <text:p>-23,7285242032948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Reg. Lima e Silva, 301</text:p>
          </table:table-cell>
          <table:table-cell table:style-name="ce13" office:value-type="string" calcext:value-type="string">
            <text:p>ED-2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PROF ANDRE FERREIR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MARIANA BENVINDA DA COSTA</text:p>
          </table:table-cell>
          <table:table-cell table:style-name="ce9" office:value-type="float" office:value="-46.5412646704188" calcext:value-type="float">
            <text:p>-46,5412646704188</text:p>
          </table:table-cell>
          <table:table-cell table:style-name="ce9" office:value-type="float" office:value="-23.7307604819213" calcext:value-type="float">
            <text:p>-23,7307604819213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Áureliano de Souza, 1</text:p>
          </table:table-cell>
          <table:table-cell table:style-name="ce13" office:value-type="string" calcext:value-type="string">
            <text:p>ED-2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MARIANA BENVINDA DA COST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PADRE LEO COMMISSARI</text:p>
          </table:table-cell>
          <table:table-cell table:style-name="ce9" office:value-type="float" office:value="-46.5377652371833" calcext:value-type="float">
            <text:p>-46,5377652371833</text:p>
          </table:table-cell>
          <table:table-cell table:style-name="ce9" office:value-type="float" office:value="-23.7343081479947" calcext:value-type="float">
            <text:p>-23,7343081479947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Neusa Coelho, 80</text:p>
          </table:table-cell>
          <table:table-cell table:style-name="ce13" office:value-type="string" calcext:value-type="string">
            <text:p>ED-24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PADRE LEO COMMISSARI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EUCLIDES DA CUNHA</text:p>
          </table:table-cell>
          <table:table-cell table:style-name="ce9" office:value-type="float" office:value="-46.5360851103685" calcext:value-type="float">
            <text:p>-46,5360851103685</text:p>
          </table:table-cell>
          <table:table-cell table:style-name="ce9" office:value-type="float" office:value="-23.7349118268159" calcext:value-type="float">
            <text:p>-23,7349118268159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José Fiúsa da Rocha, 48</text:p>
          </table:table-cell>
          <table:table-cell table:style-name="ce13" office:value-type="string" calcext:value-type="string">
            <text:p>ED-2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EUCLIDES DA CUNH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LUIZA MARIA DE FARIAS</text:p>
          </table:table-cell>
          <table:table-cell table:style-name="ce9" office:value-type="float" office:value="-46.5417179711665" calcext:value-type="float">
            <text:p>-46,5417179711665</text:p>
          </table:table-cell>
          <table:table-cell table:style-name="ce9" office:value-type="float" office:value="-23.7359393978035" calcext:value-type="float">
            <text:p>-23,7359393978035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do Contorno 30</text:p>
          </table:table-cell>
          <table:table-cell table:style-name="ce13" office:value-type="string" calcext:value-type="string">
            <text:p>ED-2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Luiza Maria de Farias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PROFESSOR NILO CAMPOS GOMES</text:p>
          </table:table-cell>
          <table:table-cell table:style-name="ce9" office:value-type="float" office:value="-46.5383953448598" calcext:value-type="float">
            <text:p>-46,5383953448598</text:p>
          </table:table-cell>
          <table:table-cell table:style-name="ce9" office:value-type="float" office:value="-23.7370109935837" calcext:value-type="float">
            <text:p>-23,7370109935837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ua Flora Bulcao Leandro Vertemate, 160</text:p>
          </table:table-cell>
          <table:table-cell table:style-name="ce13" office:value-type="string" calcext:value-type="string">
            <text:p>ED-2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PROFESSOR NILO CAMPOS GOMES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ANTONIO DE LIMA</text:p>
          </table:table-cell>
          <table:table-cell table:style-name="ce9" office:value-type="float" office:value="-46.5372687581351" calcext:value-type="float">
            <text:p>-46,5372687581351</text:p>
          </table:table-cell>
          <table:table-cell table:style-name="ce9" office:value-type="float" office:value="-23.7371395964411" calcext:value-type="float">
            <text:p>-23,7371395964411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Dom Fernando Mascarenhas 84</text:p>
          </table:table-cell>
          <table:table-cell table:style-name="ce13" office:value-type="string" calcext:value-type="string">
            <text:p>ED-2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ANTONIO DE LIM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BENEDITO JOSÉ DE MORAIS</text:p>
          </table:table-cell>
          <table:table-cell table:style-name="ce9" office:value-type="float" office:value="-46.5384706306656" calcext:value-type="float">
            <text:p>-46,5384706306656</text:p>
          </table:table-cell>
          <table:table-cell table:style-name="ce9" office:value-type="float" office:value="-23.7367393328857" calcext:value-type="float">
            <text:p>-23,7367393328857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ua Flora Bulcao Leandro Vertemate, 110</text:p>
          </table:table-cell>
          <table:table-cell table:style-name="ce13" office:value-type="string" calcext:value-type="string">
            <text:p>ED-2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BENEDITO JOSÉ DE MORAIS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DORA E MAURICIO GALANTE</text:p>
          </table:table-cell>
          <table:table-cell table:style-name="ce9" office:value-type="float" office:value="-46.5390656608707" calcext:value-type="float">
            <text:p>-46,5390656608707</text:p>
          </table:table-cell>
          <table:table-cell table:style-name="ce9" office:value-type="float" office:value="-23.7381240879498" calcext:value-type="float">
            <text:p>-23,7381240879498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Diogo Botelho, 340 </text:p>
          </table:table-cell>
          <table:table-cell table:style-name="ce13" office:value-type="string" calcext:value-type="string">
            <text:p>ED-3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EMEB DORA E MAURICIO GALANTE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1" office:value-type="string" calcext:value-type="string">
            <text:p>UBS SILVINA</text:p>
          </table:table-cell>
          <table:table-cell table:style-name="ce9" office:value-type="float" office:value="-46.5360415817092" calcext:value-type="float">
            <text:p>-46,5360415817092</text:p>
          </table:table-cell>
          <table:table-cell table:style-name="ce9" office:value-type="float" office:value="-23.7378922874668" calcext:value-type="float">
            <text:p>-23,7378922874668</text:p>
          </table:table-cell>
          <table:table-cell table:style-name="ce11" office:value-type="string" calcext:value-type="string">
            <text:p>SAÚDE</text:p>
          </table:table-cell>
          <table:table-cell table:style-name="ce11" office:value-type="string" calcext:value-type="string">
            <text:p>Av Marquês de Barbacena 85</text:p>
          </table:table-cell>
          <table:table-cell table:style-name="ce12" office:value-type="string" calcext:value-type="string">
            <text:p>SAU-06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UBS SILVIN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ATENÇÃO BASICA- SAÚDE BUCAL SORRIDENTE SILVINA</text:p>
          </table:table-cell>
          <table:table-cell table:style-name="ce9" office:value-type="float" office:value="-46.5358854933197" calcext:value-type="float">
            <text:p>-46,5358854933197</text:p>
          </table:table-cell>
          <table:table-cell table:style-name="ce9" office:value-type="float" office:value="-23.7379660815668" calcext:value-type="float">
            <text:p>-23,7379660815668</text:p>
          </table:table-cell>
          <table:table-cell table:style-name="ce11" office:value-type="string" calcext:value-type="string">
            <text:p>SAÚDE</text:p>
          </table:table-cell>
          <table:table-cell table:style-name="ce12" office:value-type="string" calcext:value-type="string">
            <text:p>Av. Marquês de Barbacena, 95</text:p>
          </table:table-cell>
          <table:table-cell table:style-name="ce12" office:value-type="string" calcext:value-type="string">
            <text:p>SAU-0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54"/>
        </table:table-row>
        <table:table-row table:style-name="ro2">
          <table:table-cell table:style-name="ce5" office:value-type="string" calcext:value-type="string">
            <text:p>FERRAZOPOLIS</text:p>
          </table:table-cell>
          <table:table-cell table:style-name="ce18" office:value-type="string" calcext:value-type="string">
            <text:p>ATENÇÃO ESPECIALIZADA- SAÚDE MENTAL CAPS III SILVINA</text:p>
          </table:table-cell>
          <table:table-cell table:style-name="ce9" office:value-type="float" office:value="-46.536535776023" calcext:value-type="float">
            <text:p>-46,536535776023</text:p>
          </table:table-cell>
          <table:table-cell table:style-name="ce9" office:value-type="float" office:value="-23.7373726437916" calcext:value-type="float">
            <text:p>-23,7373726437916</text:p>
          </table:table-cell>
          <table:table-cell table:style-name="ce11" office:value-type="string" calcext:value-type="string">
            <text:p>SAÚDE</text:p>
          </table:table-cell>
          <table:table-cell table:style-name="ce37" office:value-type="string" calcext:value-type="string">
            <text:p>Rua Dom Vasco Mascarenhas 163</text:p>
          </table:table-cell>
          <table:table-cell table:style-name="ce12" office:value-type="string" calcext:value-type="string">
            <text:p>SAU-0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UBS SILVINA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UBS LEBLON</text:p>
          </table:table-cell>
          <table:table-cell table:style-name="ce9" office:value-type="float" office:value="-46.5385950881225" calcext:value-type="float">
            <text:p>-46,5385950881225</text:p>
          </table:table-cell>
          <table:table-cell table:style-name="ce9" office:value-type="float" office:value="-23.7231112387522" calcext:value-type="float">
            <text:p>-23,7231112387522</text:p>
          </table:table-cell>
          <table:table-cell table:style-name="ce11" office:value-type="string" calcext:value-type="string">
            <text:p>SAÚDE</text:p>
          </table:table-cell>
          <table:table-cell table:style-name="ce12" office:value-type="string" calcext:value-type="string">
            <text:p>R. Ábramo Luchesi, 5</text:p>
          </table:table-cell>
          <table:table-cell table:style-name="ce12" office:value-type="string" calcext:value-type="string">
            <text:p>SAU-0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UBS LEBLON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UBS FERRAZÓPOLIS</text:p>
          </table:table-cell>
          <table:table-cell table:style-name="ce9" office:value-type="float" office:value="-46.5437651559681" calcext:value-type="float">
            <text:p>-46,5437651559681</text:p>
          </table:table-cell>
          <table:table-cell table:style-name="ce9" office:value-type="float" office:value="-23.7265273805274" calcext:value-type="float">
            <text:p>-23,7265273805274</text:p>
          </table:table-cell>
          <table:table-cell table:style-name="ce11" office:value-type="string" calcext:value-type="string">
            <text:p>SAÚDE</text:p>
          </table:table-cell>
          <table:table-cell table:style-name="ce12" office:value-type="string" calcext:value-type="string">
            <text:p>Av. Fernando Ferrari, 449</text:p>
          </table:table-cell>
          <table:table-cell table:style-name="ce12" office:value-type="string" calcext:value-type="string">
            <text:p>SAU-1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UBS FERRAZOPOLIS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UPA SILVINA/FERRAZÓPOLIS</text:p>
          </table:table-cell>
          <table:table-cell table:style-name="ce9" office:value-type="float" office:value="-46.5486090310046" calcext:value-type="float">
            <text:p>-46,5486090310046</text:p>
          </table:table-cell>
          <table:table-cell table:style-name="ce9" office:value-type="float" office:value="-23.7272194351993" calcext:value-type="float">
            <text:p>-23,7272194351993</text:p>
          </table:table-cell>
          <table:table-cell table:style-name="ce11" office:value-type="string" calcext:value-type="string">
            <text:p>SAÚDE</text:p>
          </table:table-cell>
          <table:table-cell table:style-name="ce12" office:value-type="string" calcext:value-type="string">
            <text:p>Av. Dr. José Fornari, 509</text:p>
          </table:table-cell>
          <table:table-cell table:style-name="ce12" office:value-type="string" calcext:value-type="string">
            <text:p>SAU-11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ferrazopolis_montanhao/equipamentos/UBS SILVINA FERRAZOPOLIS.MOV</text:p>
          </table:table-cell>
          <table:table-cell table:number-columns-repeated="53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1" office:value-type="string" calcext:value-type="string">
            <text:p>EMEB DOUTOR JOSÉ FERRAZ DE MAGALHÃES CASTRO</text:p>
          </table:table-cell>
          <table:table-cell table:style-name="ce9" office:value-type="float" office:value="-46.5851635604587" calcext:value-type="float">
            <text:p>-46,5851635604587</text:p>
          </table:table-cell>
          <table:table-cell table:style-name="ce9" office:value-type="float" office:value="-23.699424086425" calcext:value-type="float">
            <text:p>-23,699424086425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R. Dr. José Ferraz de Magalhães Castro, 155</text:p>
          </table:table-cell>
          <table:table-cell table:style-name="ce11" office:value-type="string" calcext:value-type="string">
            <text:p>ED-44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independencia/equipamentos/EMEB DOUTOR JOSÉ FERRAZ DE MAGALHÃES CASTRO.MOV</text:p>
          </table:table-cell>
          <table:table-cell table:number-columns-repeated="53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COELHO NETO</text:p>
          </table:table-cell>
          <table:table-cell table:style-name="ce9" office:value-type="float" office:value="-46.586319099419" calcext:value-type="float">
            <text:p>-46,586319099419</text:p>
          </table:table-cell>
          <table:table-cell table:style-name="ce9" office:value-type="float" office:value="-23.7009112729863" calcext:value-type="float">
            <text:p>-23,7009112729863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Av. Joaquim Gonçalves Lêdo, 150</text:p>
          </table:table-cell>
          <table:table-cell table:style-name="ce11" office:value-type="string" calcext:value-type="string">
            <text:p>ED-4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independencia/equipamentos/EMEB COELHO NETO.MOV</text:p>
          </table:table-cell>
          <table:table-cell table:number-columns-repeated="53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CASSIANO RICARDO </text:p>
          </table:table-cell>
          <table:table-cell table:style-name="ce9" office:value-type="float" office:value="-46.5811785580963" calcext:value-type="float">
            <text:p>-46,5811785580963</text:p>
          </table:table-cell>
          <table:table-cell table:style-name="ce9" office:value-type="float" office:value="-23.699130730733" calcext:value-type="float">
            <text:p>-23,699130730733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Av. Moinho Fabrini, 680</text:p>
          </table:table-cell>
          <table:table-cell table:style-name="ce11" office:value-type="string" calcext:value-type="string">
            <text:p>ED-4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independencia/equipamentos/EMEB CASSIANO RICARDO.MOV</text:p>
          </table:table-cell>
          <table:table-cell table:number-columns-repeated="53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PROFESSORA MARIA JUSTINA DE CARMARGO</text:p>
          </table:table-cell>
          <table:table-cell table:style-name="ce9" office:value-type="float" office:value="-46.580044420042" calcext:value-type="float">
            <text:p>-46,580044420042</text:p>
          </table:table-cell>
          <table:table-cell table:style-name="ce9" office:value-type="float" office:value="-23.6986004956933" calcext:value-type="float">
            <text:p>-23,6986004956933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ua Antonio Pereira De Matos, 100</text:p>
          </table:table-cell>
          <table:table-cell table:style-name="ce11" office:value-type="string" calcext:value-type="string">
            <text:p>ED-4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independencia/equipamentos/EMEB PROFESSORA MARIA JUSTINA DE CARMARGO.MOV</text:p>
          </table:table-cell>
          <table:table-cell table:number-columns-repeated="53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THALES DE ANDRADE</text:p>
          </table:table-cell>
          <table:table-cell table:style-name="ce9" office:value-type="float" office:value="-46.5868667500869" calcext:value-type="float">
            <text:p>-46,5868667500869</text:p>
          </table:table-cell>
          <table:table-cell table:style-name="ce9" office:value-type="float" office:value="-23.707272001848" calcext:value-type="float">
            <text:p>-23,707272001848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Austrália, 80</text:p>
          </table:table-cell>
          <table:table-cell table:style-name="ce11" office:value-type="string" calcext:value-type="string">
            <text:p>ED-4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independencia/equipamentos/EMEB THALES DE ANDRADE.MOV</text:p>
          </table:table-cell>
          <table:table-cell table:number-columns-repeated="53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AGOSTINHO DOS SANTOS</text:p>
          </table:table-cell>
          <table:table-cell table:style-name="ce9" office:value-type="float" office:value="-46.5866377190771" calcext:value-type="float">
            <text:p>-46,5866377190771</text:p>
          </table:table-cell>
          <table:table-cell table:style-name="ce9" office:value-type="float" office:value="-23.7069853819505" calcext:value-type="float">
            <text:p>-23,7069853819505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Austrália, 90</text:p>
          </table:table-cell>
          <table:table-cell table:style-name="ce11" office:value-type="string" calcext:value-type="string">
            <text:p>ED-4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independencia/equipamentos/EMEB AGOSTINHO DOS SANTOS.MOV</text:p>
          </table:table-cell>
          <table:table-cell table:number-columns-repeated="53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3" office:value-type="string" calcext:value-type="string">
            <text:p>EMEB LOPES TROVÃO</text:p>
          </table:table-cell>
          <table:table-cell table:style-name="ce9" office:value-type="float" office:value="-46.5858882128278" calcext:value-type="float">
            <text:p>-46,5858882128278</text:p>
          </table:table-cell>
          <table:table-cell table:style-name="ce9" office:value-type="float" office:value="-23.7066408852883" calcext:value-type="float">
            <text:p>-23,7066408852883</text:p>
          </table:table-cell>
          <table:table-cell table:style-name="ce13" office:value-type="string" calcext:value-type="string">
            <text:p>EDUCAÇÃO</text:p>
          </table:table-cell>
          <table:table-cell table:style-name="ce13" office:value-type="string" calcext:value-type="string">
            <text:p>R. Austrália, 120</text:p>
          </table:table-cell>
          <table:table-cell table:style-name="ce11" office:value-type="string" calcext:value-type="string">
            <text:p>ED-5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independencia/equipamentos/EMEB LOPES TROVÃO.MOV</text:p>
          </table:table-cell>
          <table:table-cell table:number-columns-repeated="53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1" office:value-type="string" calcext:value-type="string">
            <text:p>UBS VILA ROSA</text:p>
          </table:table-cell>
          <table:table-cell table:style-name="ce9" office:value-type="float" office:value="-46.5831475753003" calcext:value-type="float">
            <text:p>-46,5831475753003</text:p>
          </table:table-cell>
          <table:table-cell table:style-name="ce9" office:value-type="float" office:value="-23.7013952646577" calcext:value-type="float">
            <text:p>-23,7013952646577</text:p>
          </table:table-cell>
          <table:table-cell table:style-name="ce11" office:value-type="string" calcext:value-type="string">
            <text:p>SAÚDE</text:p>
          </table:table-cell>
          <table:table-cell table:style-name="ce11" office:value-type="string" calcext:value-type="string">
            <text:p>Av. Rosa Aizemberg, 613</text:p>
          </table:table-cell>
          <table:table-cell table:style-name="ce11" office:value-type="string" calcext:value-type="string">
            <text:p>SAU-15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independencia/equipamentos/UBS VILA ROSA.MOV</text:p>
          </table:table-cell>
          <table:table-cell table:number-columns-repeated="53"/>
        </table:table-row>
        <table:table-row table:style-name="ro2">
          <table:table-cell table:style-name="ce6" office:value-type="string" calcext:value-type="string">
            <text:p>INDEPENDÊNCIA</text:p>
          </table:table-cell>
          <table:table-cell table:style-name="ce14" office:value-type="string" calcext:value-type="string">
            <text:p>Independência - Creche/Integral /E.I</text:p>
          </table:table-cell>
          <table:table-cell table:style-name="ce9" office:value-type="float" office:value="-46.5845731328517" calcext:value-type="float">
            <text:p>-46,5845731328517</text:p>
          </table:table-cell>
          <table:table-cell table:style-name="ce9" office:value-type="float" office:value="-23.7065640559597" calcext:value-type="float">
            <text:p>-23,7065640559597</text:p>
          </table:table-cell>
          <table:table-cell table:style-name="ce14" office:value-type="string" calcext:value-type="string">
            <text:p>EDUCAÇÃO</text:p>
          </table:table-cell>
          <table:table-cell table:style-name="ce24" office:value-type="string" calcext:value-type="string">
            <text:p>R. dos Sabiás, 331 - Parque dos Pássaros, CEP 09861-330</text:p>
          </table:table-cell>
          <table:table-cell table:style-name="ce14" office:value-type="string" calcext:value-type="string">
            <text:p>ED-51</text:p>
          </table:table-cell>
          <table:table-cell table:style-name="ce33"/>
          <table:table-cell table:style-name="ce42" office:value-type="string" calcext:value-type="string">
            <text:p>NOVO</text:p>
          </table:table-cell>
          <table:table-cell table:style-name="ce43" office:value-type="string" calcext:value-type="string">
            <text:p>videos/independencia/equipamentos/Independência - CrecheIntegral E.I.MOV</text:p>
          </table:table-cell>
          <table:table-cell table:number-columns-repeated="53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office:value-type="string" calcext:value-type="string">
            <text:p>Indepedência</text:p>
          </table:table-cell>
          <table:table-cell office:value-type="float" office:value="-46.58326" calcext:value-type="float">
            <text:p>-46,5832600000000</text:p>
          </table:table-cell>
          <table:table-cell office:value-type="float" office:value="-23.69814" calcext:value-type="float">
            <text:p>-23,6981400000000</text:p>
          </table:table-cell>
          <table:table-cell office:value-type="string" calcext:value-type="string">
            <text:p>COLETA SELETIVA</text:p>
          </table:table-cell>
          <table:table-cell office:value-type="string" calcext:value-type="string">
            <text:p>Rua Isaac Azemberg, 808</text:p>
          </table:table-cell>
          <table:table-cell table:style-name="ce14" office:value-type="string" calcext:value-type="string">
            <text:p>COLS-02</text:p>
          </table:table-cell>
          <table:table-cell table:style-name="ce33"/>
          <table:table-cell table:style-name="ce42" office:value-type="string" calcext:value-type="string">
            <text:p>NOVO</text:p>
          </table:table-cell>
          <table:table-cell table:style-name="ce43" office:value-type="string" calcext:value-type="string">
            <text:p>videos/independencia/equipamentos/Coleta Seletiva - Independencia.MOV</text:p>
          </table:table-cell>
          <table:table-cell table:number-columns-repeated="53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1" office:value-type="string" calcext:value-type="string">
            <text:p>Praça Miguel Postiglione</text:p>
          </table:table-cell>
          <table:table-cell office:value-type="float" office:value="-46.5796586588149" calcext:value-type="float">
            <text:p>-46,5796586588149</text:p>
          </table:table-cell>
          <table:table-cell office:value-type="float" office:value="-23.7015844325888" calcext:value-type="float">
            <text:p>-23,7015844325888</text:p>
          </table:table-cell>
          <table:table-cell table:style-name="ce11" office:value-type="string" calcext:value-type="string">
            <text:p>REQUALIFICAÇÃO DE ÁREAS URBANAS </text:p>
          </table:table-cell>
          <table:table-cell table:style-name="ce38" office:value-type="string" calcext:value-type="string">
            <text:p>Rua Giovanni Zechetti 86</text:p>
          </table:table-cell>
          <table:table-cell table:style-name="ce12" office:value-type="string" calcext:value-type="string">
            <text:p>AUR-10</text:p>
          </table:table-cell>
          <table:table-cell table:style-name="ce33" office:value-type="float" office:value="4" calcext:value-type="float">
            <text:p>4</text:p>
          </table:table-cell>
          <table:table-cell table:style-name="ce42" office:value-type="string" calcext:value-type="string">
            <text:p>REQUALIFICAÇÃO</text:p>
          </table:table-cell>
          <table:table-cell table:style-name="ce43" office:value-type="string" calcext:value-type="string">
            <text:p>videos/independencia/equipamentos/Praça Miguel Postiglione.MOV</text:p>
          </table:table-cell>
          <table:table-cell table:number-columns-repeated="53"/>
        </table:table-row>
        <table:table-row table:style-name="ro1">
          <table:table-cell table:style-name="ce7" office:value-type="string" calcext:value-type="string">
            <text:p>JORDANOPÓLIS</text:p>
          </table:table-cell>
          <table:table-cell table:style-name="ce19" office:value-type="string" calcext:value-type="string">
            <text:p>Praça Domingos Vanzella</text:p>
          </table:table-cell>
          <table:table-cell office:value-type="float" office:value="-46.5707254468049" calcext:value-type="float">
            <text:p>-46,5707254468049</text:p>
          </table:table-cell>
          <table:table-cell office:value-type="float" office:value="-23.6844364540623" calcext:value-type="float">
            <text:p>-23,6844364540623</text:p>
          </table:table-cell>
          <table:table-cell table:style-name="ce19" office:value-type="string" calcext:value-type="string">
            <text:p>REQUALIFICAÇÃO DE ÁREAS URBANAS </text:p>
          </table:table-cell>
          <table:table-cell table:style-name="ce11" office:value-type="string" calcext:value-type="string">
            <text:p>CEP 09891450</text:p>
          </table:table-cell>
          <table:table-cell table:style-name="ce12" office:value-type="string" calcext:value-type="string">
            <text:p>AUR-01</text:p>
          </table:table-cell>
          <table:table-cell table:style-name="ce33"/>
          <table:table-cell table:style-name="ce42" office:value-type="string" calcext:value-type="string">
            <text:p>JÁ REALIZADA</text:p>
          </table:table-cell>
          <table:table-cell table:style-name="ce43" office:value-type="string" calcext:value-type="string">
            <text:p>videos/jordanopolis/equipamentos/AUR-01 Praça Domingos Vanzella.MOV</text:p>
          </table:table-cell>
          <table:table-cell table:number-columns-repeated="53"/>
        </table:table-row>
        <table:table-row table:style-name="ro1">
          <table:table-cell table:style-name="ce7" office:value-type="string" calcext:value-type="string">
            <text:p>JORDANOPÓLIS</text:p>
          </table:table-cell>
          <table:table-cell table:style-name="ce12" office:value-type="string" calcext:value-type="string">
            <text:p>Praça Ronald. De Carvalho </text:p>
          </table:table-cell>
          <table:table-cell office:value-type="float" office:value="-46.5774867426134" calcext:value-type="float">
            <text:p>-46,5774867426134</text:p>
          </table:table-cell>
          <table:table-cell office:value-type="float" office:value="-23.6775317598245" calcext:value-type="float">
            <text:p>-23,6775317598245</text:p>
          </table:table-cell>
          <table:table-cell table:style-name="ce12" office:value-type="string" calcext:value-type="string">
            <text:p>REQUALIFICAÇÃO DE ÁREAS URBANAS </text:p>
          </table:table-cell>
          <table:table-cell table:style-name="ce39" office:value-type="string" calcext:value-type="string">
            <text:p>R. Dalva de Oliveira - Chácara Sergipe</text:p>
          </table:table-cell>
          <table:table-cell table:style-name="ce12" office:value-type="string" calcext:value-type="string">
            <text:p>AUR-02</text:p>
          </table:table-cell>
          <table:table-cell table:style-name="ce34" office:value-type="float" office:value="2" calcext:value-type="float">
            <text:p>2</text:p>
          </table:table-cell>
          <table:table-cell table:style-name="ce12" office:value-type="string" calcext:value-type="string">
            <text:p>REQUALIFICAÇÃO</text:p>
          </table:table-cell>
          <table:table-cell office:value-type="string" calcext:value-type="string">
            <text:p>videos/jordanopolis/equipamentos/AUR-02 Praça Ronald. De Carvalho.MOV</text:p>
          </table:table-cell>
          <table:table-cell table:number-columns-repeated="53"/>
        </table:table-row>
        <table:table-row table:style-name="ro2">
          <table:table-cell table:style-name="ce8" office:value-type="string" calcext:value-type="string">
            <text:p>MONTANHÃO</text:p>
          </table:table-cell>
          <table:table-cell table:style-name="ce20" office:value-type="string" calcext:value-type="string">
            <text:p>Montanhão - Creche/ Integral</text:p>
          </table:table-cell>
          <table:table-cell table:style-name="ce9" office:value-type="float" office:value="-46.5322302538187" calcext:value-type="float">
            <text:p>-46,5322302538187</text:p>
          </table:table-cell>
          <table:table-cell table:style-name="ce9" office:value-type="float" office:value="-23.726542775303" calcext:value-type="float">
            <text:p>-23,726542775303</text:p>
          </table:table-cell>
          <table:table-cell table:style-name="ce20" office:value-type="string" calcext:value-type="string">
            <text:p>EDUCAÇÃO</text:p>
          </table:table-cell>
          <table:table-cell table:style-name="ce20" office:value-type="string" calcext:value-type="string">
            <text:p>R. Tiradentes, 1845 - Montanhão, CEP 09780-265</text:p>
          </table:table-cell>
          <table:table-cell table:style-name="ce12" office:value-type="string" calcext:value-type="string">
            <text:p>ED-14</text:p>
          </table:table-cell>
          <table:table-cell table:style-name="ce33" office:value-type="float" office:value="2" calcext:value-type="float">
            <text:p>2</text:p>
          </table:table-cell>
          <table:table-cell table:style-name="ce12" office:value-type="string" calcext:value-type="string">
            <text:p>NOVO</text:p>
          </table:table-cell>
          <table:table-cell table:number-columns-repeated="54"/>
        </table:table-row>
        <table:table-row table:style-name="ro2">
          <table:table-cell table:style-name="ce8" office:value-type="string" calcext:value-type="string">
            <text:p>MONTANHÃO</text:p>
          </table:table-cell>
          <table:table-cell table:style-name="ce21" office:value-type="string" calcext:value-type="string">
            <text:p>Montanhão - Creche/ Integral/ E. I EMEB CORA CORALINDA</text:p>
          </table:table-cell>
          <table:table-cell table:style-name="ce9" office:value-type="float" office:value="-46.5486090310046" calcext:value-type="float">
            <text:p>-46,5486090310046</text:p>
          </table:table-cell>
          <table:table-cell table:style-name="ce9" office:value-type="float" office:value="-23.7272194351993" calcext:value-type="float">
            <text:p>-23,7272194351993</text:p>
          </table:table-cell>
          <table:table-cell table:style-name="ce21" office:value-type="string" calcext:value-type="string">
            <text:p>EDUCAÇÃO</text:p>
          </table:table-cell>
          <table:table-cell table:style-name="ce21" office:value-type="string" calcext:value-type="string">
            <text:p>R. Primo Bechelli, 35 - Montanhão, CEP 09791-620</text:p>
          </table:table-cell>
          <table:table-cell table:style-name="ce13" office:value-type="string" calcext:value-type="string">
            <text:p>ED-15</text:p>
          </table:table-cell>
          <table:table-cell table:style-name="ce34" office:value-type="float" office:value="1" calcext:value-type="float">
            <text:p>1</text:p>
          </table:table-cell>
          <table:table-cell table:style-name="ce12" office:value-type="string" calcext:value-type="string">
            <text:p>REFORMA</text:p>
          </table:table-cell>
          <table:table-cell office:value-type="string" calcext:value-type="string">
            <text:p>videos/ferrazopolis_montanhao/equipamentos/EMEB CORA CORALINDA.MOV</text:p>
          </table:table-cell>
          <table:table-cell table:number-columns-repeated="53"/>
        </table:table-row>
        <table:table-row table:style-name="ro3">
          <table:table-cell table:style-name="ce8" office:value-type="string" calcext:value-type="string">
            <text:p>MONTANHÃO</text:p>
          </table:table-cell>
          <table:table-cell table:style-name="ce22" office:value-type="string" calcext:value-type="string">
            <text:p>UBS - Vl S. Pedro</text:p>
          </table:table-cell>
          <table:table-cell table:style-name="ce9" office:value-type="float" office:value="-46.5265659858994" calcext:value-type="float">
            <text:p>-46,5265659858994</text:p>
          </table:table-cell>
          <table:table-cell table:style-name="ce9" office:value-type="float" office:value="-23.7295156255818" calcext:value-type="float">
            <text:p>-23,7295156255818</text:p>
          </table:table-cell>
          <table:table-cell table:style-name="ce22" office:value-type="string" calcext:value-type="string">
            <text:p>SAÚDE</text:p>
          </table:table-cell>
          <table:table-cell table:style-name="ce22" office:value-type="string" calcext:value-type="string">
            <text:p>Rua Tiradentes, 1845 (Bairro Montanhão)</text:p>
          </table:table-cell>
          <table:table-cell table:style-name="ce14" office:value-type="string" calcext:value-type="string">
            <text:p>SAU-05</text:p>
          </table:table-cell>
          <table:table-cell table:style-name="ce33"/>
          <table:table-cell table:style-name="ce12" office:value-type="string" calcext:value-type="string">
            <text:p>NOVO</text:p>
          </table:table-cell>
          <table:table-cell office:value-type="string" calcext:value-type="string">
            <text:p>videos/ferrazopolis_montanhao/equipamentos/UPA VILA SAO PEDRO.MOV</text:p>
          </table:table-cell>
          <table:table-cell table:number-columns-repeated="53"/>
        </table:table-row>
        <table:table-row table:style-name="ro1">
          <table:table-cell table:style-name="ce8" office:value-type="string" calcext:value-type="string">
            <text:p>MONTANHÃO</text:p>
          </table:table-cell>
          <table:table-cell table:style-name="ce23" office:value-type="string" calcext:value-type="string">
            <text:p>Praça Henrique Trindade </text:p>
          </table:table-cell>
          <table:table-cell office:value-type="float" office:value="-46.5391126496186" calcext:value-type="float">
            <text:p>-46,5391126496186</text:p>
          </table:table-cell>
          <table:table-cell office:value-type="float" office:value="-23.7245870731078" calcext:value-type="float">
            <text:p>-23,7245870731078</text:p>
          </table:table-cell>
          <table:table-cell table:style-name="ce23" office:value-type="string" calcext:value-type="string">
            <text:p>REQUALIFICAÇÃO DE ÁREAS URBANAS </text:p>
          </table:table-cell>
          <table:table-cell table:style-name="ce19" office:value-type="string" calcext:value-type="string">
            <text:p>R. Ábramo Luchesi 107</text:p>
          </table:table-cell>
          <table:table-cell table:style-name="ce11" office:value-type="string" calcext:value-type="string">
            <text:p>AUR-03</text:p>
          </table:table-cell>
          <table:table-cell table:style-name="ce33" office:value-type="float" office:value="1" calcext:value-type="float">
            <text:p>1</text:p>
          </table:table-cell>
          <table:table-cell table:style-name="ce12" office:value-type="string" calcext:value-type="string">
            <text:p>REQUALIFICAÇÃO</text:p>
          </table:table-cell>
          <table:table-cell office:value-type="string" calcext:value-type="string">
            <text:p>videos/ferrazopolis_montanhao/equipamentos/Praça Henrique Trindade.MOV</text:p>
          </table:table-cell>
          <table:table-cell table:number-columns-repeated="53"/>
        </table:table-row>
        <table:table-row table:style-name="ro1">
          <table:table-cell table:style-name="ce8" office:value-type="string" calcext:value-type="string">
            <text:p>MONTANHÃO</text:p>
          </table:table-cell>
          <table:table-cell table:style-name="ce12" office:value-type="string" calcext:value-type="string">
            <text:p>Praça Vicente de Paulo Silvestre</text:p>
          </table:table-cell>
          <table:table-cell office:value-type="float" office:value="-46.5210659163487" calcext:value-type="float">
            <text:p>-46,5210659163487</text:p>
          </table:table-cell>
          <table:table-cell office:value-type="float" office:value="-23.7441178550165" calcext:value-type="float">
            <text:p>-23,7441178550165</text:p>
          </table:table-cell>
          <table:table-cell table:style-name="ce12" office:value-type="string" calcext:value-type="string">
            <text:p>REQUALIFICAÇÃO DE ÁREAS URBANAS </text:p>
          </table:table-cell>
          <table:table-cell table:style-name="ce12" office:value-type="string" calcext:value-type="string">
            <text:p>Rua reverendo Paulo Leivas Macalão 386</text:p>
          </table:table-cell>
          <table:table-cell table:style-name="ce12" office:value-type="string" calcext:value-type="string">
            <text:p>AUR-04</text:p>
          </table:table-cell>
          <table:table-cell table:style-name="ce34"/>
          <table:table-cell table:style-name="ce42" office:value-type="string" calcext:value-type="string">
            <text:p>REQUALIFICAÇÃO</text:p>
          </table:table-cell>
          <table:table-cell table:style-name="ce43" office:value-type="string" calcext:value-type="string">
            <text:p>videos/ferrazopolis_montanhao/equipamentos/Praça Vicente de Paulo Silvestre.MOV</text:p>
          </table:table-cell>
          <table:table-cell table:number-columns-repeated="53"/>
        </table:table-row>
        <table:table-row table:style-name="ro1">
          <table:table-cell table:style-name="ce8" office:value-type="string" calcext:value-type="string">
            <text:p>MONTANHÃO</text:p>
          </table:table-cell>
          <table:table-cell table:style-name="ce12" office:value-type="string" calcext:value-type="string">
            <text:p>Praça Frei Tito de Alencar Lima</text:p>
          </table:table-cell>
          <table:table-cell office:value-type="float" office:value="-46.5367392037847" calcext:value-type="float">
            <text:p>-46,5367392037847</text:p>
          </table:table-cell>
          <table:table-cell office:value-type="float" office:value="-23.7212603987272" calcext:value-type="float">
            <text:p>-23,7212603987272</text:p>
          </table:table-cell>
          <table:table-cell table:style-name="ce12" office:value-type="string" calcext:value-type="string">
            <text:p>REQUALIFICAÇÃO DE ÁREAS URBANAS </text:p>
          </table:table-cell>
          <table:table-cell table:style-name="ce12" office:value-type="string" calcext:value-type="string">
            <text:p>Rua Galileo Emendabili 150</text:p>
          </table:table-cell>
          <table:table-cell table:style-name="ce12" office:value-type="string" calcext:value-type="string">
            <text:p>AUR-09</text:p>
          </table:table-cell>
          <table:table-cell table:style-name="ce34"/>
          <table:table-cell table:style-name="ce42" office:value-type="string" calcext:value-type="string">
            <text:p>REQUALIFICAÇÃO</text:p>
          </table:table-cell>
          <table:table-cell table:style-name="ce43" office:value-type="string" calcext:value-type="string">
            <text:p>videos/ferrazopolis_montanhao/equipamentos/Praça Frei Tito de Alencar Lima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1" office:value-type="string" calcext:value-type="string">
            <text:p>EMEB PADRE FIORENTE ELENA</text:p>
          </table:table-cell>
          <table:table-cell table:style-name="ce9" office:value-type="float" office:value="-46.5962300318857" calcext:value-type="float">
            <text:p>-46,5962300318857</text:p>
          </table:table-cell>
          <table:table-cell table:style-name="ce9" office:value-type="float" office:value="-23.6699619725291" calcext:value-type="float">
            <text:p>-23,6699619725291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Rua Dráusio, 900</text:p>
          </table:table-cell>
          <table:table-cell table:style-name="ce11" office:value-type="string" calcext:value-type="string">
            <text:p>ED-52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pauliceia/equipamentos/EMEB PADRE FIORENTE ELENA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2" office:value-type="string" calcext:value-type="string">
            <text:p>EMEB ESCRITOR JÚLIO ATLAS</text:p>
          </table:table-cell>
          <table:table-cell table:style-name="ce9" office:value-type="float" office:value="-46.5926638838619" calcext:value-type="float">
            <text:p>-46,5926638838619</text:p>
          </table:table-cell>
          <table:table-cell table:style-name="ce9" office:value-type="float" office:value="-23.6661337116758" calcext:value-type="float">
            <text:p>-23,6661337116758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Francisco Alves, 1301</text:p>
          </table:table-cell>
          <table:table-cell table:style-name="ce12" office:value-type="string" calcext:value-type="string">
            <text:p>ED-5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pauliceia/equipamentos/EMEB ESCRITOR JÚLIO ATLAS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2" office:value-type="string" calcext:value-type="string">
            <text:p>EMEB CAETANO DE CAMPOS</text:p>
          </table:table-cell>
          <table:table-cell table:style-name="ce9" office:value-type="float" office:value="-46.59212716534" calcext:value-type="float">
            <text:p>-46,59212716534</text:p>
          </table:table-cell>
          <table:table-cell table:style-name="ce9" office:value-type="float" office:value="-23.6711961945302" calcext:value-type="float">
            <text:p>-23,6711961945302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Miragaia, 848</text:p>
          </table:table-cell>
          <table:table-cell table:style-name="ce12" office:value-type="string" calcext:value-type="string">
            <text:p>ED-54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pauliceia/equipamentos/EMEB CAETANO DE CAMPOS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2" office:value-type="string" calcext:value-type="string">
            <text:p>EMEB VICENTE DE CARVALHO</text:p>
          </table:table-cell>
          <table:table-cell table:style-name="ce9" office:value-type="float" office:value="-46.5848761524251" calcext:value-type="float">
            <text:p>-46,5848761524251</text:p>
          </table:table-cell>
          <table:table-cell table:style-name="ce9" office:value-type="float" office:value="-23.6707377640218" calcext:value-type="float">
            <text:p>-23,6707377640218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Xavier de Tolêdo, 481</text:p>
          </table:table-cell>
          <table:table-cell table:style-name="ce12" office:value-type="string" calcext:value-type="string">
            <text:p>ED-5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pauliceia/equipamentos/EMEB VICENTE DE CARVALHO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3" office:value-type="string" calcext:value-type="string">
            <text:p>EMEB ARLINDO FERREIRA </text:p>
          </table:table-cell>
          <table:table-cell table:style-name="ce9" office:value-type="float" office:value="-46.5850067524712" calcext:value-type="float">
            <text:p>-46,5850067524712</text:p>
          </table:table-cell>
          <table:table-cell table:style-name="ce9" office:value-type="float" office:value="-23.670998306919" calcext:value-type="float">
            <text:p>-23,670998306919</text:p>
          </table:table-cell>
          <table:table-cell table:style-name="ce13" office:value-type="string" calcext:value-type="string">
            <text:p>EDUCAÇÃO</text:p>
          </table:table-cell>
          <table:table-cell table:style-name="ce13" office:value-type="string" calcext:value-type="string">
            <text:p>R. Xavier de Tolêdo, 521</text:p>
          </table:table-cell>
          <table:table-cell table:style-name="ce13" office:value-type="string" calcext:value-type="string">
            <text:p>ED-5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pauliceia/equipamentos/EMEB ARLINDO FERREIRA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1" office:value-type="string" calcext:value-type="string">
            <text:p>UPA PAULICÉIA</text:p>
          </table:table-cell>
          <table:table-cell table:style-name="ce9" office:value-type="float" office:value="-46.5919766167858" calcext:value-type="float">
            <text:p>-46,5919766167858</text:p>
          </table:table-cell>
          <table:table-cell table:style-name="ce9" office:value-type="float" office:value="-23.6709087724011" calcext:value-type="float">
            <text:p>-23,6709087724011</text:p>
          </table:table-cell>
          <table:table-cell table:style-name="ce11" office:value-type="string" calcext:value-type="string">
            <text:p>SAÚDE</text:p>
          </table:table-cell>
          <table:table-cell table:style-name="ce11" office:value-type="string" calcext:value-type="string">
            <text:p>R. Miragaia, 834</text:p>
          </table:table-cell>
          <table:table-cell table:style-name="ce11" office:value-type="string" calcext:value-type="string">
            <text:p>SAU-16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pauliceia/equipamentos/UPA PAULICÉIA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2" office:value-type="string" calcext:value-type="string">
            <text:p>UPA PAULICÉIA TABOÃO</text:p>
          </table:table-cell>
          <table:table-cell table:style-name="ce9" office:value-type="float" office:value="-46.5829677881543" calcext:value-type="float">
            <text:p>-46,5829677881543</text:p>
          </table:table-cell>
          <table:table-cell table:style-name="ce9" office:value-type="float" office:value="-23.6710281869353" calcext:value-type="float">
            <text:p>-23,6710281869353</text:p>
          </table:table-cell>
          <table:table-cell table:style-name="ce12" office:value-type="string" calcext:value-type="string">
            <text:p>SAÚDE</text:p>
          </table:table-cell>
          <table:table-cell table:style-name="ce12" office:value-type="string" calcext:value-type="string">
            <text:p>R. Pedro de Tolêdo, 326</text:p>
          </table:table-cell>
          <table:table-cell table:style-name="ce11" office:value-type="string" calcext:value-type="string">
            <text:p>SAU-1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pauliceia/equipamentos/UPA PAULICÉIA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3" office:value-type="string" calcext:value-type="string">
            <text:p>SAMU PAULICÉIA TABOÃO</text:p>
          </table:table-cell>
          <table:table-cell table:style-name="ce9" office:value-type="float" office:value="-46.5829481816697" calcext:value-type="float">
            <text:p>-46,5829481816697</text:p>
          </table:table-cell>
          <table:table-cell table:style-name="ce9" office:value-type="float" office:value="-23.6710283872937" calcext:value-type="float">
            <text:p>-23,6710283872937</text:p>
          </table:table-cell>
          <table:table-cell table:style-name="ce13" office:value-type="string" calcext:value-type="string">
            <text:p>SAÚDE</text:p>
          </table:table-cell>
          <table:table-cell table:style-name="ce12" office:value-type="string" calcext:value-type="string">
            <text:p>R. Pedro de Tolêdo, 326</text:p>
          </table:table-cell>
          <table:table-cell table:style-name="ce11" office:value-type="string" calcext:value-type="string">
            <text:p>SAU-1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pauliceia/equipamentos/UPA PAULICÉIA.MOV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1" office:value-type="string" calcext:value-type="string">
            <text:p>Praça João Segura</text:p>
          </table:table-cell>
          <table:table-cell office:value-type="float" office:value="-46.5964991327946" calcext:value-type="float">
            <text:p>-46,5964991327946</text:p>
          </table:table-cell>
          <table:table-cell office:value-type="float" office:value="-23.6719368310094" calcext:value-type="float">
            <text:p>-23,6719368310094</text:p>
          </table:table-cell>
          <table:table-cell table:style-name="ce11" office:value-type="string" calcext:value-type="string">
            <text:p>REQUALIFICAÇÃO DE ÁREAS URBANAS </text:p>
          </table:table-cell>
          <table:table-cell table:style-name="ce11" office:value-type="string" calcext:value-type="string">
            <text:p>Rua Bom Retiro 535</text:p>
          </table:table-cell>
          <table:table-cell table:style-name="ce11" office:value-type="string" calcext:value-type="string">
            <text:p>AUR-11</text:p>
          </table:table-cell>
          <table:table-cell table:style-name="ce33"/>
          <table:table-cell table:style-name="ce42" office:value-type="string" calcext:value-type="string">
            <text:p>REQUALIFICAÇÃO</text:p>
          </table:table-cell>
          <table:table-cell office:value-type="string" calcext:value-type="string">
            <text:p>videos/pauliceia/equipamentos/Praça João Segura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RIO GRANDE</text:p>
          </table:table-cell>
          <table:table-cell table:style-name="ce11" office:value-type="string" calcext:value-type="string">
            <text:p>EMEB RIACHO GRANDE </text:p>
          </table:table-cell>
          <table:table-cell table:style-name="ce9" office:value-type="float" office:value="-46.5280899675932" calcext:value-type="float">
            <text:p>-46,5280899675932</text:p>
          </table:table-cell>
          <table:table-cell table:style-name="ce9" office:value-type="float" office:value="-23.783601633308" calcext:value-type="float">
            <text:p>-23,783601633308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R. Marcílio Conrado, 700</text:p>
          </table:table-cell>
          <table:table-cell table:style-name="ce11" office:value-type="string" calcext:value-type="string">
            <text:p>ED-57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rio_grande/equipamentos/EMEB 1 RIACHO GRANDE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EMEB CECÍLIA OVIVEIRA TURBAY</text:p>
          </table:table-cell>
          <table:table-cell table:style-name="ce9" office:value-type="float" office:value="-46.5285080790038" calcext:value-type="float">
            <text:p>-46,5285080790038</text:p>
          </table:table-cell>
          <table:table-cell table:style-name="ce9" office:value-type="float" office:value="-23.7832724004566" calcext:value-type="float">
            <text:p>-23,7832724004566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Marcílio Conrado, 360</text:p>
          </table:table-cell>
          <table:table-cell table:style-name="ce11" office:value-type="string" calcext:value-type="string">
            <text:p>ED-5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rio_grande/equipamentos/EMEB 2 CECILIA OLIVEIRA TURBAY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EMEB PROFESSORA SUZETE APARECIDA</text:p>
          </table:table-cell>
          <table:table-cell table:style-name="ce9" office:value-type="float" office:value="-46.5300352460622" calcext:value-type="float">
            <text:p>-46,5300352460622</text:p>
          </table:table-cell>
          <table:table-cell table:style-name="ce9" office:value-type="float" office:value="-23.7829592680254" calcext:value-type="float">
            <text:p>-23,7829592680254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Sexto Guazeli 171</text:p>
          </table:table-cell>
          <table:table-cell table:style-name="ce11" office:value-type="string" calcext:value-type="string">
            <text:p>ED-5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rio_grande/equipamentos/EMEB 3 PROFESSORA SUZETE APARECIDA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EMEB BRUNO MASSONE</text:p>
          </table:table-cell>
          <table:table-cell table:style-name="ce9" office:value-type="float" office:value="-46.5214784772787" calcext:value-type="float">
            <text:p>-46,5214784772787</text:p>
          </table:table-cell>
          <table:table-cell table:style-name="ce9" office:value-type="float" office:value="-23.7753860851346" calcext:value-type="float">
            <text:p>-23,7753860851346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<text:s/>R. Cintra, 20</text:p>
          </table:table-cell>
          <table:table-cell table:style-name="ce11" office:value-type="string" calcext:value-type="string">
            <text:p>ED-6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rio_grande/equipamentos/EMEB 4 BRUNO MASSONE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SAMU/UPA RIACHO GRANDE</text:p>
          </table:table-cell>
          <table:table-cell table:style-name="ce9" office:value-type="float" office:value="-46.5298765492974" calcext:value-type="float">
            <text:p>-46,5298765492974</text:p>
          </table:table-cell>
          <table:table-cell table:style-name="ce9" office:value-type="float" office:value="-23.781976532232" calcext:value-type="float">
            <text:p>-23,781976532232</text:p>
          </table:table-cell>
          <table:table-cell table:style-name="ce12" office:value-type="string" calcext:value-type="string">
            <text:p>SAÚDE</text:p>
          </table:table-cell>
          <table:table-cell table:style-name="ce12" office:value-type="string" calcext:value-type="string">
            <text:p>R. Marcílio Conrado, 333</text:p>
          </table:table-cell>
          <table:table-cell table:style-name="ce11" office:value-type="string" calcext:value-type="string">
            <text:p>SAU-19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rio_grande/equipamentos/SAMU-UPA- RIACHO GRANDE.MOV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UBS RIACHO GRANDE</text:p>
          </table:table-cell>
          <table:table-cell table:style-name="ce9" office:value-type="float" office:value="-46.5296843913014" calcext:value-type="float">
            <text:p>-46,5296843913014</text:p>
          </table:table-cell>
          <table:table-cell table:style-name="ce9" office:value-type="float" office:value="-23.7798111506531" calcext:value-type="float">
            <text:p>-23,7798111506531</text:p>
          </table:table-cell>
          <table:table-cell table:style-name="ce12" office:value-type="string" calcext:value-type="string">
            <text:p>SAÚDE</text:p>
          </table:table-cell>
          <table:table-cell table:style-name="ce12" office:value-type="string" calcext:value-type="string">
            <text:p>R. Santa Maria, 20</text:p>
          </table:table-cell>
          <table:table-cell table:style-name="ce11" office:value-type="string" calcext:value-type="string">
            <text:p>SAU-2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rio_grande/equipamentos/UBS RIACHO GRANDE.MOV</text:p>
          </table:table-cell>
          <table:table-cell table:number-columns-repeated="53"/>
        </table:table-row>
        <table:table-row table:style-name="ro2">
          <table:table-cell table:style-name="ce4" office:value-type="string" calcext:value-type="string">
            <text:p>RIO GRANDE</text:p>
          </table:table-cell>
          <table:table-cell table:style-name="ce16" office:value-type="string" calcext:value-type="string">
            <text:p>Rio Grande - E.I/ Fundamental / Integral EMEB GRACILIANO RAMOS</text:p>
          </table:table-cell>
          <table:table-cell table:style-name="ce9" office:value-type="float" office:value="-46.5291137325692" calcext:value-type="float">
            <text:p>-46,5291137325692</text:p>
          </table:table-cell>
          <table:table-cell table:style-name="ce9" office:value-type="float" office:value="-23.7796813490051" calcext:value-type="float">
            <text:p>-23,7796813490051</text:p>
          </table:table-cell>
          <table:table-cell table:style-name="ce16" office:value-type="string" calcext:value-type="string">
            <text:p>EDUCAÇÃO</text:p>
          </table:table-cell>
          <table:table-cell table:style-name="ce16" office:value-type="string" calcext:value-type="string">
            <text:p>R. João D'Ângelo, 71 - Vila do Rio Grande, CEP 09830-350</text:p>
          </table:table-cell>
          <table:table-cell table:style-name="ce11" office:value-type="string" calcext:value-type="string">
            <text:p>ED-61</text:p>
          </table:table-cell>
          <table:table-cell table:style-name="ce33" office:value-type="float" office:value="3" calcext:value-type="float">
            <text:p>3</text:p>
          </table:table-cell>
          <table:table-cell table:style-name="ce12" office:value-type="string" calcext:value-type="string">
            <text:p>REFORMA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TABOÃO</text:p>
          </table:table-cell>
          <table:table-cell table:style-name="ce11" office:value-type="string" calcext:value-type="string">
            <text:p>Praça José Pino Cassetari</text:p>
          </table:table-cell>
          <table:table-cell office:value-type="float" office:value="-46.5992717424695" calcext:value-type="float">
            <text:p>-46,5992717424695</text:p>
          </table:table-cell>
          <table:table-cell office:value-type="float" office:value="-23.6564574199165" calcext:value-type="float">
            <text:p>-23,6564574199165</text:p>
          </table:table-cell>
          <table:table-cell table:style-name="ce11" office:value-type="string" calcext:value-type="string">
            <text:p>REQUALIFICAÇÃO DE ÁREAS URBANAS </text:p>
          </table:table-cell>
          <table:table-cell table:style-name="ce11" office:value-type="string" calcext:value-type="string">
            <text:p>Rua Neuchatel , 270</text:p>
          </table:table-cell>
          <table:table-cell table:style-name="ce11" office:value-type="string" calcext:value-type="string">
            <text:p>AUR-12</text:p>
          </table:table-cell>
          <table:table-cell table:style-name="ce33" office:value-type="float" office:value="3" calcext:value-type="float">
            <text:p>3</text:p>
          </table:table-cell>
          <table:table-cell table:style-name="ce42" office:value-type="string" calcext:value-type="string">
            <text:p>REQUALIFICAÇÃO</text:p>
          </table:table-cell>
          <table:table-cell table:style-name="ce43" office:value-type="string" calcext:value-type="string">
            <text:p>videos/taboao/equipamentos/Praça José Pino Cassetari.MOV</text:p>
          </table:table-cell>
          <table:table-cell table:number-columns-repeated="53"/>
        </table:table-row>
        <table:table-row table:style-name="ro2">
          <table:table-cell table:style-name="ce5" office:value-type="string" calcext:value-type="string">
            <text:p>TABOÃO</text:p>
          </table:table-cell>
          <table:table-cell table:style-name="ce24" office:value-type="string" calcext:value-type="string">
            <text:p>Taboão - E. Infantil/ Fundamental/ <text:s/>ESCOLA ESTADUAL PROF. JORGE RAHME</text:p>
          </table:table-cell>
          <table:table-cell table:style-name="ce9" office:value-type="float" office:value="-46.6055473180288" calcext:value-type="float">
            <text:p>-46,6055473180288</text:p>
          </table:table-cell>
          <table:table-cell table:style-name="ce9" office:value-type="float" office:value="-23.6605916062763" calcext:value-type="float">
            <text:p>-23,6605916062763</text:p>
          </table:table-cell>
          <table:table-cell table:style-name="ce24" office:value-type="string" calcext:value-type="string">
            <text:p>EDUCAÇÃO</text:p>
          </table:table-cell>
          <table:table-cell table:style-name="ce24" office:value-type="string" calcext:value-type="string">
            <text:p>Av. do Taboão, 3550 - Vila Santa Luzia, CEP 09656-000</text:p>
          </table:table-cell>
          <table:table-cell table:style-name="ce14"/>
          <table:table-cell table:style-name="ce41"/>
          <table:table-cell table:style-name="ce12" office:value-type="string" calcext:value-type="string">
            <text:p>REFORMA</text:p>
          </table:table-cell>
          <table:table-cell office:value-type="string" calcext:value-type="string">
            <text:p>videos/taboao/equipamentos/ESCOLA ESTADUAL PROF <text:s/>JORGE RAHME.MOV</text:p>
          </table:table-cell>
          <table:table-cell table:number-columns-repeated="53"/>
        </table:table-row>
        <table:table-row table:style-name="ro1">
          <table:table-cell table:style-name="ce5" office:value-type="string" calcext:value-type="string">
            <text:p>TABOÃO</text:p>
          </table:table-cell>
          <table:table-cell table:style-name="ce12" office:value-type="string" calcext:value-type="string">
            <text:p>Taboão - Creche/Integral</text:p>
          </table:table-cell>
          <table:table-cell table:style-name="ce9" office:value-type="float" office:value="-46.6003448937736" calcext:value-type="float">
            <text:p>-46,6003448937736</text:p>
          </table:table-cell>
          <table:table-cell table:style-name="ce9" office:value-type="float" office:value="-23.6568346440463" calcext:value-type="float">
            <text:p>-23,6568346440463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dos Alpes, alt. 109 - Suiço, CEP 09663-070</text:p>
          </table:table-cell>
          <table:table-cell table:style-name="ce12"/>
          <table:table-cell table:style-name="ce34"/>
          <table:table-cell table:style-name="ce12" office:value-type="string" calcext:value-type="string">
            <text:p>NOVO</text:p>
          </table:table-cell>
          <table:table-cell office:value-type="string" calcext:value-type="string">
            <text:p>videos/taboao/equipamentos/Taboão - CrecheIntegral.MOV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ONTANHÃO</text:p>
          </table:table-cell>
          <table:table-cell office:value-type="string" calcext:value-type="string">
            <text:p>Ecoponto</text:p>
          </table:table-cell>
          <table:table-cell office:value-type="float" office:value="-46.521962426713" calcext:value-type="float">
            <text:p>-46,5219624267130</text:p>
          </table:table-cell>
          <table:table-cell office:value-type="float" office:value="-23.7146731492233" calcext:value-type="float">
            <text:p>-23,7146731492233</text:p>
          </table:table-cell>
          <table:table-cell office:value-type="string" calcext:value-type="string">
            <text:p>COLETA SELETIVA</text:p>
          </table:table-cell>
          <table:table-cell table:number-columns-repeated="3"/>
          <table:table-cell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OS ALVARENGA</text:p>
          </table:table-cell>
          <table:table-cell office:value-type="string" calcext:value-type="string">
            <text:p>Ecoponto</text:p>
          </table:table-cell>
          <table:table-cell office:value-type="float" office:value="-46.5989389994823" calcext:value-type="float">
            <text:p>-46,5989389994823</text:p>
          </table:table-cell>
          <table:table-cell office:value-type="float" office:value="-23.7412180858199" calcext:value-type="float">
            <text:p>-23,7412180858199</text:p>
          </table:table-cell>
          <table:table-cell office:value-type="string" calcext:value-type="string">
            <text:p>COLETA SELETIVA</text:p>
          </table:table-cell>
          <table:table-cell table:number-columns-repeated="3"/>
          <table:table-cell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ALNEARIA</text:p>
          </table:table-cell>
          <table:table-cell office:value-type="string" calcext:value-type="string">
            <text:p>Ecoponto</text:p>
          </table:table-cell>
          <table:table-cell office:value-type="float" office:value="-46.5371284376681" calcext:value-type="float">
            <text:p>-46,5371284376681</text:p>
          </table:table-cell>
          <table:table-cell office:value-type="float" office:value="-23.7601003644918" calcext:value-type="float">
            <text:p>-23,7601003644918</text:p>
          </table:table-cell>
          <table:table-cell office:value-type="string" calcext:value-type="string">
            <text:p>COLETA SELETIVA</text:p>
          </table:table-cell>
          <table:table-cell table:number-columns-repeated="3"/>
          <table:table-cell office:value-type="string" calcext:value-type="string">
            <text:p>EXISTENT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ÓS BALSA</text:p>
          </table:table-cell>
          <table:table-cell office:value-type="string" calcext:value-type="string">
            <text:p>Balsa</text:p>
          </table:table-cell>
          <table:table-cell table:style-name="Default" office:value-type="float" office:value="-46.5442048550157" calcext:value-type="float">
            <text:p>-46,5442048550157</text:p>
          </table:table-cell>
          <table:table-cell table:style-name="Default" office:value-type="float" office:value="-23.8099634409065" calcext:value-type="float">
            <text:p>-23,8099634409065</text:p>
          </table:table-cell>
          <table:table-cell office:value-type="string" calcext:value-type="string">
            <text:p>REQUALIFICAÇÃO DE ÁREAS URBANAS </text:p>
          </table:table-cell>
          <table:table-cell office:value-type="string" calcext:value-type="string">
            <text:p>Bairro Capivari</text:p>
          </table:table-cell>
          <table:table-cell table:number-columns-repeated="2"/>
          <table:table-cell office:value-type="string" calcext:value-type="string">
            <text:p>NOVO</text:p>
          </table:table-cell>
          <table:table-cell table:style-name="Default" office:value-type="string" calcext:value-type="string">
            <text:p>novos_equipamentos/Balsa - Bairro Capivari.MOV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OS FINCO</text:p>
          </table:table-cell>
          <table:table-cell office:value-type="string" calcext:value-type="string">
            <text:p>Balsa</text:p>
          </table:table-cell>
          <table:table-cell table:style-name="Default" office:value-type="float" office:value="-46.542878252796" calcext:value-type="float">
            <text:p>-46,542878252796</text:p>
          </table:table-cell>
          <table:table-cell table:style-name="Default" office:value-type="float" office:value="-23.8050327051943" calcext:value-type="float">
            <text:p>-23,8050327051943</text:p>
          </table:table-cell>
          <table:table-cell office:value-type="string" calcext:value-type="string">
            <text:p>REQUALIFICAÇÃO DE ÁREAS URBANAS </text:p>
          </table:table-cell>
          <table:table-cell office:value-type="string" calcext:value-type="string">
            <text:p>Bairro Fincos</text:p>
          </table:table-cell>
          <table:table-cell table:number-columns-repeated="2"/>
          <table:table-cell office:value-type="string" calcext:value-type="string">
            <text:p>NOVO</text:p>
          </table:table-cell>
          <table:table-cell table:style-name="Default" office:value-type="string" calcext:value-type="string">
            <text:p>novos_equipamentos/Balsa - Bairro Fincos.MOV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ULICEIA</text:p>
          </table:table-cell>
          <table:table-cell office:value-type="string" calcext:value-type="string">
            <text:p>Base de Segurança</text:p>
          </table:table-cell>
          <table:table-cell table:style-name="Default" office:value-type="float" office:value="-46.5809722222222" calcext:value-type="float">
            <text:p>-46,5809722222222</text:p>
          </table:table-cell>
          <table:table-cell table:style-name="Default" office:value-type="float" office:value="-23.6723197110406" calcext:value-type="float">
            <text:p>-23,6723197110406</text:p>
          </table:table-cell>
          <table:table-cell office:value-type="string" calcext:value-type="string">
            <text:p>BASE DE VIGILÂNCIA</text:p>
          </table:table-cell>
          <table:table-cell office:value-type="string" calcext:value-type="string">
            <text:p>Av Lions x Rua Cesar Magnani</text:p>
          </table:table-cell>
          <table:table-cell table:number-columns-repeated="2"/>
          <table:table-cell office:value-type="string" calcext:value-type="string">
            <text:p>NOVO</text:p>
          </table:table-cell>
          <table:table-cell table:style-name="Default" office:value-type="string" calcext:value-type="string">
            <text:p>novos_equipamentos/Base de Segurança - Pauliceia - Av Lions x Rua Cesar Magnani.MOV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ÓS BALSA</text:p>
          </table:table-cell>
          <table:table-cell office:value-type="string" calcext:value-type="string">
            <text:p>Base de Segurança</text:p>
          </table:table-cell>
          <table:table-cell table:style-name="Default" office:value-type="float" office:value="-46.5943034471485" calcext:value-type="float">
            <text:p>-46,5943034471485</text:p>
          </table:table-cell>
          <table:table-cell table:style-name="Default" office:value-type="float" office:value="-23.8429490112942" calcext:value-type="float">
            <text:p>-23,8429490112942</text:p>
          </table:table-cell>
          <table:table-cell office:value-type="string" calcext:value-type="string">
            <text:p>BASE DE VIGILÂNCIA</text:p>
          </table:table-cell>
          <table:table-cell office:value-type="string" calcext:value-type="string">
            <text:p>Estrada do Rio Acima n°12.500</text:p>
          </table:table-cell>
          <table:table-cell table:number-columns-repeated="2"/>
          <table:table-cell office:value-type="string" calcext:value-type="string">
            <text:p>NOVO</text:p>
          </table:table-cell>
          <table:table-cell table:style-name="Default" office:value-type="string" calcext:value-type="string">
            <text:p>novos_equipamentos/Base de Segurança - Pós Balsas - Santa Cruz - Estrada do Rio Acima n°12.500.MOV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OS ALVARENGA</text:p>
          </table:table-cell>
          <table:table-cell office:value-type="string" calcext:value-type="string">
            <text:p>Base de Vigilancia</text:p>
          </table:table-cell>
          <table:table-cell table:style-name="Default" office:value-type="float" office:value="-46.6008152246074" calcext:value-type="float">
            <text:p>-46,6008152246074</text:p>
          </table:table-cell>
          <table:table-cell table:style-name="Default" office:value-type="float" office:value="-23.7423921177247" calcext:value-type="float">
            <text:p>-23,7423921177247</text:p>
          </table:table-cell>
          <table:table-cell office:value-type="string" calcext:value-type="string">
            <text:p>BASE DE VIGILÂNCIA</text:p>
          </table:table-cell>
          <table:table-cell office:value-type="string" calcext:value-type="string">
            <text:p>Estrada dos Alvarengas n° 5815</text:p>
          </table:table-cell>
          <table:table-cell table:number-columns-repeated="2"/>
          <table:table-cell office:value-type="string" calcext:value-type="string">
            <text:p>NOVO</text:p>
          </table:table-cell>
          <table:table-cell table:style-name="Default" office:value-type="string" calcext:value-type="string">
            <text:p>novos_equipamentos/Base de Vigilancia - Estrada dos Alvarengas n° 5815.MOV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INDEPENDÊNCIA</text:p>
          </table:table-cell>
          <table:table-cell office:value-type="string" calcext:value-type="string">
            <text:p>Caps AD Infanto Juvenil</text:p>
          </table:table-cell>
          <table:table-cell table:style-name="Default" office:value-type="float" office:value="-46.5872683715609" calcext:value-type="float">
            <text:p>-46,5872683715609</text:p>
          </table:table-cell>
          <table:table-cell table:style-name="Default" office:value-type="float" office:value="-23.7133201997197" calcext:value-type="float">
            <text:p>-23,7133201997197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Rua Jose Dias Donadelli n°190</text:p>
          </table:table-cell>
          <table:table-cell table:number-columns-repeated="2"/>
          <table:table-cell office:value-type="string" calcext:value-type="string">
            <text:p>NOVO</text:p>
          </table:table-cell>
          <table:table-cell table:style-name="Default" office:value-type="string" calcext:value-type="string">
            <text:p>novos_equipamentos/Caps AD Infanto Juvenil - pós-balsas- Rua Jose Dias Donadelli n°190.MOV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ÓS BALSA</text:p>
          </table:table-cell>
          <table:table-cell office:value-type="string" calcext:value-type="string">
            <text:p>Casa de Triagem</text:p>
          </table:table-cell>
          <table:table-cell table:style-name="Default" office:value-type="float" office:value="-46.5986782420347" calcext:value-type="float">
            <text:p>-46,5986782420347</text:p>
          </table:table-cell>
          <table:table-cell table:style-name="Default" office:value-type="float" office:value="-23.844610474622" calcext:value-type="float">
            <text:p>-23,844610474622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Estrada do Rio Acima n° 12.965</text:p>
          </table:table-cell>
          <table:table-cell table:number-columns-repeated="2"/>
          <table:table-cell office:value-type="string" calcext:value-type="string">
            <text:p>NOVO</text:p>
          </table:table-cell>
          <table:table-cell table:style-name="Default" office:value-type="string" calcext:value-type="string">
            <text:p>novos_equipamentos/Casa de Triagem Estrada do Rio Acima n° 12.965.MOV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ALNEARIA</text:p>
          </table:table-cell>
          <table:table-cell office:value-type="string" calcext:value-type="string">
            <text:p>COLETA SELETIVA </text:p>
          </table:table-cell>
          <table:table-cell table:style-name="Default" office:value-type="float" office:value="-46.590961944118" calcext:value-type="float">
            <text:p>-46,590961944118</text:p>
          </table:table-cell>
          <table:table-cell table:style-name="Default" office:value-type="float" office:value="-23.7729892914988" calcext:value-type="float">
            <text:p>-23,7729892914988</text:p>
          </table:table-cell>
          <table:table-cell office:value-type="string" calcext:value-type="string">
            <text:p>COLETA SELETIVA</text:p>
          </table:table-cell>
          <table:table-cell office:value-type="string" calcext:value-type="string">
            <text:p>Rua Manaus n°182</text:p>
          </table:table-cell>
          <table:table-cell table:number-columns-repeated="2"/>
          <table:table-cell office:value-type="string" calcext:value-type="string">
            <text:p>NOVO</text:p>
          </table:table-cell>
          <table:table-cell table:style-name="Default" office:value-type="string" calcext:value-type="string">
            <text:p>novos_equipamentos/Coleta Seletiva - Bairro Balneária - Rua Manaus n°182.MOV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ATISTINI</text:p>
          </table:table-cell>
          <table:table-cell office:value-type="string" calcext:value-type="string">
            <text:p>Coleta Seletiva</text:p>
          </table:table-cell>
          <table:table-cell table:style-name="Default" office:value-type="float" office:value="-46.6025239425471" calcext:value-type="float">
            <text:p>-46,6025239425471</text:p>
          </table:table-cell>
          <table:table-cell table:style-name="Default" office:value-type="float" office:value="-23.7718661012906" calcext:value-type="float">
            <text:p>-23,7718661012906</text:p>
          </table:table-cell>
          <table:table-cell office:value-type="string" calcext:value-type="string">
            <text:p>COLETA SELETIVA</text:p>
          </table:table-cell>
          <table:table-cell office:value-type="string" calcext:value-type="string">
            <text:p>Rua Ponta Grossa n°617</text:p>
          </table:table-cell>
          <table:table-cell table:number-columns-repeated="2"/>
          <table:table-cell office:value-type="string" calcext:value-type="string">
            <text:p>NOVO</text:p>
          </table:table-cell>
          <table:table-cell table:style-name="Default" office:value-type="string" calcext:value-type="string">
            <text:p>novos_equipamentos/Coleta Seletiva - Bairro Batistini - Rua Ponta Grossa n°617.MOV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OTUJURU</text:p>
          </table:table-cell>
          <table:table-cell office:value-type="string" calcext:value-type="string">
            <text:p>Coleta Seletiva</text:p>
          </table:table-cell>
          <table:table-cell table:style-name="Default" office:value-type="float" office:value="-46.5577445444243" calcext:value-type="float">
            <text:p>-46,5577445444243</text:p>
          </table:table-cell>
          <table:table-cell table:style-name="Default" office:value-type="float" office:value="-23.7498388888889" calcext:value-type="float">
            <text:p>-23,7498388888889</text:p>
          </table:table-cell>
          <table:table-cell office:value-type="string" calcext:value-type="string">
            <text:p>COLETA SELETIVA</text:p>
          </table:table-cell>
          <table:table-cell office:value-type="string" calcext:value-type="string">
            <text:p>Av Nicola Demarchi n°1691</text:p>
          </table:table-cell>
          <table:table-cell table:number-columns-repeated="2"/>
          <table:table-cell office:value-type="string" calcext:value-type="string">
            <text:p>NOVO</text:p>
          </table:table-cell>
          <table:table-cell table:style-name="Default" office:value-type="string" calcext:value-type="string">
            <text:p>novos_equipamentos/Coleta Seletiva - Botujuru - Av Nicola Demarchi n°1691.MOV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OS ALVARENGA</text:p>
          </table:table-cell>
          <table:table-cell office:value-type="string" calcext:value-type="string">
            <text:p>Coleta Seletiva</text:p>
          </table:table-cell>
          <table:table-cell table:style-name="Default" office:value-type="float" office:value="-46.5986964455542" calcext:value-type="float">
            <text:p>-46,5986964455542</text:p>
          </table:table-cell>
          <table:table-cell table:style-name="Default" office:value-type="float" office:value="-23.7413558975445" calcext:value-type="float">
            <text:p>-23,7413558975445</text:p>
          </table:table-cell>
          <table:table-cell office:value-type="string" calcext:value-type="string">
            <text:p>COLETA SELETIVA</text:p>
          </table:table-cell>
          <table:table-cell office:value-type="string" calcext:value-type="string">
            <text:p>Estrada dos Alvarengas n° 6233</text:p>
          </table:table-cell>
          <table:table-cell table:number-columns-repeated="2"/>
          <table:table-cell office:value-type="string" calcext:value-type="string">
            <text:p>NOVO</text:p>
          </table:table-cell>
          <table:table-cell table:style-name="Default" office:value-type="string" calcext:value-type="string">
            <text:p>novos_equipamentos/Coleta Seletiva - Estrada dos Alvarengas n° 6233.MOV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ONTANHÃO</text:p>
          </table:table-cell>
          <table:table-cell office:value-type="string" calcext:value-type="string">
            <text:p>COLETA SELETIVA </text:p>
          </table:table-cell>
          <table:table-cell table:style-name="Default" office:value-type="float" office:value="-46.522083001044" calcext:value-type="float">
            <text:p>-46,522083001044</text:p>
          </table:table-cell>
          <table:table-cell table:style-name="Default" office:value-type="float" office:value="-23.7145959786491" calcext:value-type="float">
            <text:p>-23,7145959786491</text:p>
          </table:table-cell>
          <table:table-cell office:value-type="string" calcext:value-type="string">
            <text:p>COLETA SELETIVA</text:p>
          </table:table-cell>
          <table:table-cell office:value-type="string" calcext:value-type="string">
            <text:p>COLETA SELETIVA - MONTANHAO 02</text:p>
          </table:table-cell>
          <table:table-cell table:number-columns-repeated="2"/>
          <table:table-cell office:value-type="string" calcext:value-type="string">
            <text:p>NOVO</text:p>
          </table:table-cell>
          <table:table-cell table:style-name="Default" office:value-type="string" calcext:value-type="string">
            <text:p>novos_equipamentos/Coleta Seletiva - Montanhao - Rua Alto da Boa Vista.MOV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ONTANHÃO</text:p>
          </table:table-cell>
          <table:table-cell office:value-type="string" calcext:value-type="string">
            <text:p>Coleta Seletiva – Montanhao</text:p>
          </table:table-cell>
          <table:table-cell table:style-name="Default" office:value-type="float" office:value="-46.5397562542479" calcext:value-type="float">
            <text:p>-46,5397562542479</text:p>
          </table:table-cell>
          <table:table-cell table:style-name="Default" office:value-type="float" office:value="-23.7407405549852" calcext:value-type="float">
            <text:p>-23,7407405549852</text:p>
          </table:table-cell>
          <table:table-cell office:value-type="string" calcext:value-type="string">
            <text:p>COLETA SELETIVA</text:p>
          </table:table-cell>
          <table:table-cell office:value-type="string" calcext:value-type="string">
            <text:p>Rua Tanger n°48</text:p>
          </table:table-cell>
          <table:table-cell table:number-columns-repeated="2"/>
          <table:table-cell office:value-type="string" calcext:value-type="string">
            <text:p>NOVO</text:p>
          </table:table-cell>
          <table:table-cell table:style-name="Default" office:value-type="string" calcext:value-type="string">
            <text:p>novos_equipamentos/Coleta Seletiva - Montanhao - Rua Tanger n°48.MOV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OTUJURU</text:p>
          </table:table-cell>
          <table:table-cell office:value-type="string" calcext:value-type="string">
            <text:p>Creche Integral</text:p>
          </table:table-cell>
          <table:table-cell table:style-name="Default" office:value-type="float" office:value="-46.5564761245173" calcext:value-type="float">
            <text:p>-46,5564761245173</text:p>
          </table:table-cell>
          <table:table-cell table:style-name="Default" office:value-type="float" office:value="-23.7452758920978" calcext:value-type="float">
            <text:p>-23,7452758920978</text:p>
          </table:table-cell>
          <table:table-cell office:value-type="string" calcext:value-type="string">
            <text:p>EDUCAÇÃO</text:p>
          </table:table-cell>
          <table:table-cell office:value-type="string" calcext:value-type="string">
            <text:p>Avenida Nicola Demarchi - n 520</text:p>
          </table:table-cell>
          <table:table-cell table:number-columns-repeated="2"/>
          <table:table-cell office:value-type="string" calcext:value-type="string">
            <text:p>NOVO</text:p>
          </table:table-cell>
          <table:table-cell table:style-name="Default" office:value-type="string" calcext:value-type="string">
            <text:p>novos_equipamentos/Creche Integral - Botujuru - Avenida Nicola Demarchi - n 520.MOV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IO GRANDE</text:p>
          </table:table-cell>
          <table:table-cell office:value-type="string" calcext:value-type="string">
            <text:p>E.I Fundamental <text:s/>Integral</text:p>
          </table:table-cell>
          <table:table-cell table:style-name="Default" office:value-type="float" office:value="-46.5289556485329" calcext:value-type="float">
            <text:p>-46,5289556485329</text:p>
          </table:table-cell>
          <table:table-cell table:style-name="Default" office:value-type="float" office:value="-23.7797219425887" calcext:value-type="float">
            <text:p>-23,7797219425887</text:p>
          </table:table-cell>
          <table:table-cell office:value-type="string" calcext:value-type="string">
            <text:p>EDUCAÇÃO</text:p>
          </table:table-cell>
          <table:table-cell office:value-type="string" calcext:value-type="string">
            <text:p>Rio Grande</text:p>
          </table:table-cell>
          <table:table-cell table:number-columns-repeated="2"/>
          <table:table-cell office:value-type="string" calcext:value-type="string">
            <text:p>NOVO</text:p>
          </table:table-cell>
          <table:table-cell table:style-name="Default" office:value-type="string" calcext:value-type="string">
            <text:p>novos_equipamentos/E.I Fundamental <text:s/>Integral - Rio Grande.MOV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OTUJURU</text:p>
          </table:table-cell>
          <table:table-cell office:value-type="string" calcext:value-type="string">
            <text:p>E.I. Fundamental Integral</text:p>
          </table:table-cell>
          <table:table-cell table:style-name="Default" office:value-type="float" office:value="-46.5555193020441" calcext:value-type="float">
            <text:p>-46,5555193020441</text:p>
          </table:table-cell>
          <table:table-cell table:style-name="Default" office:value-type="float" office:value="-23.7456193443116" calcext:value-type="float">
            <text:p>-23,7456193443116</text:p>
          </table:table-cell>
          <table:table-cell office:value-type="string" calcext:value-type="string">
            <text:p>EDUCAÇÃO</text:p>
          </table:table-cell>
          <table:table-cell office:value-type="string" calcext:value-type="string">
            <text:p>Avenida Nicola Demarchi - n 520</text:p>
          </table:table-cell>
          <table:table-cell table:number-columns-repeated="2"/>
          <table:table-cell office:value-type="string" calcext:value-type="string">
            <text:p>NOVO</text:p>
          </table:table-cell>
          <table:table-cell table:style-name="Default" office:value-type="string" calcext:value-type="string">
            <text:p>novos_equipamentos/E.I. Fundamental Integral - Botujuru - Avenida Nicola Demarchi - n 520.MOV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ONTANHÃO</text:p>
          </table:table-cell>
          <table:table-cell office:value-type="string" calcext:value-type="string">
            <text:p>Montanhao – UBS</text:p>
          </table:table-cell>
          <table:table-cell table:style-name="Default" office:value-type="float" office:value="-46.5268203777309" calcext:value-type="float">
            <text:p>-46,5268203777309</text:p>
          </table:table-cell>
          <table:table-cell table:style-name="Default" office:value-type="float" office:value="-23.725399881732" calcext:value-type="float">
            <text:p>-23,725399881732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Rua Tiradentes n°1845</text:p>
          </table:table-cell>
          <table:table-cell table:number-columns-repeated="2"/>
          <table:table-cell office:value-type="string" calcext:value-type="string">
            <text:p>NOVO</text:p>
          </table:table-cell>
          <table:table-cell table:style-name="Default" office:value-type="string" calcext:value-type="string">
            <text:p>novos_equipamentos/Montanhao - UBS - Vl S. Pedro - Rua Tiradentes n°1845.MOV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ONTANHÃO</text:p>
          </table:table-cell>
          <table:table-cell office:value-type="string" calcext:value-type="string">
            <text:p>Montanhão - Creche Integral</text:p>
          </table:table-cell>
          <table:table-cell table:style-name="Default" office:value-type="float" office:value="-46.5261989389923" calcext:value-type="float">
            <text:p>-46,5261989389923</text:p>
          </table:table-cell>
          <table:table-cell table:style-name="Default" office:value-type="float" office:value="-23.7245375535483" calcext:value-type="float">
            <text:p>-23,7245375535483</text:p>
          </table:table-cell>
          <table:table-cell office:value-type="string" calcext:value-type="string">
            <text:p>EDUCAÇÃO</text:p>
          </table:table-cell>
          <table:table-cell office:value-type="string" calcext:value-type="string">
            <text:p>Rua Tiradentes n1835</text:p>
          </table:table-cell>
          <table:table-cell table:number-columns-repeated="2"/>
          <table:table-cell office:value-type="string" calcext:value-type="string">
            <text:p>NOVO</text:p>
          </table:table-cell>
          <table:table-cell table:style-name="Default" office:value-type="string" calcext:value-type="string">
            <text:p>novos_equipamentos/Montanhão - Creche Integral - Rua Tiradentes n°1845.MOV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OS ALVARENGA</text:p>
          </table:table-cell>
          <table:table-cell office:value-type="string" calcext:value-type="string">
            <text:p>Plano A - Alvarenga - Creche/Integral</text:p>
          </table:table-cell>
          <table:table-cell table:style-name="Default" office:value-type="float" office:value="-46.6125530393093" calcext:value-type="float">
            <text:p>-46,6125530393093</text:p>
          </table:table-cell>
          <table:table-cell table:style-name="Default" office:value-type="float" office:value="-23.7466425009679" calcext:value-type="float">
            <text:p>-23,7466425009679</text:p>
          </table:table-cell>
          <table:table-cell office:value-type="string" calcext:value-type="string">
            <text:p>EDUCAÇÃO</text:p>
          </table:table-cell>
          <table:table-cell office:value-type="string" calcext:value-type="string">
            <text:p>Plano A - Alvarenga - Creche/Integral</text:p>
          </table:table-cell>
          <table:table-cell table:number-columns-repeated="2"/>
          <table:table-cell office:value-type="string" calcext:value-type="string">
            <text:p>NOVO</text:p>
          </table:table-cell>
          <table:table-cell table:style-name="Default" office:value-type="string" calcext:value-type="string">
            <text:p>novos_equipamentos/Plano A - Alvarenga - Creche Integral.MOV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OS ALVARENGA</text:p>
          </table:table-cell>
          <table:table-cell office:value-type="string" calcext:value-type="string">
            <text:p>Plano A - Alvarenga - Creche/Integral/ E. Infantil</text:p>
          </table:table-cell>
          <table:table-cell table:style-name="Default" office:value-type="float" office:value="-46.6113137585197" calcext:value-type="float">
            <text:p>-46,6113137585197</text:p>
          </table:table-cell>
          <table:table-cell table:style-name="Default" office:value-type="float" office:value="-23.7469159808436" calcext:value-type="float">
            <text:p>-23,7469159808436</text:p>
          </table:table-cell>
          <table:table-cell office:value-type="string" calcext:value-type="string">
            <text:p>EDUCAÇÃO</text:p>
          </table:table-cell>
          <table:table-cell office:value-type="string" calcext:value-type="string">
            <text:p>Plano A - Alvarenga - Creche/Integral/ E. Infantil</text:p>
          </table:table-cell>
          <table:table-cell table:number-columns-repeated="2"/>
          <table:table-cell office:value-type="string" calcext:value-type="string">
            <text:p>NOVO</text:p>
          </table:table-cell>
          <table:table-cell table:style-name="Default" office:value-type="string" calcext:value-type="string">
            <text:p>novos_equipamentos/Plano A - Alvarenga - Creche Integral - E. Infantil 01.MOV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OS ALVARENGA</text:p>
          </table:table-cell>
          <table:table-cell office:value-type="string" calcext:value-type="string">
            <text:p>Plano A - Alvarenga - Fundamental / Integral/ E. Infantil</text:p>
          </table:table-cell>
          <table:table-cell table:style-name="Default" office:value-type="float" office:value="-46.6128754144581" calcext:value-type="float">
            <text:p>-46,6128754144581</text:p>
          </table:table-cell>
          <table:table-cell table:style-name="Default" office:value-type="float" office:value="-23.7468781765826" calcext:value-type="float">
            <text:p>-23,7468781765826</text:p>
          </table:table-cell>
          <table:table-cell office:value-type="string" calcext:value-type="string">
            <text:p>EDUCAÇÃO</text:p>
          </table:table-cell>
          <table:table-cell office:value-type="string" calcext:value-type="string">
            <text:p>Plano A - Alvarenga - Fundamental / Integral/ E. Infantil</text:p>
          </table:table-cell>
          <table:table-cell table:number-columns-repeated="2"/>
          <table:table-cell office:value-type="string" calcext:value-type="string">
            <text:p>NOVO</text:p>
          </table:table-cell>
          <table:table-cell table:style-name="Default" office:value-type="string" calcext:value-type="string">
            <text:p>novos_equipamentos/Plano A - Alvarenga - Fundamental - <text:s/>Integral - E. Infantil – 01.MOV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OS ALVARENGA</text:p>
          </table:table-cell>
          <table:table-cell office:value-type="string" calcext:value-type="string">
            <text:p>Plano A - Alvarenga - Fundamental / Integral/ E. Infantil</text:p>
          </table:table-cell>
          <table:table-cell table:style-name="Default" office:value-type="float" office:value="-46.6128754144581" calcext:value-type="float">
            <text:p>-46,6128754144581</text:p>
          </table:table-cell>
          <table:table-cell table:style-name="Default" office:value-type="float" office:value="-23.7468781765826" calcext:value-type="float">
            <text:p>-23,7468781765826</text:p>
          </table:table-cell>
          <table:table-cell office:value-type="string" calcext:value-type="string">
            <text:p>EDUCAÇÃO</text:p>
          </table:table-cell>
          <table:table-cell office:value-type="string" calcext:value-type="string">
            <text:p>Plano A - Alvarenga - Fundamental / Integral/ E. Infantil</text:p>
          </table:table-cell>
          <table:table-cell table:number-columns-repeated="2"/>
          <table:table-cell office:value-type="string" calcext:value-type="string">
            <text:p>NOVO</text:p>
          </table:table-cell>
          <table:table-cell table:style-name="Default" office:value-type="string" calcext:value-type="string">
            <text:p>novos_equipamentos/Plano A - Alvarenga - Fundamental - <text:s/>Integral - E. Infantil – 02.MOV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OS ALVARENGA</text:p>
          </table:table-cell>
          <table:table-cell office:value-type="string" calcext:value-type="string">
            <text:p>Plano B - Alvarenga - Creche/Integral</text:p>
          </table:table-cell>
          <table:table-cell table:style-name="Default" office:value-type="float" office:value="-46.6119960771579" calcext:value-type="float">
            <text:p>-46,6119960771579</text:p>
          </table:table-cell>
          <table:table-cell table:style-name="Default" office:value-type="float" office:value="-23.7415637629892" calcext:value-type="float">
            <text:p>-23,7415637629892</text:p>
          </table:table-cell>
          <table:table-cell office:value-type="string" calcext:value-type="string">
            <text:p>EDUCAÇÃO</text:p>
          </table:table-cell>
          <table:table-cell office:value-type="string" calcext:value-type="string">
            <text:p>Plano B - Alvarenga - Creche/Integral</text:p>
          </table:table-cell>
          <table:table-cell table:number-columns-repeated="2"/>
          <table:table-cell office:value-type="string" calcext:value-type="string">
            <text:p>NOVO</text:p>
          </table:table-cell>
          <table:table-cell table:style-name="Default" office:value-type="string" calcext:value-type="string">
            <text:p>novos_equipamentos/Plano B - Alvarenga - Creche Integral.MOV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OS ALVARENGA</text:p>
          </table:table-cell>
          <table:table-cell office:value-type="string" calcext:value-type="string">
            <text:p>Plano B - Alvarenga - Creche/Integral/ E. Infantil</text:p>
          </table:table-cell>
          <table:table-cell table:style-name="Default" office:value-type="float" office:value="-46.6121043095869" calcext:value-type="float">
            <text:p>-46,6121043095869</text:p>
          </table:table-cell>
          <table:table-cell table:style-name="Default" office:value-type="float" office:value="-23.7411320015265" calcext:value-type="float">
            <text:p>-23,7411320015265</text:p>
          </table:table-cell>
          <table:table-cell office:value-type="string" calcext:value-type="string">
            <text:p>EDUCAÇÃO</text:p>
          </table:table-cell>
          <table:table-cell office:value-type="string" calcext:value-type="string">
            <text:p>Plano B - Alvarenga - Creche/Integral/ E. Infantil</text:p>
          </table:table-cell>
          <table:table-cell table:number-columns-repeated="2"/>
          <table:table-cell office:value-type="string" calcext:value-type="string">
            <text:p>NOVO</text:p>
          </table:table-cell>
          <table:table-cell table:style-name="Default" office:value-type="string" calcext:value-type="string">
            <text:p>novos_equipamentos/Plano B - Alvarenga - Creche Integral - E. Infantil.MOV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OS ALVARENGA</text:p>
          </table:table-cell>
          <table:table-cell office:value-type="string" calcext:value-type="string">
            <text:p>Plano B - Alvarenga - Fundamental / Integral/ E. Infantil</text:p>
          </table:table-cell>
          <table:table-cell table:style-name="Default" office:value-type="float" office:value="-46.6128645893916" calcext:value-type="float">
            <text:p>-46,6128645893916</text:p>
          </table:table-cell>
          <table:table-cell table:style-name="Default" office:value-type="float" office:value="-23.7407648166351" calcext:value-type="float">
            <text:p>-23,7407648166351</text:p>
          </table:table-cell>
          <table:table-cell office:value-type="string" calcext:value-type="string">
            <text:p>EDUCAÇÃO</text:p>
          </table:table-cell>
          <table:table-cell office:value-type="string" calcext:value-type="string">
            <text:p>Plano B - Alvarenga - Fundamental / Integral/ E. Infantil</text:p>
          </table:table-cell>
          <table:table-cell table:number-columns-repeated="2"/>
          <table:table-cell office:value-type="string" calcext:value-type="string">
            <text:p>NOVO</text:p>
          </table:table-cell>
          <table:table-cell table:style-name="Default" office:value-type="string" calcext:value-type="string">
            <text:p>novos_equipamentos/Plano B - Alvarenga - Fundamental <text:s/>Integral E. Infantil – 01.MOV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OS ALVARENGA</text:p>
          </table:table-cell>
          <table:table-cell office:value-type="string" calcext:value-type="string">
            <text:p>Plano B - Alvarenga - Fundamental / Integral/ E. Infantil</text:p>
          </table:table-cell>
          <table:table-cell table:style-name="Default" office:value-type="float" office:value="-46.6128645893916" calcext:value-type="float">
            <text:p>-46,6128645893916</text:p>
          </table:table-cell>
          <table:table-cell table:style-name="Default" office:value-type="float" office:value="-23.7407648166351" calcext:value-type="float">
            <text:p>-23,7407648166351</text:p>
          </table:table-cell>
          <table:table-cell office:value-type="string" calcext:value-type="string">
            <text:p>EDUCAÇÃO</text:p>
          </table:table-cell>
          <table:table-cell office:value-type="string" calcext:value-type="string">
            <text:p>Plano B - Alvarenga - Fundamental / Integral/ E. Infantil</text:p>
          </table:table-cell>
          <table:table-cell table:number-columns-repeated="2"/>
          <table:table-cell office:value-type="string" calcext:value-type="string">
            <text:p>NOVO</text:p>
          </table:table-cell>
          <table:table-cell table:style-name="Default" office:value-type="string" calcext:value-type="string">
            <text:p>novos_equipamentos/Plano B - Alvarenga - Fundamental <text:s/>Integral E. Infantil – 02.MOV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ATISTINI</text:p>
          </table:table-cell>
          <table:table-cell office:value-type="string" calcext:value-type="string">
            <text:p>UPA-Demarchi Batistini</text:p>
          </table:table-cell>
          <table:table-cell table:style-name="Default" office:value-type="float" office:value="-46.5642380999413" calcext:value-type="float">
            <text:p>-46,5642380999413</text:p>
          </table:table-cell>
          <table:table-cell table:style-name="Default" office:value-type="float" office:value="-23.7447388888889" calcext:value-type="float">
            <text:p>-23,7447388888889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Rua Valdomiro Luiz n°303</text:p>
          </table:table-cell>
          <table:table-cell table:number-columns-repeated="2"/>
          <table:table-cell office:value-type="string" calcext:value-type="string">
            <text:p>NOVO</text:p>
          </table:table-cell>
          <table:table-cell table:style-name="Default" office:value-type="string" calcext:value-type="string">
            <text:p>novos_equipamentos/UPA-Demarchi Batistini - Rua Valdomiro Luiz n°303.MOV</text:p>
          </table:table-cell>
          <table:table-cell table:number-columns-repeated="53"/>
        </table:table-row>
        <table:table-row table:style-name="ro1" table:number-rows-repeated="1048445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DIA 1" table:style-name="ta2" table:print-ranges="'DIA 1'.A1:'DIA 1'.F40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58" table:default-cell-style-name="Default"/>
        <table:table-row table:style-name="ro1">
          <table:table-cell table:number-columns-repeated="64"/>
        </table:table-row>
        <table:table-row table:style-name="ro1">
          <table:table-cell table:style-name="ce174" office:value-type="float" office:value="11" calcext:value-type="float" table:number-columns-spanned="1" table:number-rows-spanned="19">
            <text:p>11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175"/>
          <table:table-cell table:style-name="ce92" office:value-type="string" calcext:value-type="string" table:number-columns-spanned="1" table:number-rows-spanned="18">
            <text:p>DOS ALVARENGA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1 JOSÉ ARNAUD DA SILVA</text:p>
          </table:table-cell>
          <table:table-cell table:style-name="ce157" office:value-type="string" calcext:value-type="string">
            <text:p>Rua das Paineiras, 1</text:p>
          </table:table-cell>
          <table:table-cell table:style-name="ce120" office:value-type="string" calcext:value-type="string">
            <text:p>ED-01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2 BOSCO PRERADOVIC</text:p>
          </table:table-cell>
          <table:table-cell table:style-name="ce158" office:value-type="string" calcext:value-type="string">
            <text:p>R. Braz Cubas, 121 - Las Palmas,</text:p>
          </table:table-cell>
          <table:table-cell table:style-name="ce121" office:value-type="string" calcext:value-type="string">
            <text:p>ED-02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6" office:value-type="float" office:value="3" calcext:value-type="float">
            <text:p>3</text:p>
          </table:table-cell>
          <table:table-cell table:style-name="ce121" office:value-type="string" calcext:value-type="string">
            <text:p>EMEB 3 FERNANDO PESSOA</text:p>
          </table:table-cell>
          <table:table-cell table:style-name="ce158" office:value-type="string" calcext:value-type="string">
            <text:p>Estrada do Poney Club, 1553</text:p>
          </table:table-cell>
          <table:table-cell table:style-name="ce121" office:value-type="string" calcext:value-type="string">
            <text:p>ED-03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EMEB 4 JOSÉ AUGUSTO OLIVEIRA SANTOS</text:p>
          </table:table-cell>
          <table:table-cell table:style-name="ce158" office:value-type="string" calcext:value-type="string">
            <text:p>Estrada do Poney Club, 1418</text:p>
          </table:table-cell>
          <table:table-cell table:style-name="ce121" office:value-type="string" calcext:value-type="string">
            <text:p>ED-04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6" office:value-type="float" office:value="5" calcext:value-type="float">
            <text:p>5</text:p>
          </table:table-cell>
          <table:table-cell table:style-name="ce121" office:value-type="string" calcext:value-type="string">
            <text:p>EMEB 5 FRANCISCO DIASSIS GOMES TEIXEIRA</text:p>
          </table:table-cell>
          <table:table-cell table:style-name="ce158" office:value-type="string" calcext:value-type="string">
            <text:p><text:s/>Estr. da Cama Patente, 520</text:p>
          </table:table-cell>
          <table:table-cell table:style-name="ce121" office:value-type="string" calcext:value-type="string">
            <text:p>ED-05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6" calcext:value-type="float">
            <text:p>6</text:p>
          </table:table-cell>
          <table:table-cell table:style-name="ce121" office:value-type="string" calcext:value-type="string">
            <text:p>EMEB 6 KAROLINA ZOFIA LEWANDOWSKA</text:p>
          </table:table-cell>
          <table:table-cell table:style-name="ce158" office:value-type="string" calcext:value-type="string">
            <text:p>Estr. da Cama Patente, 510</text:p>
          </table:table-cell>
          <table:table-cell table:style-name="ce121" office:value-type="string" calcext:value-type="string">
            <text:p>ED-06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6" office:value-type="float" office:value="7" calcext:value-type="float">
            <text:p>7</text:p>
          </table:table-cell>
          <table:table-cell table:style-name="ce121" office:value-type="string" calcext:value-type="string">
            <text:p>EMEB 7 CÍCERO PORFÍRIO DOS SANTOS </text:p>
          </table:table-cell>
          <table:table-cell table:style-name="ce158" office:value-type="string" calcext:value-type="string">
            <text:p>R. Paraguaçú, 351</text:p>
          </table:table-cell>
          <table:table-cell table:style-name="ce121" office:value-type="string" calcext:value-type="string">
            <text:p>ED-07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8" calcext:value-type="float">
            <text:p>8</text:p>
          </table:table-cell>
          <table:table-cell table:style-name="ce121" office:value-type="string" calcext:value-type="string">
            <text:p>EMEB 8 ANTÓNIO PEREIRA COUTINHO</text:p>
          </table:table-cell>
          <table:table-cell table:style-name="ce158" office:value-type="string" calcext:value-type="string">
            <text:p>Rua Ademar Saraiva Leão, 343</text:p>
          </table:table-cell>
          <table:table-cell table:style-name="ce121" office:value-type="string" calcext:value-type="string">
            <text:p>ED-08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6" office:value-type="float" office:value="9" calcext:value-type="float">
            <text:p>9</text:p>
          </table:table-cell>
          <table:table-cell table:style-name="ce121" office:value-type="string" calcext:value-type="string">
            <text:p>EMEB 9 ARLINDO MIGUEL TEIXEIRA</text:p>
          </table:table-cell>
          <table:table-cell table:style-name="ce158" office:value-type="string" calcext:value-type="string">
            <text:p>Estr. dos Alvarengas, 7500</text:p>
          </table:table-cell>
          <table:table-cell table:style-name="ce121" office:value-type="string" calcext:value-type="string">
            <text:p>ED-09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10" calcext:value-type="float">
            <text:p>10</text:p>
          </table:table-cell>
          <table:table-cell table:style-name="ce122" office:value-type="string" calcext:value-type="string">
            <text:p>EMEB 10 FRANCISCO BELTRAN BATISTINI PAQUITO</text:p>
          </table:table-cell>
          <table:table-cell table:style-name="ce163" office:value-type="string" calcext:value-type="string">
            <text:p>Estrada dos Alvarengas, 7552</text:p>
          </table:table-cell>
          <table:table-cell table:style-name="ce121" office:value-type="string" calcext:value-type="string">
            <text:p>ED-10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80"/>
          <table:table-cell table:style-name="ce186" office:value-type="string" calcext:value-type="string">
            <text:p>NÚMERO</text:p>
          </table:table-cell>
          <table:table-cell table:style-name="ce177" office:value-type="string" calcext:value-type="string">
            <text:p>EQUIPAMENTO SAÚDE</text:p>
          </table:table-cell>
          <table:table-cell table:style-name="ce197" office:value-type="string" calcext:value-type="string" table:number-columns-spanned="2" table:number-rows-spanned="1">
            <text:p>ENDEREÇO</text:p>
          </table:table-cell>
          <table:covered-table-cell table:style-name="ce199"/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UBS 1 ORQUÍDEAS</text:p>
          </table:table-cell>
          <table:table-cell table:style-name="ce157" office:value-type="string" calcext:value-type="string">
            <text:p>Estrada do Poney Club, 1400</text:p>
          </table:table-cell>
          <table:table-cell table:style-name="ce121" office:value-type="string" calcext:value-type="string">
            <text:p>SAU-01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UBS 2 JARDIM DAS OLIVEIRAS</text:p>
          </table:table-cell>
          <table:table-cell table:style-name="ce158" office:value-type="string" calcext:value-type="string">
            <text:p>Estr. da Cama Patente, 1702</text:p>
          </table:table-cell>
          <table:table-cell table:style-name="ce121" office:value-type="string" calcext:value-type="string">
            <text:p>SAU-02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UBS 3 UNIÃO</text:p>
          </table:table-cell>
          <table:table-cell table:style-name="ce158" office:value-type="string" calcext:value-type="string">
            <text:p>R. dos Industriários, 17</text:p>
          </table:table-cell>
          <table:table-cell table:style-name="ce121" office:value-type="string" calcext:value-type="string">
            <text:p>SAU-03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CAPS-UPA-SAMU-BUCAL ALVARENGA</text:p>
          </table:table-cell>
          <table:table-cell table:style-name="ce158" office:value-type="string" calcext:value-type="string">
            <text:p>Estr. dos Alvarenga 5809</text:p>
          </table:table-cell>
          <table:table-cell table:style-name="ce121" office:value-type="string" calcext:value-type="string">
            <text:p>SAU-04</text:p>
          </table:table-cell>
          <table:table-cell table:number-columns-repeated="58"/>
        </table:table-row>
        <table:table-row table:style-name="ro1">
          <table:covered-table-cell table:style-name="ce175"/>
          <table:covered-table-cell table:style-name="ce179"/>
          <table:table-cell table:style-name="ce187" office:value-type="float" office:value="14" calcext:value-type="float">
            <text:p>14</text:p>
          </table:table-cell>
          <table:table-cell table:style-name="ce173" table:number-columns-repeated="2"/>
          <table:table-cell table:style-name="ce122"/>
          <table:table-cell table:number-columns-repeated="58"/>
        </table:table-row>
        <table:table-row table:style-name="ro4">
          <table:covered-table-cell table:style-name="ce175"/>
          <table:covered-table-cell table:style-name="ce180"/>
          <table:table-cell table:style-name="ce188" office:value-type="string" calcext:value-type="string">
            <text:p>NÚMERO</text:p>
          </table:table-cell>
          <table:table-cell table:style-name="ce194" office:value-type="string" calcext:value-type="string">
            <text:p>EQUIPAMENTO BASES DE VIGILANCIA PROJETO NOVO</text:p>
          </table:table-cell>
          <table:table-cell table:style-name="ce198" office:value-type="string" calcext:value-type="string" table:number-columns-spanned="2" table:number-rows-spanned="1">
            <text:p>ENDEREÇO</text:p>
          </table:table-cell>
          <table:covered-table-cell table:style-name="ce200"/>
          <table:table-cell table:number-columns-repeated="58"/>
        </table:table-row>
        <table:table-row table:style-name="ro5">
          <table:covered-table-cell table:style-name="ce175"/>
          <table:covered-table-cell table:style-name="ce179"/>
          <table:table-cell table:style-name="ce116" office:value-type="float" office:value="1" calcext:value-type="float">
            <text:p>1</text:p>
          </table:table-cell>
          <table:table-cell table:style-name="ce126" office:value-type="string" calcext:value-type="string">
            <text:p>Alvarenga</text:p>
          </table:table-cell>
          <table:table-cell table:style-name="ce166" office:value-type="string" calcext:value-type="string">
            <text:p>Estrada dos Alvarengas 5815</text:p>
          </table:table-cell>
          <table:table-cell table:style-name="ce120" office:value-type="string" calcext:value-type="string">
            <text:p>BAV-01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89" office:value-type="float" office:value="7" calcext:value-type="float" table:number-columns-spanned="1" table:number-rows-spanned="6">
            <text:p>7</text:p>
          </table:table-cell>
          <table:table-cell table:style-name="ce181" office:value-type="string" calcext:value-type="string">
            <text:p>BAIRRO</text:p>
          </table:table-cell>
          <table:table-cell table:style-name="ce189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115"/>
          <table:table-cell table:style-name="ce92" office:value-type="string" calcext:value-type="string" table:number-columns-spanned="1" table:number-rows-spanned="5">
            <text:p>BOTUJURU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LORENZO ENRICO FELICE LORENCETTI</text:p>
          </table:table-cell>
          <table:table-cell table:style-name="ce153" office:value-type="string" calcext:value-type="string">
            <text:p>Estr. do Vergueiro, 201</text:p>
          </table:table-cell>
          <table:table-cell table:style-name="ce121" office:value-type="string" calcext:value-type="string">
            <text:p>ED-11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79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NATALINA CUZZIOL FERRO</text:p>
          </table:table-cell>
          <table:table-cell table:style-name="ce121" office:value-type="string" calcext:value-type="string">
            <text:p>R. SALIM MAHFOUD 946</text:p>
          </table:table-cell>
          <table:table-cell table:style-name="ce121" office:value-type="string" calcext:value-type="string">
            <text:p>ED-12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79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EMEB TEREZA DELTA </text:p>
          </table:table-cell>
          <table:table-cell table:style-name="ce121" office:value-type="string" calcext:value-type="string">
            <text:p>R. José D Angelo 595</text:p>
          </table:table-cell>
          <table:table-cell table:style-name="ce121" office:value-type="string" calcext:value-type="string">
            <text:p>ED-13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80"/>
          <table:table-cell table:style-name="ce186" office:value-type="string" calcext:value-type="string">
            <text:p>NÚMERO</text:p>
          </table:table-cell>
          <table:table-cell table:style-name="ce111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201" office:value-type="string" calcext:value-type="string">
            <text:p>COD DO LOCAL </text:p>
          </table:table-cell>
          <table:table-cell table:number-columns-repeated="58"/>
        </table:table-row>
        <table:table-row table:style-name="ro4">
          <table:covered-table-cell table:style-name="ce115"/>
          <table:covered-table-cell table:style-name="ce179"/>
          <table:table-cell table:style-name="ce116" office:value-type="float" office:value="1" calcext:value-type="float">
            <text:p>1</text:p>
          </table:table-cell>
          <table:table-cell table:style-name="ce125" office:value-type="string" calcext:value-type="string">
            <text:p>Praça José Carmem Beltran Martins </text:p>
          </table:table-cell>
          <table:table-cell table:style-name="ce156" office:value-type="string" calcext:value-type="string">
            <text:p><text:s/>Rua José Carlos do Nascimento</text:p>
          </table:table-cell>
          <table:table-cell table:style-name="ce121" office:value-type="string" calcext:value-type="string">
            <text:p>AUR-0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115" office:value-type="float" office:value="16" calcext:value-type="float" table:number-columns-spanned="1" table:number-rows-spanned="3">
            <text:p>16</text:p>
          </table:table-cell>
          <table:table-cell table:style-name="ce111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115"/>
          <table:table-cell table:style-name="ce182" office:value-type="string" calcext:value-type="string" table:number-columns-spanned="1" table:number-rows-spanned="2">
            <text:p>JORDANOPÓLIS</text:p>
          </table:table-cell>
          <table:table-cell table:style-name="ce114" office:value-type="float" office:value="1" calcext:value-type="float">
            <text:p>1</text:p>
          </table:table-cell>
          <table:table-cell table:style-name="ce130" office:value-type="string" calcext:value-type="string">
            <text:p>Praça Domingos Vanzella</text:p>
          </table:table-cell>
          <table:table-cell table:style-name="ce120" office:value-type="string" calcext:value-type="string">
            <text:p>CEP 09891450</text:p>
          </table:table-cell>
          <table:table-cell table:style-name="ce121" office:value-type="string" calcext:value-type="string">
            <text:p>AUR-01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83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Praça Ronald. De Carvalho </text:p>
          </table:table-cell>
          <table:table-cell table:style-name="ce169" office:value-type="string" calcext:value-type="string">
            <text:p>R. Dalva de Oliveira - Chácara Sergipe</text:p>
          </table:table-cell>
          <table:table-cell table:style-name="ce121" office:value-type="string" calcext:value-type="string">
            <text:p>AUR-02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89" office:value-type="float" office:value="17" calcext:value-type="float" table:number-columns-spanned="1" table:number-rows-spanned="8">
            <text:p>17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77" office:value-type="string" calcext:value-type="string">
            <text:p>EQUIPAMENTO EDUCAÇÃO PROJETO NOV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115"/>
          <table:table-cell table:style-name="ce184" office:value-type="string" calcext:value-type="string" table:number-columns-spanned="1" table:number-rows-spanned="7">
            <text:p>MONTANHÃO</text:p>
          </table:table-cell>
          <table:table-cell table:style-name="ce116" office:value-type="float" office:value="1" calcext:value-type="float">
            <text:p>1</text:p>
          </table:table-cell>
          <table:table-cell table:style-name="ce131" office:value-type="string" calcext:value-type="string">
            <text:p>Montanhão - Creche/ Integral</text:p>
          </table:table-cell>
          <table:table-cell table:style-name="ce131" office:value-type="string" calcext:value-type="string">
            <text:p>R. Tiradentes, 1845 - Montanhão, CEP 09780-265</text:p>
          </table:table-cell>
          <table:table-cell table:style-name="ce121" office:value-type="string" calcext:value-type="string">
            <text:p>ED-14</text:p>
          </table:table-cell>
          <table:table-cell table:number-columns-repeated="58"/>
        </table:table-row>
        <table:table-row table:style-name="ro6">
          <table:covered-table-cell table:style-name="ce115"/>
          <table:covered-table-cell table:style-name="ce185"/>
          <table:table-cell table:style-name="ce190" office:value-type="float" office:value="2" calcext:value-type="float">
            <text:p>2</text:p>
          </table:table-cell>
          <table:table-cell table:style-name="ce132" office:value-type="string" calcext:value-type="string">
            <text:p>Montanhão - Creche/ Integral/ E. I EMEB CORA CORALINDA</text:p>
          </table:table-cell>
          <table:table-cell table:style-name="ce132" office:value-type="string" calcext:value-type="string">
            <text:p>R. Primo Bechelli, 35 - Montanhão, CEP 09791-620</text:p>
          </table:table-cell>
          <table:table-cell table:style-name="ce122" office:value-type="string" calcext:value-type="string">
            <text:p>ED-15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85"/>
          <table:table-cell table:style-name="ce191" office:value-type="string" calcext:value-type="string">
            <text:p>NÚMERO</text:p>
          </table:table-cell>
          <table:table-cell table:style-name="ce195" office:value-type="string" calcext:value-type="string">
            <text:p>EQUIPAMENTO SAÚDE PROJETO NOVO</text:p>
          </table:table-cell>
          <table:table-cell table:style-name="ce198" office:value-type="string" calcext:value-type="string" table:number-columns-spanned="2" table:number-rows-spanned="1">
            <text:p>ENDEREÇO</text:p>
          </table:table-cell>
          <table:covered-table-cell table:style-name="ce200"/>
          <table:table-cell table:number-columns-repeated="58"/>
        </table:table-row>
        <table:table-row table:style-name="ro5">
          <table:covered-table-cell table:style-name="ce115"/>
          <table:covered-table-cell table:style-name="ce185"/>
          <table:table-cell table:style-name="ce192" office:value-type="float" office:value="1" calcext:value-type="float">
            <text:p>1</text:p>
          </table:table-cell>
          <table:table-cell table:style-name="ce133" office:value-type="string" calcext:value-type="string">
            <text:p>UBS - Vl S. Pedro</text:p>
          </table:table-cell>
          <table:table-cell table:style-name="ce133" office:value-type="string" calcext:value-type="string">
            <text:p>Rua Tiradentes, 1845 (Bairro Montanhão)</text:p>
          </table:table-cell>
          <table:table-cell table:style-name="ce123" office:value-type="string" calcext:value-type="string">
            <text:p>SAU-05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185"/>
          <table:table-cell table:style-name="ce193" office:value-type="string" calcext:value-type="string">
            <text:p>NÚMERO</text:p>
          </table:table-cell>
          <table:table-cell table:style-name="ce196" office:value-type="string" calcext:value-type="string">
            <text:p>REQUALIFICAÇÃO DE ÁREAS URBANAS </text:p>
          </table:table-cell>
          <table:table-cell table:style-name="ce198" office:value-type="string" calcext:value-type="string" table:number-columns-spanned="2" table:number-rows-spanned="1">
            <text:p>ENDEREÇO</text:p>
          </table:table-cell>
          <table:covered-table-cell table:style-name="ce200"/>
          <table:table-cell table:number-columns-repeated="58"/>
        </table:table-row>
        <table:table-row table:style-name="ro5">
          <table:covered-table-cell table:style-name="ce115"/>
          <table:covered-table-cell table:style-name="ce185"/>
          <table:table-cell table:style-name="ce113" office:value-type="float" office:value="1" calcext:value-type="float">
            <text:p>1</text:p>
          </table:table-cell>
          <table:table-cell table:style-name="ce134" office:value-type="string" calcext:value-type="string">
            <text:p>Praça Henrique Trindade </text:p>
          </table:table-cell>
          <table:table-cell table:style-name="ce130" office:value-type="string" calcext:value-type="string">
            <text:p>R. Ábramo Luchesi 107</text:p>
          </table:table-cell>
          <table:table-cell table:style-name="ce120" office:value-type="string" calcext:value-type="string">
            <text:p>AUR-03</text:p>
          </table:table-cell>
          <table:table-cell table:number-columns-repeated="58"/>
        </table:table-row>
        <table:table-row table:style-name="ro4">
          <table:covered-table-cell table:style-name="ce115"/>
          <table:covered-table-cell table:style-name="ce185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Praça Vicente de Paulo Silvestre</text:p>
          </table:table-cell>
          <table:table-cell table:style-name="ce127" office:value-type="string" calcext:value-type="string">
            <text:p>Rua reverendo Paulo Leivas Macalão 386</text:p>
          </table:table-cell>
          <table:table-cell table:style-name="ce121" office:value-type="string" calcext:value-type="string">
            <text:p>AUR-04</text:p>
          </table:table-cell>
          <table:table-cell table:number-columns-repeated="58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Print_Area" table:base-cell-address="$Planilha1.$A$1" table:cell-range-address="$'DIA 1'.$A$1:.$F$40" table:range-usable-as="print-range"/>
        </table:named-expressions>
      </table:table>
      <table:table table:name="DIA 2" table:style-name="ta3" table:print-ranges="'DIA 2'.A1:'DIA 2'.F60"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14" table:number-columns-repeated="58" table:default-cell-style-name="Default"/>
        <table:table-row table:style-name="ro1">
          <table:table-cell table:style-name="ce202" office:value-type="float" office:value="17" calcext:value-type="float" table:number-columns-spanned="1" table:number-rows-spanned="3">
            <text:p>17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34"/>
          <table:table-cell table:style-name="ce114" office:value-type="string" calcext:value-type="string" table:number-columns-spanned="1" table:number-rows-spanned="2">
            <text:p>MONTANHÃO</text:p>
          </table:table-cell>
          <table:table-cell table:style-name="ce114" office:value-type="float" office:value="2" calcext:value-type="float">
            <text:p>2</text:p>
          </table:table-cell>
          <table:table-cell table:style-name="ce120" office:value-type="string" calcext:value-type="string">
            <text:p>Praça Vicente de Paulo Silvestre</text:p>
          </table:table-cell>
          <table:table-cell table:style-name="ce120" office:value-type="string" calcext:value-type="string">
            <text:p>Rua reverendo Paulo Leivas Macalão 386</text:p>
          </table:table-cell>
          <table:table-cell table:style-name="ce120" office:value-type="string" calcext:value-type="string">
            <text:p>AUR-04</text:p>
          </table:table-cell>
          <table:table-cell table:number-columns-repeated="58"/>
        </table:table-row>
        <table:table-row table:style-name="ro1">
          <table:covered-table-cell table:style-name="ce234"/>
          <table:covered-table-cell table:style-name="ce115"/>
          <table:table-cell table:style-name="ce115" office:value-type="float" office:value="3" calcext:value-type="float">
            <text:p>3</text:p>
          </table:table-cell>
          <table:table-cell table:style-name="ce121" office:value-type="string" calcext:value-type="string">
            <text:p>Praça Frei Tito de Alencar Lima</text:p>
          </table:table-cell>
          <table:table-cell table:style-name="ce121" office:value-type="string" calcext:value-type="string">
            <text:p>Rua Galileo Emendabili 150</text:p>
          </table:table-cell>
          <table:table-cell table:style-name="ce121" office:value-type="string" calcext:value-type="string">
            <text:p>AUR-09</text:p>
          </table:table-cell>
          <table:table-cell table:number-columns-repeated="58"/>
        </table:table-row>
        <table:table-row table:style-name="ro1">
          <table:table-cell table:style-name="ce234"/>
          <table:table-cell table:style-name="ce187" table:number-columns-repeated="2"/>
          <table:table-cell table:style-name="ce173" table:number-columns-repeated="3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204" office:value-type="float" office:value="14" calcext:value-type="float" table:number-columns-spanned="1" table:number-rows-spanned="23">
            <text:p>14</text:p>
          </table:table-cell>
          <table:table-cell table:style-name="ce210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4"/>
          <table:table-cell table:style-name="ce115" office:value-type="string" calcext:value-type="string" table:number-columns-spanned="1" table:number-rows-spanned="22">
            <text:p>FERRAZOPOLIS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VALTER CARMONA</text:p>
          </table:table-cell>
          <table:table-cell table:style-name="ce120" office:value-type="string" calcext:value-type="string">
            <text:p>Av. Jose Artur da Frota Moreira 42</text:p>
          </table:table-cell>
          <table:table-cell table:style-name="ce122" office:value-type="string" calcext:value-type="string">
            <text:p>ED-16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DI CAVALCANTI</text:p>
          </table:table-cell>
          <table:table-cell table:style-name="ce121" office:value-type="string" calcext:value-type="string">
            <text:p>Av. Fernando Ferrari 420</text:p>
          </table:table-cell>
          <table:table-cell table:style-name="ce122" office:value-type="string" calcext:value-type="string">
            <text:p>ED-17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EMEB MARCOS JOSÉ RIBEIRO</text:p>
          </table:table-cell>
          <table:table-cell table:style-name="ce121" office:value-type="string" calcext:value-type="string">
            <text:p>R. Francisco Tosi 225</text:p>
          </table:table-cell>
          <table:table-cell table:style-name="ce122" office:value-type="string" calcext:value-type="string">
            <text:p>ED-18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EMEB ANTÔNIO JOSE MANTUAN</text:p>
          </table:table-cell>
          <table:table-cell table:style-name="ce121" office:value-type="string" calcext:value-type="string">
            <text:p>Av Albert Schweitzer 416</text:p>
          </table:table-cell>
          <table:table-cell table:style-name="ce122" office:value-type="string" calcext:value-type="string">
            <text:p>ED-19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5" calcext:value-type="float">
            <text:p>5</text:p>
          </table:table-cell>
          <table:table-cell table:style-name="ce121" office:value-type="string" calcext:value-type="string">
            <text:p>EMEB HYGINO BAPTISTA DE LIMA</text:p>
          </table:table-cell>
          <table:table-cell table:style-name="ce121" office:value-type="string" calcext:value-type="string">
            <text:p><text:s/>R. Ábramo Luchesi, 6</text:p>
          </table:table-cell>
          <table:table-cell table:style-name="ce122" office:value-type="string" calcext:value-type="string">
            <text:p>ED-20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6" calcext:value-type="float">
            <text:p>6</text:p>
          </table:table-cell>
          <table:table-cell table:style-name="ce121" office:value-type="string" calcext:value-type="string">
            <text:p>EMEB MANOEL TORRES DE OLIVEIRA</text:p>
          </table:table-cell>
          <table:table-cell table:style-name="ce121" office:value-type="string" calcext:value-type="string">
            <text:p>R. Paulista, 25</text:p>
          </table:table-cell>
          <table:table-cell table:style-name="ce122" office:value-type="string" calcext:value-type="string">
            <text:p>ED-21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7" calcext:value-type="float">
            <text:p>7</text:p>
          </table:table-cell>
          <table:table-cell table:style-name="ce121" office:value-type="string" calcext:value-type="string">
            <text:p>EMEB PROFESSOR ANDRÊ FERREIRA</text:p>
          </table:table-cell>
          <table:table-cell table:style-name="ce121" office:value-type="string" calcext:value-type="string">
            <text:p>R. Reg. Lima e Silva, 301</text:p>
          </table:table-cell>
          <table:table-cell table:style-name="ce122" office:value-type="string" calcext:value-type="string">
            <text:p>ED-22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8" calcext:value-type="float">
            <text:p>8</text:p>
          </table:table-cell>
          <table:table-cell table:style-name="ce121" office:value-type="string" calcext:value-type="string">
            <text:p>EMEB MARIANA BENVINDA DA COSTA</text:p>
          </table:table-cell>
          <table:table-cell table:style-name="ce121" office:value-type="string" calcext:value-type="string">
            <text:p>R. Áureliano de Souza, 1</text:p>
          </table:table-cell>
          <table:table-cell table:style-name="ce122" office:value-type="string" calcext:value-type="string">
            <text:p>ED-23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9" calcext:value-type="float">
            <text:p>9</text:p>
          </table:table-cell>
          <table:table-cell table:style-name="ce121" office:value-type="string" calcext:value-type="string">
            <text:p>EMEB PADRE LEO COMMISSARI</text:p>
          </table:table-cell>
          <table:table-cell table:style-name="ce121" office:value-type="string" calcext:value-type="string">
            <text:p>R. Neusa Coelho, 80</text:p>
          </table:table-cell>
          <table:table-cell table:style-name="ce122" office:value-type="string" calcext:value-type="string">
            <text:p>ED-24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10" calcext:value-type="float">
            <text:p>10</text:p>
          </table:table-cell>
          <table:table-cell table:style-name="ce121" office:value-type="string" calcext:value-type="string">
            <text:p>EMEB EUCLIDES DA CUNHA</text:p>
          </table:table-cell>
          <table:table-cell table:style-name="ce121" office:value-type="string" calcext:value-type="string">
            <text:p>R. José Fiúsa da Rocha, 48</text:p>
          </table:table-cell>
          <table:table-cell table:style-name="ce122" office:value-type="string" calcext:value-type="string">
            <text:p>ED-25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11" calcext:value-type="float">
            <text:p>11</text:p>
          </table:table-cell>
          <table:table-cell table:style-name="ce121" office:value-type="string" calcext:value-type="string">
            <text:p>EMEB LUIZA MARIA DE FARIAS</text:p>
          </table:table-cell>
          <table:table-cell table:style-name="ce121" office:value-type="string" calcext:value-type="string">
            <text:p>R. do Contorno 30</text:p>
          </table:table-cell>
          <table:table-cell table:style-name="ce122" office:value-type="string" calcext:value-type="string">
            <text:p>ED-26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12" calcext:value-type="float">
            <text:p>12</text:p>
          </table:table-cell>
          <table:table-cell table:style-name="ce121" office:value-type="string" calcext:value-type="string">
            <text:p>EMEB PROFESSOR NILO CAMPOS GOMES</text:p>
          </table:table-cell>
          <table:table-cell table:style-name="ce121" office:value-type="string" calcext:value-type="string">
            <text:p>Rua Flora Bulcao Leandro Vertemate, 160</text:p>
          </table:table-cell>
          <table:table-cell table:style-name="ce122" office:value-type="string" calcext:value-type="string">
            <text:p>ED-27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13" calcext:value-type="float">
            <text:p>13</text:p>
          </table:table-cell>
          <table:table-cell table:style-name="ce121" office:value-type="string" calcext:value-type="string">
            <text:p>EMEB ANTONIO DE LIMA</text:p>
          </table:table-cell>
          <table:table-cell table:style-name="ce121" office:value-type="string" calcext:value-type="string">
            <text:p>R. Dom Fernando Mascarenhas 84</text:p>
          </table:table-cell>
          <table:table-cell table:style-name="ce122" office:value-type="string" calcext:value-type="string">
            <text:p>ED-28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14" calcext:value-type="float">
            <text:p>14</text:p>
          </table:table-cell>
          <table:table-cell table:style-name="ce121" office:value-type="string" calcext:value-type="string">
            <text:p>EMEB BENEDITO JOSÉ DE MORAIS</text:p>
          </table:table-cell>
          <table:table-cell table:style-name="ce121" office:value-type="string" calcext:value-type="string">
            <text:p>Rua Flora Bulcao Leandro Vertemate, 110</text:p>
          </table:table-cell>
          <table:table-cell table:style-name="ce122" office:value-type="string" calcext:value-type="string">
            <text:p>ED-29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90" office:value-type="float" office:value="15" calcext:value-type="float">
            <text:p>15</text:p>
          </table:table-cell>
          <table:table-cell table:style-name="ce121" office:value-type="string" calcext:value-type="string">
            <text:p>EMEB DORA E MAURICIO GALANTE</text:p>
          </table:table-cell>
          <table:table-cell table:style-name="ce121" office:value-type="string" calcext:value-type="string">
            <text:p>R. Diogo Botelho, 340 </text:p>
          </table:table-cell>
          <table:table-cell table:style-name="ce122" office:value-type="string" calcext:value-type="string">
            <text:p>ED-30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91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95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UBS SILVINA</text:p>
          </table:table-cell>
          <table:table-cell table:style-name="ce120" office:value-type="string" calcext:value-type="string">
            <text:p>Av Marquês de Barbacena 85</text:p>
          </table:table-cell>
          <table:table-cell table:style-name="ce121" office:value-type="string" calcext:value-type="string">
            <text:p>SAU-06</text:p>
          </table:table-cell>
          <table:table-cell table:number-columns-repeated="58"/>
        </table:table-row>
        <table:table-row table:style-name="ro7">
          <table:covered-table-cell table:style-name="ce204"/>
          <table:covered-table-cell table:style-name="ce115"/>
          <table:table-cell table:style-name="ce113" office:value-type="float" office:value="2" calcext:value-type="float">
            <text:p>2</text:p>
          </table:table-cell>
          <table:table-cell table:style-name="ce127" office:value-type="string" calcext:value-type="string">
            <text:p>ATENÇÃO BASICA- SAÚDE BUCAL SORRIDENTE SILVINA</text:p>
          </table:table-cell>
          <table:table-cell table:style-name="ce121" office:value-type="string" calcext:value-type="string">
            <text:p>Av. Marquês de Barbacena, 95</text:p>
          </table:table-cell>
          <table:table-cell table:style-name="ce121" office:value-type="string" calcext:value-type="string">
            <text:p>SAU-07</text:p>
          </table:table-cell>
          <table:table-cell table:number-columns-repeated="58"/>
        </table:table-row>
        <table:table-row table:style-name="ro7">
          <table:covered-table-cell table:style-name="ce204"/>
          <table:covered-table-cell table:style-name="ce115"/>
          <table:table-cell table:style-name="ce113" office:value-type="float" office:value="3" calcext:value-type="float">
            <text:p>3</text:p>
          </table:table-cell>
          <table:table-cell table:style-name="ce127" office:value-type="string" calcext:value-type="string">
            <text:p>ATENÇÃO ESPECIALIZADA- SAÚDE MENTAL CAPS III SILVINA</text:p>
          </table:table-cell>
          <table:table-cell table:style-name="ce167" office:value-type="string" calcext:value-type="string">
            <text:p>Rua Dom Vasco Mascarenhas 163</text:p>
          </table:table-cell>
          <table:table-cell table:style-name="ce121" office:value-type="string" calcext:value-type="string">
            <text:p>SAU-08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UBS LEBLON</text:p>
          </table:table-cell>
          <table:table-cell table:style-name="ce121" office:value-type="string" calcext:value-type="string">
            <text:p>R. Ábramo Luchesi, 5</text:p>
          </table:table-cell>
          <table:table-cell table:style-name="ce121" office:value-type="string" calcext:value-type="string">
            <text:p>SAU-09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5" calcext:value-type="float">
            <text:p>5</text:p>
          </table:table-cell>
          <table:table-cell table:style-name="ce121" office:value-type="string" calcext:value-type="string">
            <text:p>UBS FERRAZÓPOLIS</text:p>
          </table:table-cell>
          <table:table-cell table:style-name="ce121" office:value-type="string" calcext:value-type="string">
            <text:p>Av. Fernando Ferrari, 449</text:p>
          </table:table-cell>
          <table:table-cell table:style-name="ce121" office:value-type="string" calcext:value-type="string">
            <text:p>SAU-10</text:p>
          </table:table-cell>
          <table:table-cell table:number-columns-repeated="58"/>
        </table:table-row>
        <table:table-row table:style-name="ro1">
          <table:covered-table-cell table:style-name="ce204"/>
          <table:covered-table-cell table:style-name="ce115"/>
          <table:table-cell table:style-name="ce113" office:value-type="float" office:value="6" calcext:value-type="float">
            <text:p>6</text:p>
          </table:table-cell>
          <table:table-cell table:style-name="ce121" office:value-type="string" calcext:value-type="string">
            <text:p>UPA SILVINA/FERRAZÓPOLIS</text:p>
          </table:table-cell>
          <table:table-cell table:style-name="ce121" office:value-type="string" calcext:value-type="string">
            <text:p>Av. Dr. José Fornari, 509</text:p>
          </table:table-cell>
          <table:table-cell table:style-name="ce121" office:value-type="string" calcext:value-type="string">
            <text:p>SAU-11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205" office:value-type="float" office:value="6" calcext:value-type="float" table:number-columns-spanned="1" table:number-rows-spanned="20">
            <text:p>6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95" office:value-type="string" calcext:value-type="string">
            <text:p>EQUIPAMENTO EDUCAÇÃO</text:p>
          </table:table-cell>
          <table:table-cell table:style-name="ce181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6"/>
          <table:table-cell table:style-name="ce112" office:value-type="string" calcext:value-type="string" table:number-columns-spanned="1" table:number-rows-spanned="19">
            <text:p>BATISTINI</text:p>
          </table:table-cell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EMEB 1 OCTAVIO EDGARD DE OLIVEIRA</text:p>
          </table:table-cell>
          <table:table-cell table:style-name="ce157" office:value-type="string" calcext:value-type="string">
            <text:p>R. João Saldanha 424</text:p>
          </table:table-cell>
          <table:table-cell table:style-name="ce120" office:value-type="string" calcext:value-type="string">
            <text:p>ED-31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EMEB ANTONIO DOS SANTOS FARIAS</text:p>
          </table:table-cell>
          <table:table-cell table:style-name="ce158" office:value-type="string" calcext:value-type="string">
            <text:p>R. Irati, 11</text:p>
          </table:table-cell>
          <table:table-cell table:style-name="ce120" office:value-type="string" calcext:value-type="string">
            <text:p>ED-32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3" calcext:value-type="float">
            <text:p>3</text:p>
          </table:table-cell>
          <table:table-cell table:style-name="ce121" office:value-type="string" calcext:value-type="string">
            <text:p>EMEB CLEIA MARIA TEURES DE SOUZA </text:p>
          </table:table-cell>
          <table:table-cell table:style-name="ce158" office:value-type="string" calcext:value-type="string">
            <text:p>R. Irati, 2</text:p>
          </table:table-cell>
          <table:table-cell table:style-name="ce120" office:value-type="string" calcext:value-type="string">
            <text:p>ED-33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4" calcext:value-type="float">
            <text:p>4</text:p>
          </table:table-cell>
          <table:table-cell table:style-name="ce121" office:value-type="string" calcext:value-type="string">
            <text:p>EMEB MANOEL DE BARROS</text:p>
          </table:table-cell>
          <table:table-cell table:style-name="ce158" office:value-type="string" calcext:value-type="string">
            <text:p>Rua Canada, 1</text:p>
          </table:table-cell>
          <table:table-cell table:style-name="ce120" office:value-type="string" calcext:value-type="string">
            <text:p>ED-34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5" calcext:value-type="float">
            <text:p>5</text:p>
          </table:table-cell>
          <table:table-cell table:style-name="ce121" office:value-type="string" calcext:value-type="string">
            <text:p>EMEB PROFESSOR WALDEMAR CANCIANI</text:p>
          </table:table-cell>
          <table:table-cell table:style-name="ce158" office:value-type="string" calcext:value-type="string">
            <text:p>R. José Martins Fernandes, 86</text:p>
          </table:table-cell>
          <table:table-cell table:style-name="ce120" office:value-type="string" calcext:value-type="string">
            <text:p>ED-35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6" calcext:value-type="float">
            <text:p>6</text:p>
          </table:table-cell>
          <table:table-cell table:style-name="ce121" office:value-type="string" calcext:value-type="string">
            <text:p>EMEB PAULO MORANDO</text:p>
          </table:table-cell>
          <table:table-cell table:style-name="ce158" office:value-type="string" calcext:value-type="string">
            <text:p>R. José Martins Fernandes, 333</text:p>
          </table:table-cell>
          <table:table-cell table:style-name="ce120" office:value-type="string" calcext:value-type="string">
            <text:p>ED-36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7" calcext:value-type="float">
            <text:p>7</text:p>
          </table:table-cell>
          <table:table-cell table:style-name="ce121" office:value-type="string" calcext:value-type="string">
            <text:p>EMEB DEPUTADO ODEMIR FURLAN</text:p>
          </table:table-cell>
          <table:table-cell table:style-name="ce158" office:value-type="string" calcext:value-type="string">
            <text:p>R. Jandir Carvalho Lanes, 263</text:p>
          </table:table-cell>
          <table:table-cell table:style-name="ce120" office:value-type="string" calcext:value-type="string">
            <text:p>ED-37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8" calcext:value-type="float">
            <text:p>8</text:p>
          </table:table-cell>
          <table:table-cell table:style-name="ce121" office:value-type="string" calcext:value-type="string">
            <text:p>EMEB MARCELO ROBERTO DIAS</text:p>
          </table:table-cell>
          <table:table-cell table:style-name="ce158" office:value-type="string" calcext:value-type="string">
            <text:p>Rua Augusto Venturini, 206</text:p>
          </table:table-cell>
          <table:table-cell table:style-name="ce120" office:value-type="string" calcext:value-type="string">
            <text:p>ED-38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214" office:value-type="float" office:value="9" calcext:value-type="float">
            <text:p>9</text:p>
          </table:table-cell>
          <table:table-cell table:style-name="ce122" office:value-type="string" calcext:value-type="string">
            <text:p>EMEB ISIDRO BATISTINI</text:p>
          </table:table-cell>
          <table:table-cell table:style-name="ce163" office:value-type="string" calcext:value-type="string">
            <text:p>Estr. Galvão Bueno, 5085</text:p>
          </table:table-cell>
          <table:table-cell table:style-name="ce120" office:value-type="string" calcext:value-type="string">
            <text:p>ED-39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95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UBS REPRESA</text:p>
          </table:table-cell>
          <table:table-cell table:style-name="ce157" office:value-type="string" calcext:value-type="string">
            <text:p>R. Irati, 10</text:p>
          </table:table-cell>
          <table:table-cell table:style-name="ce120" office:value-type="string" calcext:value-type="string">
            <text:p>SAU-12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UBS BATISTINI</text:p>
          </table:table-cell>
          <table:table-cell table:style-name="ce158" office:value-type="string" calcext:value-type="string">
            <text:p>R. Manuel Carneiro, 120</text:p>
          </table:table-cell>
          <table:table-cell table:style-name="ce120" office:value-type="string" calcext:value-type="string">
            <text:p>SAU-13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211" office:value-type="float" office:value="11" calcext:value-type="float">
            <text:p>11</text:p>
          </table:table-cell>
          <table:table-cell table:style-name="ce173" table:number-columns-repeated="2"/>
          <table:table-cell table:style-name="ce122"/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COLETA SELETIVA PROJETO NOVO</text:p>
          </table:table-cell>
          <table:table-cell table:style-name="ce195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215" office:value-type="float" office:value="1" calcext:value-type="float">
            <text:p>1</text:p>
          </table:table-cell>
          <table:table-cell table:style-name="ce123" office:value-type="string" calcext:value-type="string">
            <text:p>COLETA SELETIVA BATISTINI</text:p>
          </table:table-cell>
          <table:table-cell table:style-name="ce171" office:value-type="string" calcext:value-type="string">
            <text:p>Rua Ponta Grossa, 617</text:p>
          </table:table-cell>
          <table:table-cell table:style-name="ce123" office:value-type="string" calcext:value-type="string">
            <text:p>COLS-01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95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4">
          <table:covered-table-cell table:style-name="ce206"/>
          <table:covered-table-cell table:style-name="ce211"/>
          <table:table-cell table:style-name="ce216" office:value-type="float" office:value="1" calcext:value-type="float">
            <text:p>1</text:p>
          </table:table-cell>
          <table:table-cell table:style-name="ce124" office:value-type="string" calcext:value-type="string">
            <text:p>Praça João Maia dos Santos </text:p>
          </table:table-cell>
          <table:table-cell table:style-name="ce222" office:value-type="string" calcext:value-type="string">
            <text:p>Rua Acrisiatas, Rua Romanós, Rua Apóstolos</text:p>
          </table:table-cell>
          <table:table-cell table:style-name="ce120" office:value-type="string" calcext:value-type="string">
            <text:p>AUR-05</text:p>
          </table:table-cell>
          <table:table-cell table:number-columns-repeated="58"/>
        </table:table-row>
        <table:table-row table:style-name="ro1">
          <table:covered-table-cell table:style-name="ce206"/>
          <table:covered-table-cell table:style-name="ce211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Praça José Carlos Tavechio</text:p>
          </table:table-cell>
          <table:table-cell table:style-name="ce158" office:value-type="string" calcext:value-type="string">
            <text:p>Rua Opala- Passagem Água Marinhas</text:p>
          </table:table-cell>
          <table:table-cell table:style-name="ce120" office:value-type="string" calcext:value-type="string">
            <text:p>AUR-06</text:p>
          </table:table-cell>
          <table:table-cell table:number-columns-repeated="58"/>
        </table:table-row>
        <table:table-row table:style-name="ro1">
          <table:covered-table-cell table:style-name="ce207"/>
          <table:covered-table-cell table:style-name="ce212"/>
          <table:table-cell table:style-name="ce115" office:value-type="float" office:value="3" calcext:value-type="float">
            <text:p>3</text:p>
          </table:table-cell>
          <table:table-cell table:style-name="ce121" office:value-type="string" calcext:value-type="string">
            <text:p>Praça São Judas Tadeu</text:p>
          </table:table-cell>
          <table:table-cell table:style-name="ce158" office:value-type="string" calcext:value-type="string">
            <text:p>Estr. Galvão Bueno, 5505</text:p>
          </table:table-cell>
          <table:table-cell table:style-name="ce120" office:value-type="string" calcext:value-type="string">
            <text:p>AUR-07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208" office:value-type="float" office:value="13" calcext:value-type="float" table:number-columns-spanned="1" table:number-rows-spanned="10">
            <text:p>13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table-cell table:style-name="ce116" office:value-type="string" calcext:value-type="string" table:number-columns-spanned="1" table:number-rows-spanned="9">
            <text:p>DOS FINCO</text:p>
          </table:table-cell>
          <table:table-cell table:style-name="ce217" office:value-type="float" office:value="1" calcext:value-type="float">
            <text:p>1</text:p>
          </table:table-cell>
          <table:table-cell table:style-name="ce120" office:value-type="string" calcext:value-type="string">
            <text:p>EMEB MARIA JOSÉ RODRIGUES</text:p>
          </table:table-cell>
          <table:table-cell table:style-name="ce120" office:value-type="string" calcext:value-type="string">
            <text:p>Estr. Henrique Rosa, 753 </text:p>
          </table:table-cell>
          <table:table-cell table:style-name="ce120" office:value-type="string" calcext:value-type="string">
            <text:p>ED-40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218" office:value-type="float" office:value="2" calcext:value-type="float">
            <text:p>2</text:p>
          </table:table-cell>
          <table:table-cell table:style-name="ce121" office:value-type="string" calcext:value-type="string">
            <text:p>EMEB PROFESSOR PAULO FREIRE</text:p>
          </table:table-cell>
          <table:table-cell table:style-name="ce121" office:value-type="string" calcext:value-type="string">
            <text:p><text:s/>Estr. Henrique Rosa, 411</text:p>
          </table:table-cell>
          <table:table-cell table:style-name="ce120" office:value-type="string" calcext:value-type="string">
            <text:p>ED-41</text:p>
          </table:table-cell>
          <table:table-cell table:number-columns-repeated="58"/>
        </table:table-row>
        <table:table-row table:style-name="ro7">
          <table:covered-table-cell table:style-name="ce209"/>
          <table:covered-table-cell table:style-name="ce113"/>
          <table:table-cell table:style-name="ce218" office:value-type="float" office:value="3" calcext:value-type="float">
            <text:p>3</text:p>
          </table:table-cell>
          <table:table-cell table:style-name="ce127" office:value-type="string" calcext:value-type="string">
            <text:p>EMEB PROFESSORA SONIA REGINA HERNANDEZ DE LIMA</text:p>
          </table:table-cell>
          <table:table-cell table:style-name="ce223" office:value-type="string" calcext:value-type="string">
            <text:p>R. Antônio Demarchi-Gaia (Jd Brooklin) 4 </text:p>
          </table:table-cell>
          <table:table-cell table:style-name="ce124" office:value-type="string" calcext:value-type="string">
            <text:p>ED-42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219" office:value-type="float" office:value="4" calcext:value-type="float">
            <text:p>4</text:p>
          </table:table-cell>
          <table:table-cell table:style-name="ce122" office:value-type="string" calcext:value-type="string">
            <text:p>EMEB HELENA ZANFELICI DA SILVA</text:p>
          </table:table-cell>
          <table:table-cell table:style-name="ce122" office:value-type="string" calcext:value-type="string">
            <text:p>R. José Farhat, 80</text:p>
          </table:table-cell>
          <table:table-cell table:style-name="ce120" office:value-type="string" calcext:value-type="string">
            <text:p>ED-43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217" office:value-type="float" office:value="1" calcext:value-type="float">
            <text:p>1</text:p>
          </table:table-cell>
          <table:table-cell table:style-name="ce120" office:value-type="string" calcext:value-type="string">
            <text:p>UBS FINCO</text:p>
          </table:table-cell>
          <table:table-cell table:style-name="ce120" office:value-type="string" calcext:value-type="string">
            <text:p>R. Fortunato Benevenuto Finco, 151</text:p>
          </table:table-cell>
          <table:table-cell table:style-name="ce120" office:value-type="string" calcext:value-type="string">
            <text:p>SAU-14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220" office:value-type="float" office:value="5" calcext:value-type="float">
            <text:p>5</text:p>
          </table:table-cell>
          <table:table-cell table:style-name="ce221" table:number-columns-repeated="3"/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7">
          <table:covered-table-cell table:style-name="ce209"/>
          <table:covered-table-cell table:style-name="ce113"/>
          <table:table-cell table:style-name="ce217" office:value-type="float" office:value="1" calcext:value-type="float">
            <text:p>1</text:p>
          </table:table-cell>
          <table:table-cell table:style-name="ce124" office:value-type="string" calcext:value-type="string">
            <text:p>Praça André Zaia</text:p>
          </table:table-cell>
          <table:table-cell table:style-name="ce125" office:value-type="string" calcext:value-type="string">
            <text:p>esquina da Estrada Henrique Rosa com a Rua Tupiniquins.</text:p>
          </table:table-cell>
          <table:table-cell table:style-name="ce120" office:value-type="string" calcext:value-type="string">
            <text:p>AUR-08</text:p>
          </table:table-cell>
          <table:table-cell table:number-columns-repeated="58"/>
        </table:table-row>
        <table:table-row table:style-name="ro1" table:number-rows-repeated="1048515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Print_Area" table:base-cell-address="$Planilha1.$A$1" table:cell-range-address="$'DIA 2'.$A$1:.$F$60" table:range-usable-as="print-range"/>
        </table:named-expressions>
      </table:table>
      <table:table table:name="DIA 3" table:style-name="ta4" table:print-ranges="'DIA 3'.A1:'DIA 3'.F16"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4" table:number-columns-repeated="58" table:default-cell-style-name="Default"/>
        <table:table-row table:style-name="ro1">
          <table:table-cell table:style-name="ce208" office:value-type="float" office:value="15" calcext:value-type="float" table:number-columns-spanned="1" table:number-rows-spanned="16">
            <text:p>15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table-cell table:style-name="ce116" office:value-type="string" calcext:value-type="string" table:number-columns-spanned="1" table:number-rows-spanned="15">
            <text:p>INDEPENDÊNCIA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DOUTOR JOSÉ FERRAZ DE MAGALHÃES CASTRO</text:p>
          </table:table-cell>
          <table:table-cell table:style-name="ce120" office:value-type="string" calcext:value-type="string">
            <text:p>R. Dr. José Ferraz de Magalhães Castro, 155</text:p>
          </table:table-cell>
          <table:table-cell table:style-name="ce120" office:value-type="string" calcext:value-type="string">
            <text:p>ED-44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COELHO NETO</text:p>
          </table:table-cell>
          <table:table-cell table:style-name="ce121" office:value-type="string" calcext:value-type="string">
            <text:p>Av. Joaquim Gonçalves Lêdo, 150</text:p>
          </table:table-cell>
          <table:table-cell table:style-name="ce120" office:value-type="string" calcext:value-type="string">
            <text:p>ED-45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EMEB CASSIANO RICARDO </text:p>
          </table:table-cell>
          <table:table-cell table:style-name="ce121" office:value-type="string" calcext:value-type="string">
            <text:p>Av. Moinho Fabrini, 680</text:p>
          </table:table-cell>
          <table:table-cell table:style-name="ce120" office:value-type="string" calcext:value-type="string">
            <text:p>ED-46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EMEB PROFESSORA MARIA JUSTINA DE CARMARGO</text:p>
          </table:table-cell>
          <table:table-cell table:style-name="ce121" office:value-type="string" calcext:value-type="string">
            <text:p>Rua Antonio Pereira De Matos, 100</text:p>
          </table:table-cell>
          <table:table-cell table:style-name="ce120" office:value-type="string" calcext:value-type="string">
            <text:p>ED-47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5" calcext:value-type="float">
            <text:p>5</text:p>
          </table:table-cell>
          <table:table-cell table:style-name="ce121" office:value-type="string" calcext:value-type="string">
            <text:p>EMEB THALES DE ANDRADE</text:p>
          </table:table-cell>
          <table:table-cell table:style-name="ce121" office:value-type="string" calcext:value-type="string">
            <text:p>R. Austrália, 80</text:p>
          </table:table-cell>
          <table:table-cell table:style-name="ce120" office:value-type="string" calcext:value-type="string">
            <text:p>ED-48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6" calcext:value-type="float">
            <text:p>6</text:p>
          </table:table-cell>
          <table:table-cell table:style-name="ce121" office:value-type="string" calcext:value-type="string">
            <text:p>EMEB AGOSTINHO DOS SANTOS</text:p>
          </table:table-cell>
          <table:table-cell table:style-name="ce121" office:value-type="string" calcext:value-type="string">
            <text:p>R. Austrália, 90</text:p>
          </table:table-cell>
          <table:table-cell table:style-name="ce120" office:value-type="string" calcext:value-type="string">
            <text:p>ED-49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90" office:value-type="float" office:value="7" calcext:value-type="float">
            <text:p>7</text:p>
          </table:table-cell>
          <table:table-cell table:style-name="ce122" office:value-type="string" calcext:value-type="string">
            <text:p>EMEB LOPES TROVÃO</text:p>
          </table:table-cell>
          <table:table-cell table:style-name="ce122" office:value-type="string" calcext:value-type="string">
            <text:p>R. Austrália, 120</text:p>
          </table:table-cell>
          <table:table-cell table:style-name="ce120" office:value-type="string" calcext:value-type="string">
            <text:p>ED-50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UBS VILA ROSA</text:p>
          </table:table-cell>
          <table:table-cell table:style-name="ce120" office:value-type="string" calcext:value-type="string">
            <text:p>Av. Rosa Aizemberg, 613</text:p>
          </table:table-cell>
          <table:table-cell table:style-name="ce120" office:value-type="string" calcext:value-type="string">
            <text:p>SAU-15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77" office:value-type="string" calcext:value-type="string">
            <text:p>EQUIPAMENTO EDUCAÇÃO PROJETO NOV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7">
          <table:covered-table-cell table:style-name="ce209"/>
          <table:covered-table-cell table:style-name="ce113"/>
          <table:table-cell table:style-name="ce224" office:value-type="float" office:value="1" calcext:value-type="float">
            <text:p>1</text:p>
          </table:table-cell>
          <table:table-cell table:style-name="ce226" office:value-type="string" calcext:value-type="string">
            <text:p>Independência - Creche/Integral /E.I</text:p>
          </table:table-cell>
          <table:table-cell table:style-name="ce135" office:value-type="string" calcext:value-type="string">
            <text:p>R. dos Sabiás, 331 - Parque dos Pássaros, CEP 09861-330</text:p>
          </table:table-cell>
          <table:table-cell table:style-name="ce123" office:value-type="string" calcext:value-type="string">
            <text:p>ED-51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COLETA SELETIVA PROJETO NOVO</text:p>
          </table:table-cell>
          <table:table-cell table:style-name="ce152" office:value-type="string" calcext:value-type="string">
            <text:p>ENDEREÇO</text:p>
          </table:table-cell>
          <table:table-cell table:style-name="ce227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225" office:value-type="float" office:value="1" calcext:value-type="float">
            <text:p>1</text:p>
          </table:table-cell>
          <table:table-cell office:value-type="string" calcext:value-type="string">
            <text:p>Indepedência</text:p>
          </table:table-cell>
          <table:table-cell office:value-type="string" calcext:value-type="string">
            <text:p>Rua Isaac Azemberg, 808</text:p>
          </table:table-cell>
          <table:table-cell table:style-name="ce123" office:value-type="string" calcext:value-type="string">
            <text:p>COLS-02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Praça Miguel Postiglione</text:p>
          </table:table-cell>
          <table:table-cell table:style-name="ce168" office:value-type="string" calcext:value-type="string">
            <text:p>Rua Giovanni Zechetti 86</text:p>
          </table:table-cell>
          <table:table-cell table:style-name="ce121" office:value-type="string" calcext:value-type="string">
            <text:p>AUR-10</text:p>
          </table:table-cell>
          <table:table-cell table:number-columns-repeated="58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Print_Area" table:base-cell-address="$Planilha1.$A$1" table:cell-range-address="$'DIA 3'.$A$1:.$F$16" table:range-usable-as="print-range"/>
        </table:named-expressions>
      </table:table>
      <table:table table:name="DIA 4" table:style-name="ta5" table:print-ranges="'DIA 4'.A1:'DIA 4'.F26">
        <table:table-column table:style-name="co14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4" table:number-columns-repeated="58" table:default-cell-style-name="Default"/>
        <table:table-row table:style-name="ro1">
          <table:table-cell table:style-name="ce209" office:value-type="float" office:value="10" calcext:value-type="float" table:number-columns-spanned="1" table:number-rows-spanned="12">
            <text:p>10</text:p>
          </table:table-cell>
          <table:table-cell table:style-name="ce210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table-cell table:style-name="ce113" office:value-type="string" calcext:value-type="string" table:number-columns-spanned="1" table:number-rows-spanned="11">
            <text:p>PAULICEIA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PADRE FIORENTE ELENA</text:p>
          </table:table-cell>
          <table:table-cell table:style-name="ce120" office:value-type="string" calcext:value-type="string">
            <text:p>Rua Dráusio, 900</text:p>
          </table:table-cell>
          <table:table-cell table:style-name="ce120" office:value-type="string" calcext:value-type="string">
            <text:p>ED-52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ESCRITOR JÚLIO ATLAS</text:p>
          </table:table-cell>
          <table:table-cell table:style-name="ce121" office:value-type="string" calcext:value-type="string">
            <text:p>R. Francisco Alves, 1301</text:p>
          </table:table-cell>
          <table:table-cell table:style-name="ce121" office:value-type="string" calcext:value-type="string">
            <text:p>ED-53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EMEB CAETANO DE CAMPOS</text:p>
          </table:table-cell>
          <table:table-cell table:style-name="ce121" office:value-type="string" calcext:value-type="string">
            <text:p>R. Miragaia, 848</text:p>
          </table:table-cell>
          <table:table-cell table:style-name="ce121" office:value-type="string" calcext:value-type="string">
            <text:p>ED-54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EMEB VICENTE DE CARVALHO</text:p>
          </table:table-cell>
          <table:table-cell table:style-name="ce121" office:value-type="string" calcext:value-type="string">
            <text:p>R. Xavier de Tolêdo, 481</text:p>
          </table:table-cell>
          <table:table-cell table:style-name="ce121" office:value-type="string" calcext:value-type="string">
            <text:p>ED-55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90" office:value-type="float" office:value="5" calcext:value-type="float">
            <text:p>5</text:p>
          </table:table-cell>
          <table:table-cell table:style-name="ce122" office:value-type="string" calcext:value-type="string">
            <text:p>EMEB ARLINDO FERREIRA </text:p>
          </table:table-cell>
          <table:table-cell table:style-name="ce122" office:value-type="string" calcext:value-type="string">
            <text:p>R. Xavier de Tolêdo, 521</text:p>
          </table:table-cell>
          <table:table-cell table:style-name="ce122" office:value-type="string" calcext:value-type="string">
            <text:p>ED-56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UPA PAULICÉIA</text:p>
          </table:table-cell>
          <table:table-cell table:style-name="ce120" office:value-type="string" calcext:value-type="string">
            <text:p>R. Miragaia, 834</text:p>
          </table:table-cell>
          <table:table-cell table:style-name="ce120" office:value-type="string" calcext:value-type="string">
            <text:p>SAU-16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UPA PAULICÉIA TABOÃO</text:p>
          </table:table-cell>
          <table:table-cell table:style-name="ce121" office:value-type="string" calcext:value-type="string">
            <text:p>R. Pedro de Tolêdo, 326</text:p>
          </table:table-cell>
          <table:table-cell table:style-name="ce120" office:value-type="string" calcext:value-type="string">
            <text:p>SAU-17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90" office:value-type="float" office:value="3" calcext:value-type="float">
            <text:p>3</text:p>
          </table:table-cell>
          <table:table-cell table:style-name="ce122" office:value-type="string" calcext:value-type="string">
            <text:p>SAMU PAULICÉIA TABOÃO</text:p>
          </table:table-cell>
          <table:table-cell table:style-name="ce121" office:value-type="string" calcext:value-type="string">
            <text:p>R. Pedro de Tolêdo, 326</text:p>
          </table:table-cell>
          <table:table-cell table:style-name="ce120" office:value-type="string" calcext:value-type="string">
            <text:p>SAU-18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247" office:value-type="string" calcext:value-type="string">
            <text:p>ENDEREÇO</text:p>
          </table:table-cell>
          <table:table-cell table:style-name="ce249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09"/>
          <table:covered-table-cell table:style-name="ce113"/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Praça João Segura</text:p>
          </table:table-cell>
          <table:table-cell table:style-name="ce120" office:value-type="string" calcext:value-type="string">
            <text:p>Rua Bom Retiro 535</text:p>
          </table:table-cell>
          <table:table-cell table:style-name="ce120" office:value-type="string" calcext:value-type="string">
            <text:p>AUR-11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228" office:value-type="float" office:value="11" calcext:value-type="float" table:number-columns-spanned="1" table:number-rows-spanned="10">
            <text:p>11</text:p>
          </table:table-cell>
          <table:table-cell table:style-name="ce177" office:value-type="string" calcext:value-type="string">
            <text:p>BAIRRO</text:p>
          </table:table-cell>
          <table:table-cell table:style-name="ce23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19" office:value-type="string" calcext:value-type="string">
            <text:p>ENDEREÇO</text:p>
          </table:table-cell>
          <table:table-cell table:style-name="ce249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29"/>
          <table:table-cell table:style-name="ce114" office:value-type="string" calcext:value-type="string" table:number-columns-spanned="1" table:number-rows-spanned="9">
            <text:p>RIO GRANDE</text:p>
          </table:table-cell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EMEB RIACHO GRANDE </text:p>
          </table:table-cell>
          <table:table-cell table:style-name="ce120" office:value-type="string" calcext:value-type="string">
            <text:p>R. Marcílio Conrado, 700</text:p>
          </table:table-cell>
          <table:table-cell table:style-name="ce120" office:value-type="string" calcext:value-type="string">
            <text:p>ED-57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15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EMEB CECÍLIA OVIVEIRA TURBAY</text:p>
          </table:table-cell>
          <table:table-cell table:style-name="ce121" office:value-type="string" calcext:value-type="string">
            <text:p>R. Marcílio Conrado, 360</text:p>
          </table:table-cell>
          <table:table-cell table:style-name="ce121" office:value-type="string" calcext:value-type="string">
            <text:p>ED-58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15"/>
          <table:table-cell table:style-name="ce115" office:value-type="float" office:value="3" calcext:value-type="float">
            <text:p>3</text:p>
          </table:table-cell>
          <table:table-cell table:style-name="ce121" office:value-type="string" calcext:value-type="string">
            <text:p>EMEB PROFESSORA SUZETE APARECIDA</text:p>
          </table:table-cell>
          <table:table-cell table:style-name="ce121" office:value-type="string" calcext:value-type="string">
            <text:p>R. Sexto Guazeli 171</text:p>
          </table:table-cell>
          <table:table-cell table:style-name="ce121" office:value-type="string" calcext:value-type="string">
            <text:p>ED-59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15"/>
          <table:table-cell table:style-name="ce214" office:value-type="float" office:value="4" calcext:value-type="float">
            <text:p>4</text:p>
          </table:table-cell>
          <table:table-cell table:style-name="ce122" office:value-type="string" calcext:value-type="string">
            <text:p>EMEB BRUNO MASSONE</text:p>
          </table:table-cell>
          <table:table-cell table:style-name="ce122" office:value-type="string" calcext:value-type="string">
            <text:p><text:s/>R. Cintra, 20</text:p>
          </table:table-cell>
          <table:table-cell table:style-name="ce122" office:value-type="string" calcext:value-type="string">
            <text:p>ED-60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76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19" office:value-type="string" calcext:value-type="string">
            <text:p>ENDEREÇO</text:p>
          </table:table-cell>
          <table:table-cell table:style-name="ce249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15"/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SAMU/UPA RIACHO GRANDE</text:p>
          </table:table-cell>
          <table:table-cell table:style-name="ce120" office:value-type="string" calcext:value-type="string">
            <text:p>R. Marcílio Conrado, 333</text:p>
          </table:table-cell>
          <table:table-cell table:style-name="ce120" office:value-type="string" calcext:value-type="string">
            <text:p>SAU-19</text:p>
          </table:table-cell>
          <table:table-cell table:number-columns-repeated="58"/>
        </table:table-row>
        <table:table-row table:style-name="ro1">
          <table:covered-table-cell table:style-name="ce229"/>
          <table:covered-table-cell table:style-name="ce115"/>
          <table:table-cell table:style-name="ce214" office:value-type="float" office:value="2" calcext:value-type="float">
            <text:p>2</text:p>
          </table:table-cell>
          <table:table-cell table:style-name="ce122" office:value-type="string" calcext:value-type="string">
            <text:p>UBS RIACHO GRANDE</text:p>
          </table:table-cell>
          <table:table-cell table:style-name="ce122" office:value-type="string" calcext:value-type="string">
            <text:p>R. Santa Maria, 20</text:p>
          </table:table-cell>
          <table:table-cell table:style-name="ce122" office:value-type="string" calcext:value-type="string">
            <text:p>SAU-20</text:p>
          </table:table-cell>
          <table:table-cell table:number-columns-repeated="58"/>
        </table:table-row>
        <table:table-row table:style-name="ro7">
          <table:covered-table-cell table:style-name="ce229"/>
          <table:covered-table-cell table:style-name="ce176"/>
          <table:table-cell table:style-name="ce188" office:value-type="string" calcext:value-type="string">
            <text:p>NÚMERO</text:p>
          </table:table-cell>
          <table:table-cell table:style-name="ce237" office:value-type="string" calcext:value-type="string">
            <text:p>EQUIPAMENTO EDUCAÇÃO PROJETO NOVO</text:p>
          </table:table-cell>
          <table:table-cell table:style-name="ce248" office:value-type="string" calcext:value-type="string">
            <text:p>ENDEREÇO</text:p>
          </table:table-cell>
          <table:table-cell table:style-name="ce250" office:value-type="string" calcext:value-type="string">
            <text:p>COD DO LOCAL </text:p>
          </table:table-cell>
          <table:table-cell table:number-columns-repeated="58"/>
        </table:table-row>
        <table:table-row table:style-name="ro7">
          <table:covered-table-cell table:style-name="ce229"/>
          <table:covered-table-cell table:style-name="ce115"/>
          <table:table-cell table:style-name="ce114" office:value-type="float" office:value="1" calcext:value-type="float">
            <text:p>1</text:p>
          </table:table-cell>
          <table:table-cell table:style-name="ce245" office:value-type="string" calcext:value-type="string">
            <text:p>Rio Grande - E.I/ Fundamental / Integral EMEB GRACILIANO RAMOS</text:p>
          </table:table-cell>
          <table:table-cell table:style-name="ce125" office:value-type="string" calcext:value-type="string">
            <text:p>R. João D'Ângelo, 71 - Vila do Rio Grande, CEP 09830-350</text:p>
          </table:table-cell>
          <table:table-cell table:style-name="ce120" office:value-type="string" calcext:value-type="string">
            <text:p>ED-61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225"/>
          <table:table-cell table:number-columns-repeated="61"/>
        </table:table-row>
        <table:table-row table:style-name="ro1">
          <table:table-cell table:style-name="ce231" office:value-type="float" office:value="12" calcext:value-type="float" table:number-columns-spanned="1" table:number-rows-spanned="2">
            <text:p>12</text:p>
          </table:table-cell>
          <table:table-cell table:style-name="ce177" office:value-type="string" calcext:value-type="string">
            <text:p>BAIRRO</text:p>
          </table:table-cell>
          <table:table-cell table:style-name="ce189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32"/>
          <table:table-cell table:style-name="ce114" office:value-type="string" calcext:value-type="string">
            <text:p>TABOÃO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Praça José Pino Cassetari</text:p>
          </table:table-cell>
          <table:table-cell table:style-name="ce120" office:value-type="string" calcext:value-type="string">
            <text:p>Rua Neuchatel , 270</text:p>
          </table:table-cell>
          <table:table-cell table:style-name="ce120" office:value-type="string" calcext:value-type="string">
            <text:p>AUR-12</text:p>
          </table:table-cell>
          <table:table-cell table:number-columns-repeated="58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Print_Area" table:base-cell-address="$Planilha1.$A$1" table:cell-range-address="$'DIA 4'.$A$1:.$F$26" table:range-usable-as="print-range"/>
        </table:named-expressions>
      </table:table>
      <table:named-expressions/>
      <table:database-ranges>
        <table:database-range table:name="__Anonymous_Sheet_DB__0" table:target-range-address="Planilha1.A1:Planilha1.J10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">
      <number:number number:decimal-places="1" loext:min-decimal-places="1" number:min-integer-digits="1"/>
    </number:number-style>
    <number:number-style style:name="N147">
      <number:number number:decimal-places="3" loext:min-decimal-places="3" number:min-integer-digits="1" number:grouping="true"/>
    </number:number-style>
    <number:number-style style:name="N148">
      <number:number number:decimal-places="4" loext:min-decimal-places="4" number:min-integer-digits="1" number:grouping="true"/>
    </number:number-style>
    <number:number-style style:name="N149">
      <number:number number:decimal-places="5" loext:min-decimal-places="5" number:min-integer-digits="1" number:grouping="true"/>
    </number:number-style>
    <number:number-style style:name="N150">
      <number:number number:decimal-places="6" loext:min-decimal-places="6" number:min-integer-digits="1" number:grouping="true"/>
    </number:number-style>
    <number:number-style style:name="N151">
      <number:number number:decimal-places="7" loext:min-decimal-places="7" number:min-integer-digits="1" number:grouping="true"/>
    </number:number-style>
    <number:number-style style:name="N152">
      <number:number number:decimal-places="8" loext:min-decimal-places="8" number:min-integer-digits="1" number:grouping="true"/>
    </number:number-style>
    <number:number-style style:name="N153">
      <number:number number:decimal-places="9" loext:min-decimal-places="9" number:min-integer-digits="1" number:grouping="true"/>
    </number:number-style>
    <number:number-style style:name="N154">
      <number:number number:decimal-places="3" loext:min-decimal-places="3" number:min-integer-digits="1"/>
    </number:number-style>
    <number:number-style style:name="N155">
      <number:number number:decimal-places="4" loext:min-decimal-places="4" number:min-integer-digits="1"/>
    </number:number-style>
    <number:number-style style:name="N156">
      <number:number number:decimal-places="5" loext:min-decimal-places="5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7" loext:min-decimal-places="7" number:min-integer-digits="1"/>
    </number:number-style>
    <number:number-style style:name="N159">
      <number:number number:decimal-places="8" loext:min-decimal-places="8" number:min-integer-digits="1"/>
    </number:number-style>
    <number:number-style style:name="N160">
      <number:number number:decimal-places="9" loext:min-decimal-places="9" number:min-integer-digits="1"/>
    </number:number-style>
    <number:number-style style:name="N161">
      <number:number number:decimal-places="10" loext:min-decimal-places="10" number:min-integer-digits="1"/>
    </number:number-style>
    <number:number-style style:name="N162">
      <number:number number:decimal-places="11" loext:min-decimal-places="11" number:min-integer-digits="1"/>
    </number:number-style>
    <number:number-style style:name="N163">
      <number:number number:decimal-places="12" loext:min-decimal-places="12" number:min-integer-digits="1"/>
    </number:number-style>
    <number:number-style style:name="N164">
      <number:number number:decimal-places="13" loext:min-decimal-places="13" number:min-integer-digits="1"/>
    </number:number-style>
    <number:number-style style:name="N165">
      <number:number number:decimal-places="14" loext:min-decimal-places="14" number:min-integer-digits="1"/>
    </number:number-style>
    <number:number-style style:name="N166">
      <number:number number:decimal-places="15" loext:min-decimal-places="15" number:min-integer-digits="1"/>
    </number:number-style>
    <number:number-style style:name="N167">
      <number:number number:decimal-places="16" loext:min-decimal-places="16" number:min-integer-digits="1"/>
    </number:number-style>
    <number:number-style style:name="N168">
      <number:number number:decimal-places="17" loext:min-decimal-places="17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6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86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7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page-width="29.7cm" fo:page-height="21.001cm" style:num-format="1" style:print-orientation="landscape" fo:margin-top="2cm" fo:margin-bottom="2cm" fo:margin-left="1.3cm" fo:margin-right="1.3cm" style:print-page-order="ttb" style:first-page-number="continue" style:scale-to="74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09:36:40.17551382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_20_3" style:display-name="PageStyle_DIA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A_20_4" style:display-name="PageStyle_DIA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IA_20_2" style:display-name="PageStyle_DIA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DIA_20_1" style:display-name="PageStyle_DIA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LANALNOTE-01</meta:initial-creator>
    <meta:print-date>2020-12-09T18:15:38</meta:print-date>
    <meta:creation-date>2020-12-04T12:44:38</meta:creation-date>
    <dc:date>2021-02-08T10:07:59.783862657</dc:date>
    <meta:generator>LibreOffice/6.4.6.2$Linux_X86_64 LibreOffice_project/40$Build-2</meta:generator>
    <meta:editing-duration>PT3H35M17S</meta:editing-duration>
    <meta:editing-cycles>37</meta:editing-cycles>
    <meta:document-statistic meta:table-count="5" meta:cell-count="168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qrichtext" meta:value-type="string">1</meta:user-defined>
  </office:meta>
</office:document-meta>
</file>